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19cm"/>
    </style:style>
    <style:style style:name="co5" style:family="table-column">
      <style:table-column-properties fo:break-before="auto" style:column-width="3.067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Default" office:value-type="string">
            <text:p>Mesure effectuée le 31/03/2014 à 15:40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exl 116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itesse 0.1mm/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ction 0.10mm2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01">
            <text:p>0,001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74.955963">
            <text:p>74,955963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07496">
            <text:p>0,00749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4.955963">
            <text:p>74,955963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07496">
            <text:p>0,00749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0812">
            <text:p>0,0081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0812">
            <text:p>0,0081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8">
            <text:p>-0,003228</text:p>
          </table:table-cell>
          <table:table-cell office:value-type="float" office:value="-0.003191">
            <text:p>-0,003191</text:p>
          </table:table-cell>
          <table:table-cell office:value-type="float" office:value="0.00812">
            <text:p>0,0081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812">
            <text:p>0,0081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06246">
            <text:p>0,00624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06246">
            <text:p>0,00624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4.955963">
            <text:p>74,95596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07496">
            <text:p>0,00749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4.955963">
            <text:p>74,95596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7496">
            <text:p>0,00749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812">
            <text:p>0,0081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31">
            <text:p>-0,003231</text:p>
          </table:table-cell>
          <table:table-cell office:value-type="float" office:value="-0.003191">
            <text:p>-0,003191</text:p>
          </table:table-cell>
          <table:table-cell office:value-type="float" office:value="0.00812">
            <text:p>0,0081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00812">
            <text:p>0,0081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2">
            <text:p>-0,003222</text:p>
          </table:table-cell>
          <table:table-cell office:value-type="float" office:value="-0.003195">
            <text:p>-0,003195</text:p>
          </table:table-cell>
          <table:table-cell office:value-type="float" office:value="0.00812">
            <text:p>0,0081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4.955963">
            <text:p>74,95596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7496">
            <text:p>0,007496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74.955963">
            <text:p>74,95596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7496">
            <text:p>0,007496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0812">
            <text:p>0,0081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0812">
            <text:p>0,0081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74.955963">
            <text:p>74,955963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07496">
            <text:p>0,00749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4.955963">
            <text:p>74,955963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07496">
            <text:p>0,00749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812">
            <text:p>0,0081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812">
            <text:p>0,00812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812">
            <text:p>0,0081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812">
            <text:p>0,00812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3.694954">
            <text:p>93,69495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9369">
            <text:p>0,009369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3.694954">
            <text:p>93,694954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09369">
            <text:p>0,009369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812">
            <text:p>0,00812</text:p>
          </table:table-cell>
          <table:table-cell office:value-type="float" office:value="-0.007353">
            <text:p>-0,007353</text:p>
          </table:table-cell>
          <table:table-cell table:number-columns-repeated="1019"/>
        </table:table-row>
        <table:table-row table:style-name="ro1">
          <table:table-cell office:value-type="float" office:value="81.202293">
            <text:p>81,20229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812">
            <text:p>0,00812</text:p>
          </table:table-cell>
          <table:table-cell office:value-type="float" office:value="-0.007353">
            <text:p>-0,007353</text:p>
          </table:table-cell>
          <table:table-cell table:number-columns-repeated="1019"/>
        </table:table-row>
        <table:table-row table:style-name="ro1">
          <table:table-cell office:value-type="float" office:value="93.694954">
            <text:p>93,694954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09369">
            <text:p>0,009369</text:p>
          </table:table-cell>
          <table:table-cell office:value-type="float" office:value="-0.032941">
            <text:p>-0,032941</text:p>
          </table:table-cell>
          <table:table-cell table:number-columns-repeated="1019"/>
        </table:table-row>
        <table:table-row table:style-name="ro1">
          <table:table-cell office:value-type="float" office:value="93.694954">
            <text:p>93,69495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9369">
            <text:p>0,009369</text:p>
          </table:table-cell>
          <table:table-cell office:value-type="float" office:value="-0.032941">
            <text:p>-0,032941</text:p>
          </table:table-cell>
          <table:table-cell table:number-columns-repeated="1019"/>
        </table:table-row>
        <table:table-row table:style-name="ro1">
          <table:table-cell office:value-type="float" office:value="112.433945">
            <text:p>112,43394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11243">
            <text:p>0,011243</text:p>
          </table:table-cell>
          <table:table-cell office:value-type="float" office:value="-0.056765">
            <text:p>-0,056765</text:p>
          </table:table-cell>
          <table:table-cell table:number-columns-repeated="1019"/>
        </table:table-row>
        <table:table-row table:style-name="ro1">
          <table:table-cell office:value-type="float" office:value="112.433945">
            <text:p>112,43394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11243">
            <text:p>0,011243</text:p>
          </table:table-cell>
          <table:table-cell office:value-type="float" office:value="-0.056765">
            <text:p>-0,056765</text:p>
          </table:table-cell>
          <table:table-cell table:number-columns-repeated="1019"/>
        </table:table-row>
        <table:table-row table:style-name="ro1">
          <table:table-cell office:value-type="float" office:value="118.680275">
            <text:p>118,680275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011868">
            <text:p>0,011868</text:p>
          </table:table-cell>
          <table:table-cell office:value-type="float" office:value="-0.079706">
            <text:p>-0,079706</text:p>
          </table:table-cell>
          <table:table-cell table:number-columns-repeated="1019"/>
        </table:table-row>
        <table:table-row table:style-name="ro1">
          <table:table-cell office:value-type="float" office:value="118.680275">
            <text:p>118,680275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011868">
            <text:p>0,011868</text:p>
          </table:table-cell>
          <table:table-cell office:value-type="float" office:value="-0.079706">
            <text:p>-0,079706</text:p>
          </table:table-cell>
          <table:table-cell table:number-columns-repeated="1019"/>
        </table:table-row>
        <table:table-row table:style-name="ro1">
          <table:table-cell office:value-type="float" office:value="112.433945">
            <text:p>112,43394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11243">
            <text:p>0,011243</text:p>
          </table:table-cell>
          <table:table-cell office:value-type="float" office:value="-0.1">
            <text:p>-0,1</text:p>
          </table:table-cell>
          <table:table-cell table:number-columns-repeated="1019"/>
        </table:table-row>
        <table:table-row table:style-name="ro1">
          <table:table-cell office:value-type="float" office:value="112.433945">
            <text:p>112,43394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11243">
            <text:p>0,011243</text:p>
          </table:table-cell>
          <table:table-cell office:value-type="float" office:value="-0.1">
            <text:p>-0,1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12493">
            <text:p>0,012493</text:p>
          </table:table-cell>
          <table:table-cell office:value-type="float" office:value="-0.119706">
            <text:p>-0,119706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12493">
            <text:p>0,012493</text:p>
          </table:table-cell>
          <table:table-cell office:value-type="float" office:value="-0.119706">
            <text:p>-0,119706</text:p>
          </table:table-cell>
          <table:table-cell table:number-columns-repeated="1019"/>
        </table:table-row>
        <table:table-row table:style-name="ro1">
          <table:table-cell office:value-type="float" office:value="137.419266">
            <text:p>137,41926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13742">
            <text:p>0,013742</text:p>
          </table:table-cell>
          <table:table-cell office:value-type="float" office:value="-0.138824">
            <text:p>-0,138824</text:p>
          </table:table-cell>
          <table:table-cell table:number-columns-repeated="1019"/>
        </table:table-row>
        <table:table-row table:style-name="ro1">
          <table:table-cell office:value-type="float" office:value="137.419266">
            <text:p>137,419266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13742">
            <text:p>0,013742</text:p>
          </table:table-cell>
          <table:table-cell office:value-type="float" office:value="-0.138824">
            <text:p>-0,138824</text:p>
          </table:table-cell>
          <table:table-cell table:number-columns-repeated="1019"/>
        </table:table-row>
        <table:table-row table:style-name="ro1">
          <table:table-cell office:value-type="float" office:value="143.665604">
            <text:p>143,665604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14367">
            <text:p>0,014367</text:p>
          </table:table-cell>
          <table:table-cell office:value-type="float" office:value="-0.158529">
            <text:p>-0,158529</text:p>
          </table:table-cell>
          <table:table-cell table:number-columns-repeated="1019"/>
        </table:table-row>
        <table:table-row table:style-name="ro1">
          <table:table-cell office:value-type="float" office:value="143.665604">
            <text:p>143,665604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014367">
            <text:p>0,014367</text:p>
          </table:table-cell>
          <table:table-cell office:value-type="float" office:value="-0.158529">
            <text:p>-0,158529</text:p>
          </table:table-cell>
          <table:table-cell table:number-columns-repeated="1019"/>
        </table:table-row>
        <table:table-row table:style-name="ro1">
          <table:table-cell office:value-type="float" office:value="162.404587">
            <text:p>162,404587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01624">
            <text:p>0,01624</text:p>
          </table:table-cell>
          <table:table-cell office:value-type="float" office:value="-0.178529">
            <text:p>-0,178529</text:p>
          </table:table-cell>
          <table:table-cell table:number-columns-repeated="1019"/>
        </table:table-row>
        <table:table-row table:style-name="ro1">
          <table:table-cell office:value-type="float" office:value="162.404587">
            <text:p>162,40458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1624">
            <text:p>0,01624</text:p>
          </table:table-cell>
          <table:table-cell office:value-type="float" office:value="-0.178529">
            <text:p>-0,178529</text:p>
          </table:table-cell>
          <table:table-cell table:number-columns-repeated="1019"/>
        </table:table-row>
        <table:table-row table:style-name="ro1">
          <table:table-cell office:value-type="float" office:value="174.897247">
            <text:p>174,89724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1749">
            <text:p>0,01749</text:p>
          </table:table-cell>
          <table:table-cell office:value-type="float" office:value="-0.198529">
            <text:p>-0,198529</text:p>
          </table:table-cell>
          <table:table-cell table:number-columns-repeated="1019"/>
        </table:table-row>
        <table:table-row table:style-name="ro1">
          <table:table-cell office:value-type="float" office:value="174.897247">
            <text:p>174,897247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1749">
            <text:p>0,01749</text:p>
          </table:table-cell>
          <table:table-cell office:value-type="float" office:value="-0.198529">
            <text:p>-0,198529</text:p>
          </table:table-cell>
          <table:table-cell table:number-columns-repeated="1019"/>
        </table:table-row>
        <table:table-row table:style-name="ro1">
          <table:table-cell office:value-type="float" office:value="174.897247">
            <text:p>174,89724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1749">
            <text:p>0,01749</text:p>
          </table:table-cell>
          <table:table-cell office:value-type="float" office:value="-0.217353">
            <text:p>-0,217353</text:p>
          </table:table-cell>
          <table:table-cell table:number-columns-repeated="1019"/>
        </table:table-row>
        <table:table-row table:style-name="ro1">
          <table:table-cell office:value-type="float" office:value="174.897247">
            <text:p>174,89724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1749">
            <text:p>0,01749</text:p>
          </table:table-cell>
          <table:table-cell office:value-type="float" office:value="-0.217353">
            <text:p>-0,217353</text:p>
          </table:table-cell>
          <table:table-cell table:number-columns-repeated="1019"/>
        </table:table-row>
        <table:table-row table:style-name="ro1">
          <table:table-cell office:value-type="float" office:value="187.389908">
            <text:p>187,389908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18739">
            <text:p>0,018739</text:p>
          </table:table-cell>
          <table:table-cell office:value-type="float" office:value="-0.237059">
            <text:p>-0,237059</text:p>
          </table:table-cell>
          <table:table-cell table:number-columns-repeated="1019"/>
        </table:table-row>
        <table:table-row table:style-name="ro1">
          <table:table-cell office:value-type="float" office:value="187.389908">
            <text:p>187,389908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18739">
            <text:p>0,018739</text:p>
          </table:table-cell>
          <table:table-cell office:value-type="float" office:value="-0.237059">
            <text:p>-0,237059</text:p>
          </table:table-cell>
          <table:table-cell table:number-columns-repeated="1019"/>
        </table:table-row>
        <table:table-row table:style-name="ro1">
          <table:table-cell office:value-type="float" office:value="199.882568">
            <text:p>199,882568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19988">
            <text:p>0,019988</text:p>
          </table:table-cell>
          <table:table-cell office:value-type="float" office:value="-0.256765">
            <text:p>-0,256765</text:p>
          </table:table-cell>
          <table:table-cell table:number-columns-repeated="1019"/>
        </table:table-row>
        <table:table-row table:style-name="ro1">
          <table:table-cell office:value-type="float" office:value="199.882568">
            <text:p>199,88256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19988">
            <text:p>0,019988</text:p>
          </table:table-cell>
          <table:table-cell office:value-type="float" office:value="-0.256765">
            <text:p>-0,256765</text:p>
          </table:table-cell>
          <table:table-cell table:number-columns-repeated="1019"/>
        </table:table-row>
        <table:table-row table:style-name="ro1">
          <table:table-cell office:value-type="float" office:value="212.375229">
            <text:p>212,37522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21238">
            <text:p>0,021238</text:p>
          </table:table-cell>
          <table:table-cell office:value-type="float" office:value="-0.275882">
            <text:p>-0,275882</text:p>
          </table:table-cell>
          <table:table-cell table:number-columns-repeated="1019"/>
        </table:table-row>
        <table:table-row table:style-name="ro1">
          <table:table-cell office:value-type="float" office:value="212.375229">
            <text:p>212,37522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21238">
            <text:p>0,021238</text:p>
          </table:table-cell>
          <table:table-cell office:value-type="float" office:value="-0.275882">
            <text:p>-0,275882</text:p>
          </table:table-cell>
          <table:table-cell table:number-columns-repeated="1019"/>
        </table:table-row>
        <table:table-row table:style-name="ro1">
          <table:table-cell office:value-type="float" office:value="224.867889">
            <text:p>224,86788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22487">
            <text:p>0,022487</text:p>
          </table:table-cell>
          <table:table-cell office:value-type="float" office:value="-0.296765">
            <text:p>-0,296765</text:p>
          </table:table-cell>
          <table:table-cell table:number-columns-repeated="1019"/>
        </table:table-row>
        <table:table-row table:style-name="ro1">
          <table:table-cell office:value-type="float" office:value="224.867889">
            <text:p>224,86788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22487">
            <text:p>0,022487</text:p>
          </table:table-cell>
          <table:table-cell office:value-type="float" office:value="-0.296765">
            <text:p>-0,296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21862">
            <text:p>0,021862</text:p>
          </table:table-cell>
          <table:table-cell office:value-type="float" office:value="-0.316765">
            <text:p>-0,316765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21862">
            <text:p>0,021862</text:p>
          </table:table-cell>
          <table:table-cell office:value-type="float" office:value="-0.316765">
            <text:p>-0,316765</text:p>
          </table:table-cell>
          <table:table-cell table:number-columns-repeated="1019"/>
        </table:table-row>
        <table:table-row table:style-name="ro1">
          <table:table-cell office:value-type="float" office:value="231.114227">
            <text:p>231,11422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23111">
            <text:p>0,023111</text:p>
          </table:table-cell>
          <table:table-cell office:value-type="float" office:value="-0.335588">
            <text:p>-0,335588</text:p>
          </table:table-cell>
          <table:table-cell table:number-columns-repeated="1019"/>
        </table:table-row>
        <table:table-row table:style-name="ro1">
          <table:table-cell office:value-type="float" office:value="231.114227">
            <text:p>231,114227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23111">
            <text:p>0,023111</text:p>
          </table:table-cell>
          <table:table-cell office:value-type="float" office:value="-0.335588">
            <text:p>-0,335588</text:p>
          </table:table-cell>
          <table:table-cell table:number-columns-repeated="1019"/>
        </table:table-row>
        <table:table-row table:style-name="ro1">
          <table:table-cell office:value-type="float" office:value="249.85321">
            <text:p>249,8532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24985">
            <text:p>0,024985</text:p>
          </table:table-cell>
          <table:table-cell office:value-type="float" office:value="-0.358529">
            <text:p>-0,358529</text:p>
          </table:table-cell>
          <table:table-cell table:number-columns-repeated="1019"/>
        </table:table-row>
        <table:table-row table:style-name="ro1">
          <table:table-cell office:value-type="float" office:value="249.85321">
            <text:p>249,8532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24985">
            <text:p>0,024985</text:p>
          </table:table-cell>
          <table:table-cell office:value-type="float" office:value="-0.358529">
            <text:p>-0,358529</text:p>
          </table:table-cell>
          <table:table-cell table:number-columns-repeated="1019"/>
        </table:table-row>
        <table:table-row table:style-name="ro1">
          <table:table-cell office:value-type="float" office:value="243.606888">
            <text:p>243,60688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24361">
            <text:p>0,024361</text:p>
          </table:table-cell>
          <table:table-cell office:value-type="float" office:value="-0.377941">
            <text:p>-0,377941</text:p>
          </table:table-cell>
          <table:table-cell table:number-columns-repeated="1019"/>
        </table:table-row>
        <table:table-row table:style-name="ro1">
          <table:table-cell office:value-type="float" office:value="243.606888">
            <text:p>243,60688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24361">
            <text:p>0,024361</text:p>
          </table:table-cell>
          <table:table-cell office:value-type="float" office:value="-0.377941">
            <text:p>-0,377941</text:p>
          </table:table-cell>
          <table:table-cell table:number-columns-repeated="1019"/>
        </table:table-row>
        <table:table-row table:style-name="ro1">
          <table:table-cell office:value-type="float" office:value="256.099548">
            <text:p>256,099548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2561">
            <text:p>0,02561</text:p>
          </table:table-cell>
          <table:table-cell office:value-type="float" office:value="-0.396765">
            <text:p>-0,396765</text:p>
          </table:table-cell>
          <table:table-cell table:number-columns-repeated="1019"/>
        </table:table-row>
        <table:table-row table:style-name="ro1">
          <table:table-cell office:value-type="float" office:value="256.099548">
            <text:p>256,099548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2561">
            <text:p>0,02561</text:p>
          </table:table-cell>
          <table:table-cell office:value-type="float" office:value="-0.396765">
            <text:p>-0,396765</text:p>
          </table:table-cell>
          <table:table-cell table:number-columns-repeated="1019"/>
        </table:table-row>
        <table:table-row table:style-name="ro1">
          <table:table-cell office:value-type="float" office:value="268.592194">
            <text:p>268,59219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26859">
            <text:p>0,026859</text:p>
          </table:table-cell>
          <table:table-cell office:value-type="float" office:value="-0.416471">
            <text:p>-0,416471</text:p>
          </table:table-cell>
          <table:table-cell table:number-columns-repeated="1019"/>
        </table:table-row>
        <table:table-row table:style-name="ro1">
          <table:table-cell office:value-type="float" office:value="268.592194">
            <text:p>268,59219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26859">
            <text:p>0,026859</text:p>
          </table:table-cell>
          <table:table-cell office:value-type="float" office:value="-0.416471">
            <text:p>-0,416471</text:p>
          </table:table-cell>
          <table:table-cell table:number-columns-repeated="1019"/>
        </table:table-row>
        <table:table-row table:style-name="ro1">
          <table:table-cell office:value-type="float" office:value="274.838531">
            <text:p>274,838531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27484">
            <text:p>0,027484</text:p>
          </table:table-cell>
          <table:table-cell office:value-type="float" office:value="-0.437353">
            <text:p>-0,437353</text:p>
          </table:table-cell>
          <table:table-cell table:number-columns-repeated="1019"/>
        </table:table-row>
        <table:table-row table:style-name="ro1">
          <table:table-cell office:value-type="float" office:value="274.838531">
            <text:p>274,83853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27484">
            <text:p>0,027484</text:p>
          </table:table-cell>
          <table:table-cell office:value-type="float" office:value="-0.437353">
            <text:p>-0,437353</text:p>
          </table:table-cell>
          <table:table-cell table:number-columns-repeated="1019"/>
        </table:table-row>
        <table:table-row table:style-name="ro1">
          <table:table-cell office:value-type="float" office:value="306.07019">
            <text:p>306,0701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30607">
            <text:p>0,030607</text:p>
          </table:table-cell>
          <table:table-cell office:value-type="float" office:value="-0.456176">
            <text:p>-0,456176</text:p>
          </table:table-cell>
          <table:table-cell table:number-columns-repeated="1019"/>
        </table:table-row>
        <table:table-row table:style-name="ro1">
          <table:table-cell office:value-type="float" office:value="306.07019">
            <text:p>306,0701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30607">
            <text:p>0,030607</text:p>
          </table:table-cell>
          <table:table-cell office:value-type="float" office:value="-0.456176">
            <text:p>-0,456176</text:p>
          </table:table-cell>
          <table:table-cell table:number-columns-repeated="1019"/>
        </table:table-row>
        <table:table-row table:style-name="ro1">
          <table:table-cell office:value-type="float" office:value="299.823853">
            <text:p>299,823853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29982">
            <text:p>0,029982</text:p>
          </table:table-cell>
          <table:table-cell office:value-type="float" office:value="-0.476471">
            <text:p>-0,476471</text:p>
          </table:table-cell>
          <table:table-cell table:number-columns-repeated="1019"/>
        </table:table-row>
        <table:table-row table:style-name="ro1">
          <table:table-cell office:value-type="float" office:value="299.823853">
            <text:p>299,82385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29982">
            <text:p>0,029982</text:p>
          </table:table-cell>
          <table:table-cell office:value-type="float" office:value="-0.476471">
            <text:p>-0,476471</text:p>
          </table:table-cell>
          <table:table-cell table:number-columns-repeated="1019"/>
        </table:table-row>
        <table:table-row table:style-name="ro1">
          <table:table-cell office:value-type="float" office:value="324.809174">
            <text:p>324,809174</text:p>
          </table:table-cell>
          <table:table-cell office:value-type="float" office:value="-0.003223">
            <text:p>-0,003223</text:p>
          </table:table-cell>
          <table:table-cell office:value-type="float" office:value="-0.003196">
            <text:p>-0,003196</text:p>
          </table:table-cell>
          <table:table-cell office:value-type="float" office:value="0.032481">
            <text:p>0,032481</text:p>
          </table:table-cell>
          <table:table-cell office:value-type="float" office:value="-0.495294">
            <text:p>-0,495294</text:p>
          </table:table-cell>
          <table:table-cell table:number-columns-repeated="1019"/>
        </table:table-row>
        <table:table-row table:style-name="ro1">
          <table:table-cell office:value-type="float" office:value="324.809174">
            <text:p>324,80917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32481">
            <text:p>0,032481</text:p>
          </table:table-cell>
          <table:table-cell office:value-type="float" office:value="-0.495294">
            <text:p>-0,495294</text:p>
          </table:table-cell>
          <table:table-cell table:number-columns-repeated="1019"/>
        </table:table-row>
        <table:table-row table:style-name="ro1">
          <table:table-cell office:value-type="float" office:value="318.562836">
            <text:p>318,56283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31856">
            <text:p>0,031856</text:p>
          </table:table-cell>
          <table:table-cell office:value-type="float" office:value="-0.516176">
            <text:p>-0,516176</text:p>
          </table:table-cell>
          <table:table-cell table:number-columns-repeated="1019"/>
        </table:table-row>
        <table:table-row table:style-name="ro1">
          <table:table-cell office:value-type="float" office:value="318.562836">
            <text:p>318,562836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031856">
            <text:p>0,031856</text:p>
          </table:table-cell>
          <table:table-cell office:value-type="float" office:value="-0.516176">
            <text:p>-0,516176</text:p>
          </table:table-cell>
          <table:table-cell table:number-columns-repeated="1019"/>
        </table:table-row>
        <table:table-row table:style-name="ro1">
          <table:table-cell office:value-type="float" office:value="324.809174">
            <text:p>324,80917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32481">
            <text:p>0,032481</text:p>
          </table:table-cell>
          <table:table-cell office:value-type="float" office:value="-0.535588">
            <text:p>-0,535588</text:p>
          </table:table-cell>
          <table:table-cell table:number-columns-repeated="1019"/>
        </table:table-row>
        <table:table-row table:style-name="ro1">
          <table:table-cell office:value-type="float" office:value="324.809174">
            <text:p>324,80917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32481">
            <text:p>0,032481</text:p>
          </table:table-cell>
          <table:table-cell office:value-type="float" office:value="-0.535588">
            <text:p>-0,535588</text:p>
          </table:table-cell>
          <table:table-cell table:number-columns-repeated="1019"/>
        </table:table-row>
        <table:table-row table:style-name="ro1">
          <table:table-cell office:value-type="float" office:value="331.055511">
            <text:p>331,05551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33106">
            <text:p>0,033106</text:p>
          </table:table-cell>
          <table:table-cell office:value-type="float" office:value="-0.555">
            <text:p>-0,555</text:p>
          </table:table-cell>
          <table:table-cell table:number-columns-repeated="1019"/>
        </table:table-row>
        <table:table-row table:style-name="ro1">
          <table:table-cell office:value-type="float" office:value="331.055511">
            <text:p>331,05551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33106">
            <text:p>0,033106</text:p>
          </table:table-cell>
          <table:table-cell office:value-type="float" office:value="-0.555">
            <text:p>-0,555</text:p>
          </table:table-cell>
          <table:table-cell table:number-columns-repeated="1019"/>
        </table:table-row>
        <table:table-row table:style-name="ro1">
          <table:table-cell office:value-type="float" office:value="343.548157">
            <text:p>343,54815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34355">
            <text:p>0,034355</text:p>
          </table:table-cell>
          <table:table-cell office:value-type="float" office:value="-0.575588">
            <text:p>-0,575588</text:p>
          </table:table-cell>
          <table:table-cell table:number-columns-repeated="1019"/>
        </table:table-row>
        <table:table-row table:style-name="ro1">
          <table:table-cell office:value-type="float" office:value="343.548157">
            <text:p>343,54815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34355">
            <text:p>0,034355</text:p>
          </table:table-cell>
          <table:table-cell office:value-type="float" office:value="-0.575588">
            <text:p>-0,575588</text:p>
          </table:table-cell>
          <table:table-cell table:number-columns-repeated="1019"/>
        </table:table-row>
        <table:table-row table:style-name="ro1">
          <table:table-cell office:value-type="float" office:value="343.548157">
            <text:p>343,54815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34355">
            <text:p>0,034355</text:p>
          </table:table-cell>
          <table:table-cell office:value-type="float" office:value="-0.596765">
            <text:p>-0,596765</text:p>
          </table:table-cell>
          <table:table-cell table:number-columns-repeated="1019"/>
        </table:table-row>
        <table:table-row table:style-name="ro1">
          <table:table-cell office:value-type="float" office:value="356.040833">
            <text:p>356,040833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35604">
            <text:p>0,035604</text:p>
          </table:table-cell>
          <table:table-cell office:value-type="float" office:value="-0.612353">
            <text:p>-0,612353</text:p>
          </table:table-cell>
          <table:table-cell table:number-columns-repeated="1019"/>
        </table:table-row>
        <table:table-row table:style-name="ro1">
          <table:table-cell office:value-type="float" office:value="362.28717">
            <text:p>362,28717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36229">
            <text:p>0,036229</text:p>
          </table:table-cell>
          <table:table-cell office:value-type="float" office:value="-0.612353">
            <text:p>-0,612353</text:p>
          </table:table-cell>
          <table:table-cell table:number-columns-repeated="1019"/>
        </table:table-row>
        <table:table-row table:style-name="ro1">
          <table:table-cell office:value-type="float" office:value="362.28717">
            <text:p>362,28717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036229">
            <text:p>0,036229</text:p>
          </table:table-cell>
          <table:table-cell office:value-type="float" office:value="-0.612353">
            <text:p>-0,612353</text:p>
          </table:table-cell>
          <table:table-cell table:number-columns-repeated="1019"/>
        </table:table-row>
        <table:table-row table:style-name="ro1">
          <table:table-cell office:value-type="float" office:value="362.28717">
            <text:p>362,28717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036229">
            <text:p>0,036229</text:p>
          </table:table-cell>
          <table:table-cell office:value-type="float" office:value="-0.633529">
            <text:p>-0,633529</text:p>
          </table:table-cell>
          <table:table-cell table:number-columns-repeated="1019"/>
        </table:table-row>
        <table:table-row table:style-name="ro1">
          <table:table-cell office:value-type="float" office:value="368.533478">
            <text:p>368,533478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036853">
            <text:p>0,036853</text:p>
          </table:table-cell>
          <table:table-cell office:value-type="float" office:value="-0.633529">
            <text:p>-0,633529</text:p>
          </table:table-cell>
          <table:table-cell table:number-columns-repeated="1019"/>
        </table:table-row>
        <table:table-row table:style-name="ro1">
          <table:table-cell office:value-type="float" office:value="368.533478">
            <text:p>368,533478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036853">
            <text:p>0,036853</text:p>
          </table:table-cell>
          <table:table-cell office:value-type="float" office:value="-0.633529">
            <text:p>-0,633529</text:p>
          </table:table-cell>
          <table:table-cell table:number-columns-repeated="1019"/>
        </table:table-row>
        <table:table-row table:style-name="ro1">
          <table:table-cell office:value-type="float" office:value="368.533478">
            <text:p>368,533478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036853">
            <text:p>0,036853</text:p>
          </table:table-cell>
          <table:table-cell office:value-type="float" office:value="-0.665294">
            <text:p>-0,665294</text:p>
          </table:table-cell>
          <table:table-cell table:number-columns-repeated="1019"/>
        </table:table-row>
        <table:table-row table:style-name="ro1">
          <table:table-cell office:value-type="float" office:value="368.533478">
            <text:p>368,533478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36853">
            <text:p>0,036853</text:p>
          </table:table-cell>
          <table:table-cell office:value-type="float" office:value="-0.665294">
            <text:p>-0,665294</text:p>
          </table:table-cell>
          <table:table-cell table:number-columns-repeated="1019"/>
        </table:table-row>
        <table:table-row table:style-name="ro1">
          <table:table-cell office:value-type="float" office:value="368.533478">
            <text:p>368,533478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36853">
            <text:p>0,036853</text:p>
          </table:table-cell>
          <table:table-cell office:value-type="float" office:value="-0.685882">
            <text:p>-0,685882</text:p>
          </table:table-cell>
          <table:table-cell table:number-columns-repeated="1019"/>
        </table:table-row>
        <table:table-row table:style-name="ro1">
          <table:table-cell office:value-type="float" office:value="368.533478">
            <text:p>368,533478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36853">
            <text:p>0,036853</text:p>
          </table:table-cell>
          <table:table-cell office:value-type="float" office:value="-0.685882">
            <text:p>-0,685882</text:p>
          </table:table-cell>
          <table:table-cell table:number-columns-repeated="1019"/>
        </table:table-row>
        <table:table-row table:style-name="ro1">
          <table:table-cell office:value-type="float" office:value="381.026154">
            <text:p>381,026154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38103">
            <text:p>0,038103</text:p>
          </table:table-cell>
          <table:table-cell office:value-type="float" office:value="-0.685882">
            <text:p>-0,685882</text:p>
          </table:table-cell>
          <table:table-cell table:number-columns-repeated="1019"/>
        </table:table-row>
        <table:table-row table:style-name="ro1">
          <table:table-cell office:value-type="float" office:value="381.026154">
            <text:p>381,02615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38103">
            <text:p>0,038103</text:p>
          </table:table-cell>
          <table:table-cell office:value-type="float" office:value="-0.715294">
            <text:p>-0,715294</text:p>
          </table:table-cell>
          <table:table-cell table:number-columns-repeated="1019"/>
        </table:table-row>
        <table:table-row table:style-name="ro1">
          <table:table-cell office:value-type="float" office:value="381.026154">
            <text:p>381,02615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38103">
            <text:p>0,038103</text:p>
          </table:table-cell>
          <table:table-cell office:value-type="float" office:value="-0.715294">
            <text:p>-0,715294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42475">
            <text:p>0,042475</text:p>
          </table:table-cell>
          <table:table-cell office:value-type="float" office:value="-0.735588">
            <text:p>-0,735588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42475">
            <text:p>0,042475</text:p>
          </table:table-cell>
          <table:table-cell office:value-type="float" office:value="-0.735588">
            <text:p>-0,735588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431">
            <text:p>0,0431</text:p>
          </table:table-cell>
          <table:table-cell office:value-type="float" office:value="-0.758235">
            <text:p>-0,758235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431">
            <text:p>0,0431</text:p>
          </table:table-cell>
          <table:table-cell office:value-type="float" office:value="-0.758235">
            <text:p>-0,758235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43724">
            <text:p>0,043724</text:p>
          </table:table-cell>
          <table:table-cell office:value-type="float" office:value="-0.777353">
            <text:p>-0,777353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43724">
            <text:p>0,043724</text:p>
          </table:table-cell>
          <table:table-cell office:value-type="float" office:value="-0.777353">
            <text:p>-0,777353</text:p>
          </table:table-cell>
          <table:table-cell table:number-columns-repeated="1019"/>
        </table:table-row>
        <table:table-row table:style-name="ro1">
          <table:table-cell office:value-type="float" office:value="462.228455">
            <text:p>462,22845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46223">
            <text:p>0,046223</text:p>
          </table:table-cell>
          <table:table-cell office:value-type="float" office:value="-0.796765">
            <text:p>-0,796765</text:p>
          </table:table-cell>
          <table:table-cell table:number-columns-repeated="1019"/>
        </table:table-row>
        <table:table-row table:style-name="ro1">
          <table:table-cell office:value-type="float" office:value="462.228455">
            <text:p>462,228455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46223">
            <text:p>0,046223</text:p>
          </table:table-cell>
          <table:table-cell office:value-type="float" office:value="-0.796765">
            <text:p>-0,796765</text:p>
          </table:table-cell>
          <table:table-cell table:number-columns-repeated="1019"/>
        </table:table-row>
        <table:table-row table:style-name="ro1">
          <table:table-cell office:value-type="float" office:value="455.982117">
            <text:p>455,98211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45598">
            <text:p>0,045598</text:p>
          </table:table-cell>
          <table:table-cell office:value-type="float" office:value="-0.815294">
            <text:p>-0,815294</text:p>
          </table:table-cell>
          <table:table-cell table:number-columns-repeated="1019"/>
        </table:table-row>
        <table:table-row table:style-name="ro1">
          <table:table-cell office:value-type="float" office:value="455.982117">
            <text:p>455,98211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45598">
            <text:p>0,045598</text:p>
          </table:table-cell>
          <table:table-cell office:value-type="float" office:value="-0.815294">
            <text:p>-0,815294</text:p>
          </table:table-cell>
          <table:table-cell table:number-columns-repeated="1019"/>
        </table:table-row>
        <table:table-row table:style-name="ro1">
          <table:table-cell office:value-type="float" office:value="468.474762">
            <text:p>468,474762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46847">
            <text:p>0,046847</text:p>
          </table:table-cell>
          <table:table-cell office:value-type="float" office:value="-0.835882">
            <text:p>-0,835882</text:p>
          </table:table-cell>
          <table:table-cell table:number-columns-repeated="1019"/>
        </table:table-row>
        <table:table-row table:style-name="ro1">
          <table:table-cell office:value-type="float" office:value="468.474762">
            <text:p>468,474762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46847">
            <text:p>0,046847</text:p>
          </table:table-cell>
          <table:table-cell office:value-type="float" office:value="-0.835882">
            <text:p>-0,835882</text:p>
          </table:table-cell>
          <table:table-cell table:number-columns-repeated="1019"/>
        </table:table-row>
        <table:table-row table:style-name="ro1">
          <table:table-cell office:value-type="float" office:value="474.7211">
            <text:p>474,721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47472">
            <text:p>0,047472</text:p>
          </table:table-cell>
          <table:table-cell office:value-type="float" office:value="-0.855">
            <text:p>-0,855</text:p>
          </table:table-cell>
          <table:table-cell table:number-columns-repeated="1019"/>
        </table:table-row>
        <table:table-row table:style-name="ro1">
          <table:table-cell office:value-type="float" office:value="474.7211">
            <text:p>474,7211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47472">
            <text:p>0,047472</text:p>
          </table:table-cell>
          <table:table-cell office:value-type="float" office:value="-0.855">
            <text:p>-0,855</text:p>
          </table:table-cell>
          <table:table-cell table:number-columns-repeated="1019"/>
        </table:table-row>
        <table:table-row table:style-name="ro1">
          <table:table-cell office:value-type="float" office:value="480.967438">
            <text:p>480,967438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48097">
            <text:p>0,048097</text:p>
          </table:table-cell>
          <table:table-cell office:value-type="float" office:value="-0.875294">
            <text:p>-0,875294</text:p>
          </table:table-cell>
          <table:table-cell table:number-columns-repeated="1019"/>
        </table:table-row>
        <table:table-row table:style-name="ro1">
          <table:table-cell office:value-type="float" office:value="480.967438">
            <text:p>480,96743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48097">
            <text:p>0,048097</text:p>
          </table:table-cell>
          <table:table-cell office:value-type="float" office:value="-0.875294">
            <text:p>-0,875294</text:p>
          </table:table-cell>
          <table:table-cell table:number-columns-repeated="1019"/>
        </table:table-row>
        <table:table-row table:style-name="ro1">
          <table:table-cell office:value-type="float" office:value="487.213776">
            <text:p>487,21377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48721">
            <text:p>0,048721</text:p>
          </table:table-cell>
          <table:table-cell office:value-type="float" office:value="-0.895">
            <text:p>-0,895</text:p>
          </table:table-cell>
          <table:table-cell table:number-columns-repeated="1019"/>
        </table:table-row>
        <table:table-row table:style-name="ro1">
          <table:table-cell office:value-type="float" office:value="487.213776">
            <text:p>487,21377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48721">
            <text:p>0,048721</text:p>
          </table:table-cell>
          <table:table-cell office:value-type="float" office:value="-0.895">
            <text:p>-0,895</text:p>
          </table:table-cell>
          <table:table-cell table:number-columns-repeated="1019"/>
        </table:table-row>
        <table:table-row table:style-name="ro1">
          <table:table-cell office:value-type="float" office:value="493.460083">
            <text:p>493,46008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49346">
            <text:p>0,049346</text:p>
          </table:table-cell>
          <table:table-cell office:value-type="float" office:value="-0.914706">
            <text:p>-0,914706</text:p>
          </table:table-cell>
          <table:table-cell table:number-columns-repeated="1019"/>
        </table:table-row>
        <table:table-row table:style-name="ro1">
          <table:table-cell office:value-type="float" office:value="493.460083">
            <text:p>493,46008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49346">
            <text:p>0,049346</text:p>
          </table:table-cell>
          <table:table-cell office:value-type="float" office:value="-0.914706">
            <text:p>-0,914706</text:p>
          </table:table-cell>
          <table:table-cell table:number-columns-repeated="1019"/>
        </table:table-row>
        <table:table-row table:style-name="ro1">
          <table:table-cell office:value-type="float" office:value="505.952759">
            <text:p>505,95275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50595">
            <text:p>0,050595</text:p>
          </table:table-cell>
          <table:table-cell office:value-type="float" office:value="-0.936176">
            <text:p>-0,936176</text:p>
          </table:table-cell>
          <table:table-cell table:number-columns-repeated="1019"/>
        </table:table-row>
        <table:table-row table:style-name="ro1">
          <table:table-cell office:value-type="float" office:value="505.952759">
            <text:p>505,952759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050595">
            <text:p>0,050595</text:p>
          </table:table-cell>
          <table:table-cell office:value-type="float" office:value="-0.936176">
            <text:p>-0,936176</text:p>
          </table:table-cell>
          <table:table-cell table:number-columns-repeated="1019"/>
        </table:table-row>
        <table:table-row table:style-name="ro1">
          <table:table-cell office:value-type="float" office:value="512.199097">
            <text:p>512,19909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122">
            <text:p>0,05122</text:p>
          </table:table-cell>
          <table:table-cell office:value-type="float" office:value="-0.956765">
            <text:p>-0,956765</text:p>
          </table:table-cell>
          <table:table-cell table:number-columns-repeated="1019"/>
        </table:table-row>
        <table:table-row table:style-name="ro1">
          <table:table-cell office:value-type="float" office:value="512.199097">
            <text:p>512,199097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5122">
            <text:p>0,05122</text:p>
          </table:table-cell>
          <table:table-cell office:value-type="float" office:value="-0.956765">
            <text:p>-0,956765</text:p>
          </table:table-cell>
          <table:table-cell table:number-columns-repeated="1019"/>
        </table:table-row>
        <table:table-row table:style-name="ro1">
          <table:table-cell office:value-type="float" office:value="493.460083">
            <text:p>493,46008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49346">
            <text:p>0,049346</text:p>
          </table:table-cell>
          <table:table-cell office:value-type="float" office:value="-0.975588">
            <text:p>-0,975588</text:p>
          </table:table-cell>
          <table:table-cell table:number-columns-repeated="1019"/>
        </table:table-row>
        <table:table-row table:style-name="ro1">
          <table:table-cell office:value-type="float" office:value="493.460083">
            <text:p>493,460083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49346">
            <text:p>0,049346</text:p>
          </table:table-cell>
          <table:table-cell office:value-type="float" office:value="-0.975588">
            <text:p>-0,975588</text:p>
          </table:table-cell>
          <table:table-cell table:number-columns-repeated="1019"/>
        </table:table-row>
        <table:table-row table:style-name="ro1">
          <table:table-cell office:value-type="float" office:value="524.691772">
            <text:p>524,69177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52469">
            <text:p>0,052469</text:p>
          </table:table-cell>
          <table:table-cell office:value-type="float" office:value="-0.994706">
            <text:p>-0,994706</text:p>
          </table:table-cell>
          <table:table-cell table:number-columns-repeated="1019"/>
        </table:table-row>
        <table:table-row table:style-name="ro1">
          <table:table-cell office:value-type="float" office:value="524.691772">
            <text:p>524,691772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52469">
            <text:p>0,052469</text:p>
          </table:table-cell>
          <table:table-cell office:value-type="float" office:value="-0.994706">
            <text:p>-0,994706</text:p>
          </table:table-cell>
          <table:table-cell table:number-columns-repeated="1019"/>
        </table:table-row>
        <table:table-row table:style-name="ro1">
          <table:table-cell office:value-type="float" office:value="530.938049">
            <text:p>530,93804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53094">
            <text:p>0,053094</text:p>
          </table:table-cell>
          <table:table-cell office:value-type="float" office:value="-1.014412">
            <text:p>-1,014412</text:p>
          </table:table-cell>
          <table:table-cell table:number-columns-repeated="1019"/>
        </table:table-row>
        <table:table-row table:style-name="ro1">
          <table:table-cell office:value-type="float" office:value="530.938049">
            <text:p>530,93804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53094">
            <text:p>0,053094</text:p>
          </table:table-cell>
          <table:table-cell office:value-type="float" office:value="-1.014412">
            <text:p>-1,014412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56217">
            <text:p>0,056217</text:p>
          </table:table-cell>
          <table:table-cell office:value-type="float" office:value="-1.035588">
            <text:p>-1,035588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6217">
            <text:p>0,056217</text:p>
          </table:table-cell>
          <table:table-cell office:value-type="float" office:value="-1.035588">
            <text:p>-1,035588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56217">
            <text:p>0,056217</text:p>
          </table:table-cell>
          <table:table-cell office:value-type="float" office:value="-1.053235">
            <text:p>-1,053235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56217">
            <text:p>0,056217</text:p>
          </table:table-cell>
          <table:table-cell office:value-type="float" office:value="-1.053235">
            <text:p>-1,053235</text:p>
          </table:table-cell>
          <table:table-cell table:number-columns-repeated="1019"/>
        </table:table-row>
        <table:table-row table:style-name="ro1">
          <table:table-cell office:value-type="float" office:value="574.662415">
            <text:p>574,66241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57466">
            <text:p>0,057466</text:p>
          </table:table-cell>
          <table:table-cell office:value-type="float" office:value="-1.072647">
            <text:p>-1,072647</text:p>
          </table:table-cell>
          <table:table-cell table:number-columns-repeated="1019"/>
        </table:table-row>
        <table:table-row table:style-name="ro1">
          <table:table-cell office:value-type="float" office:value="574.662415">
            <text:p>574,66241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57466">
            <text:p>0,057466</text:p>
          </table:table-cell>
          <table:table-cell office:value-type="float" office:value="-1.091471">
            <text:p>-1,091471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56217">
            <text:p>0,056217</text:p>
          </table:table-cell>
          <table:table-cell office:value-type="float" office:value="-1.091471">
            <text:p>-1,091471</text:p>
          </table:table-cell>
          <table:table-cell table:number-columns-repeated="1019"/>
        </table:table-row>
        <table:table-row table:style-name="ro1">
          <table:table-cell office:value-type="float" office:value="555.923401">
            <text:p>555,92340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55592">
            <text:p>0,055592</text:p>
          </table:table-cell>
          <table:table-cell office:value-type="float" office:value="-1.11">
            <text:p>-1,11</text:p>
          </table:table-cell>
          <table:table-cell table:number-columns-repeated="1019"/>
        </table:table-row>
        <table:table-row table:style-name="ro1">
          <table:table-cell office:value-type="float" office:value="555.923401">
            <text:p>555,92340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55592">
            <text:p>0,055592</text:p>
          </table:table-cell>
          <table:table-cell office:value-type="float" office:value="-1.11">
            <text:p>-1,11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56217">
            <text:p>0,056217</text:p>
          </table:table-cell>
          <table:table-cell office:value-type="float" office:value="-1.129412">
            <text:p>-1,129412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56217">
            <text:p>0,056217</text:p>
          </table:table-cell>
          <table:table-cell office:value-type="float" office:value="-1.129412">
            <text:p>-1,129412</text:p>
          </table:table-cell>
          <table:table-cell table:number-columns-repeated="1019"/>
        </table:table-row>
        <table:table-row table:style-name="ro1">
          <table:table-cell office:value-type="float" office:value="568.416077">
            <text:p>568,41607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6842">
            <text:p>0,056842</text:p>
          </table:table-cell>
          <table:table-cell office:value-type="float" office:value="-1.148529">
            <text:p>-1,148529</text:p>
          </table:table-cell>
          <table:table-cell table:number-columns-repeated="1019"/>
        </table:table-row>
        <table:table-row table:style-name="ro1">
          <table:table-cell office:value-type="float" office:value="568.416077">
            <text:p>568,41607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56842">
            <text:p>0,056842</text:p>
          </table:table-cell>
          <table:table-cell office:value-type="float" office:value="-1.148529">
            <text:p>-1,148529</text:p>
          </table:table-cell>
          <table:table-cell table:number-columns-repeated="1019"/>
        </table:table-row>
        <table:table-row table:style-name="ro1">
          <table:table-cell office:value-type="float" office:value="568.416077">
            <text:p>568,41607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56842">
            <text:p>0,056842</text:p>
          </table:table-cell>
          <table:table-cell office:value-type="float" office:value="-1.167647">
            <text:p>-1,167647</text:p>
          </table:table-cell>
          <table:table-cell table:number-columns-repeated="1019"/>
        </table:table-row>
        <table:table-row table:style-name="ro1">
          <table:table-cell office:value-type="float" office:value="568.416077">
            <text:p>568,41607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56842">
            <text:p>0,056842</text:p>
          </table:table-cell>
          <table:table-cell office:value-type="float" office:value="-1.167647">
            <text:p>-1,167647</text:p>
          </table:table-cell>
          <table:table-cell table:number-columns-repeated="1019"/>
        </table:table-row>
        <table:table-row table:style-name="ro1">
          <table:table-cell office:value-type="float" office:value="574.662415">
            <text:p>574,662415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57466">
            <text:p>0,057466</text:p>
          </table:table-cell>
          <table:table-cell office:value-type="float" office:value="-1.186471">
            <text:p>-1,186471</text:p>
          </table:table-cell>
          <table:table-cell table:number-columns-repeated="1019"/>
        </table:table-row>
        <table:table-row table:style-name="ro1">
          <table:table-cell office:value-type="float" office:value="574.662415">
            <text:p>574,66241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57466">
            <text:p>0,057466</text:p>
          </table:table-cell>
          <table:table-cell office:value-type="float" office:value="-1.186471">
            <text:p>-1,186471</text:p>
          </table:table-cell>
          <table:table-cell table:number-columns-repeated="1019"/>
        </table:table-row>
        <table:table-row table:style-name="ro1">
          <table:table-cell office:value-type="float" office:value="574.662415">
            <text:p>574,66241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57466">
            <text:p>0,057466</text:p>
          </table:table-cell>
          <table:table-cell office:value-type="float" office:value="-1.206177">
            <text:p>-1,206177</text:p>
          </table:table-cell>
          <table:table-cell table:number-columns-repeated="1019"/>
        </table:table-row>
        <table:table-row table:style-name="ro1">
          <table:table-cell office:value-type="float" office:value="574.662415">
            <text:p>574,66241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57466">
            <text:p>0,057466</text:p>
          </table:table-cell>
          <table:table-cell office:value-type="float" office:value="-1.206177">
            <text:p>-1,206177</text:p>
          </table:table-cell>
          <table:table-cell table:number-columns-repeated="1019"/>
        </table:table-row>
        <table:table-row table:style-name="ro1">
          <table:table-cell office:value-type="float" office:value="568.416077">
            <text:p>568,41607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56842">
            <text:p>0,056842</text:p>
          </table:table-cell>
          <table:table-cell office:value-type="float" office:value="-1.225294">
            <text:p>-1,225294</text:p>
          </table:table-cell>
          <table:table-cell table:number-columns-repeated="1019"/>
        </table:table-row>
        <table:table-row table:style-name="ro1">
          <table:table-cell office:value-type="float" office:value="568.416077">
            <text:p>568,41607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56842">
            <text:p>0,056842</text:p>
          </table:table-cell>
          <table:table-cell office:value-type="float" office:value="-1.225294">
            <text:p>-1,225294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5934">
            <text:p>0,05934</text:p>
          </table:table-cell>
          <table:table-cell office:value-type="float" office:value="-1.244412">
            <text:p>-1,244412</text:p>
          </table:table-cell>
          <table:table-cell table:number-columns-repeated="1019"/>
        </table:table-row>
        <table:table-row table:style-name="ro1">
          <table:table-cell office:value-type="float" office:value="593.401367">
            <text:p>593,40136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5934">
            <text:p>0,05934</text:p>
          </table:table-cell>
          <table:table-cell office:value-type="float" office:value="-1.244412">
            <text:p>-1,244412</text:p>
          </table:table-cell>
          <table:table-cell table:number-columns-repeated="1019"/>
        </table:table-row>
        <table:table-row table:style-name="ro1">
          <table:table-cell office:value-type="float" office:value="605.894043">
            <text:p>605,894043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60589">
            <text:p>0,060589</text:p>
          </table:table-cell>
          <table:table-cell office:value-type="float" office:value="-1.263529">
            <text:p>-1,263529</text:p>
          </table:table-cell>
          <table:table-cell table:number-columns-repeated="1019"/>
        </table:table-row>
        <table:table-row table:style-name="ro1">
          <table:table-cell office:value-type="float" office:value="605.894043">
            <text:p>605,89404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60589">
            <text:p>0,060589</text:p>
          </table:table-cell>
          <table:table-cell office:value-type="float" office:value="-1.263529">
            <text:p>-1,263529</text:p>
          </table:table-cell>
          <table:table-cell table:number-columns-repeated="1019"/>
        </table:table-row>
        <table:table-row table:style-name="ro1">
          <table:table-cell office:value-type="float" office:value="612.140381">
            <text:p>612,14038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61214">
            <text:p>0,061214</text:p>
          </table:table-cell>
          <table:table-cell office:value-type="float" office:value="-1.282647">
            <text:p>-1,282647</text:p>
          </table:table-cell>
          <table:table-cell table:number-columns-repeated="1019"/>
        </table:table-row>
        <table:table-row table:style-name="ro1">
          <table:table-cell office:value-type="float" office:value="612.140381">
            <text:p>612,14038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61214">
            <text:p>0,061214</text:p>
          </table:table-cell>
          <table:table-cell office:value-type="float" office:value="-1.282647">
            <text:p>-1,282647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62463">
            <text:p>0,062463</text:p>
          </table:table-cell>
          <table:table-cell office:value-type="float" office:value="-1.302059">
            <text:p>-1,302059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2463">
            <text:p>0,062463</text:p>
          </table:table-cell>
          <table:table-cell office:value-type="float" office:value="-1.320882">
            <text:p>-1,320882</text:p>
          </table:table-cell>
          <table:table-cell table:number-columns-repeated="1019"/>
        </table:table-row>
        <table:table-row table:style-name="ro1">
          <table:table-cell office:value-type="float" office:value="630.879333">
            <text:p>630,87933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63088">
            <text:p>0,063088</text:p>
          </table:table-cell>
          <table:table-cell office:value-type="float" office:value="-1.320882">
            <text:p>-1,320882</text:p>
          </table:table-cell>
          <table:table-cell table:number-columns-repeated="1019"/>
        </table:table-row>
        <table:table-row table:style-name="ro1">
          <table:table-cell office:value-type="float" office:value="630.879333">
            <text:p>630,87933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63088">
            <text:p>0,063088</text:p>
          </table:table-cell>
          <table:table-cell office:value-type="float" office:value="-1.340294">
            <text:p>-1,340294</text:p>
          </table:table-cell>
          <table:table-cell table:number-columns-repeated="1019"/>
        </table:table-row>
        <table:table-row table:style-name="ro1">
          <table:table-cell office:value-type="float" office:value="630.879333">
            <text:p>630,87933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3088">
            <text:p>0,063088</text:p>
          </table:table-cell>
          <table:table-cell office:value-type="float" office:value="-1.340294">
            <text:p>-1,340294</text:p>
          </table:table-cell>
          <table:table-cell table:number-columns-repeated="1019"/>
        </table:table-row>
        <table:table-row table:style-name="ro1">
          <table:table-cell office:value-type="float" office:value="649.618347">
            <text:p>649,61834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64962">
            <text:p>0,064962</text:p>
          </table:table-cell>
          <table:table-cell office:value-type="float" office:value="-1.359706">
            <text:p>-1,359706</text:p>
          </table:table-cell>
          <table:table-cell table:number-columns-repeated="1019"/>
        </table:table-row>
        <table:table-row table:style-name="ro1">
          <table:table-cell office:value-type="float" office:value="649.618347">
            <text:p>649,61834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64962">
            <text:p>0,064962</text:p>
          </table:table-cell>
          <table:table-cell office:value-type="float" office:value="-1.359706">
            <text:p>-1,359706</text:p>
          </table:table-cell>
          <table:table-cell table:number-columns-repeated="1019"/>
        </table:table-row>
        <table:table-row table:style-name="ro1">
          <table:table-cell office:value-type="float" office:value="649.618347">
            <text:p>649,618347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64962">
            <text:p>0,064962</text:p>
          </table:table-cell>
          <table:table-cell office:value-type="float" office:value="-1.378529">
            <text:p>-1,378529</text:p>
          </table:table-cell>
          <table:table-cell table:number-columns-repeated="1019"/>
        </table:table-row>
        <table:table-row table:style-name="ro1">
          <table:table-cell office:value-type="float" office:value="649.618347">
            <text:p>649,618347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64962">
            <text:p>0,064962</text:p>
          </table:table-cell>
          <table:table-cell office:value-type="float" office:value="-1.378529">
            <text:p>-1,378529</text:p>
          </table:table-cell>
          <table:table-cell table:number-columns-repeated="1019"/>
        </table:table-row>
        <table:table-row table:style-name="ro1">
          <table:table-cell office:value-type="float" office:value="649.618347">
            <text:p>649,61834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64962">
            <text:p>0,064962</text:p>
          </table:table-cell>
          <table:table-cell office:value-type="float" office:value="-1.397647">
            <text:p>-1,397647</text:p>
          </table:table-cell>
          <table:table-cell table:number-columns-repeated="1019"/>
        </table:table-row>
        <table:table-row table:style-name="ro1">
          <table:table-cell office:value-type="float" office:value="649.618347">
            <text:p>649,61834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64962">
            <text:p>0,064962</text:p>
          </table:table-cell>
          <table:table-cell office:value-type="float" office:value="-1.397647">
            <text:p>-1,397647</text:p>
          </table:table-cell>
          <table:table-cell table:number-columns-repeated="1019"/>
        </table:table-row>
        <table:table-row table:style-name="ro1">
          <table:table-cell office:value-type="float" office:value="662.111023">
            <text:p>662,11102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66211">
            <text:p>0,066211</text:p>
          </table:table-cell>
          <table:table-cell office:value-type="float" office:value="-1.416471">
            <text:p>-1,416471</text:p>
          </table:table-cell>
          <table:table-cell table:number-columns-repeated="1019"/>
        </table:table-row>
        <table:table-row table:style-name="ro1">
          <table:table-cell office:value-type="float" office:value="662.111023">
            <text:p>662,111023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66211">
            <text:p>0,066211</text:p>
          </table:table-cell>
          <table:table-cell office:value-type="float" office:value="-1.416471">
            <text:p>-1,416471</text:p>
          </table:table-cell>
          <table:table-cell table:number-columns-repeated="1019"/>
        </table:table-row>
        <table:table-row table:style-name="ro1">
          <table:table-cell office:value-type="float" office:value="655.864685">
            <text:p>655,86468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65586">
            <text:p>0,065586</text:p>
          </table:table-cell>
          <table:table-cell office:value-type="float" office:value="-1.436176">
            <text:p>-1,436176</text:p>
          </table:table-cell>
          <table:table-cell table:number-columns-repeated="1019"/>
        </table:table-row>
        <table:table-row table:style-name="ro1">
          <table:table-cell office:value-type="float" office:value="655.864685">
            <text:p>655,86468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65586">
            <text:p>0,065586</text:p>
          </table:table-cell>
          <table:table-cell office:value-type="float" office:value="-1.436176">
            <text:p>-1,436176</text:p>
          </table:table-cell>
          <table:table-cell table:number-columns-repeated="1019"/>
        </table:table-row>
        <table:table-row table:style-name="ro1">
          <table:table-cell office:value-type="float" office:value="668.357361">
            <text:p>668,35736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66836">
            <text:p>0,066836</text:p>
          </table:table-cell>
          <table:table-cell office:value-type="float" office:value="-1.455588">
            <text:p>-1,455588</text:p>
          </table:table-cell>
          <table:table-cell table:number-columns-repeated="1019"/>
        </table:table-row>
        <table:table-row table:style-name="ro1">
          <table:table-cell office:value-type="float" office:value="668.357361">
            <text:p>668,35736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66836">
            <text:p>0,066836</text:p>
          </table:table-cell>
          <table:table-cell office:value-type="float" office:value="-1.455588">
            <text:p>-1,455588</text:p>
          </table:table-cell>
          <table:table-cell table:number-columns-repeated="1019"/>
        </table:table-row>
        <table:table-row table:style-name="ro1">
          <table:table-cell office:value-type="float" office:value="680.849976">
            <text:p>680,84997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68085">
            <text:p>0,068085</text:p>
          </table:table-cell>
          <table:table-cell office:value-type="float" office:value="-1.475">
            <text:p>-1,475</text:p>
          </table:table-cell>
          <table:table-cell table:number-columns-repeated="1019"/>
        </table:table-row>
        <table:table-row table:style-name="ro1">
          <table:table-cell office:value-type="float" office:value="680.849976">
            <text:p>680,84997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68085">
            <text:p>0,068085</text:p>
          </table:table-cell>
          <table:table-cell office:value-type="float" office:value="-1.475">
            <text:p>-1,475</text:p>
          </table:table-cell>
          <table:table-cell table:number-columns-repeated="1019"/>
        </table:table-row>
        <table:table-row table:style-name="ro1">
          <table:table-cell office:value-type="float" office:value="680.849976">
            <text:p>680,84997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68085">
            <text:p>0,068085</text:p>
          </table:table-cell>
          <table:table-cell office:value-type="float" office:value="-1.494118">
            <text:p>-1,494118</text:p>
          </table:table-cell>
          <table:table-cell table:number-columns-repeated="1019"/>
        </table:table-row>
        <table:table-row table:style-name="ro1">
          <table:table-cell office:value-type="float" office:value="680.849976">
            <text:p>680,849976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68085">
            <text:p>0,068085</text:p>
          </table:table-cell>
          <table:table-cell office:value-type="float" office:value="-1.494118">
            <text:p>-1,494118</text:p>
          </table:table-cell>
          <table:table-cell table:number-columns-repeated="1019"/>
        </table:table-row>
        <table:table-row table:style-name="ro1">
          <table:table-cell office:value-type="float" office:value="680.849976">
            <text:p>680,84997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68085">
            <text:p>0,068085</text:p>
          </table:table-cell>
          <table:table-cell office:value-type="float" office:value="-1.513235">
            <text:p>-1,513235</text:p>
          </table:table-cell>
          <table:table-cell table:number-columns-repeated="1019"/>
        </table:table-row>
        <table:table-row table:style-name="ro1">
          <table:table-cell office:value-type="float" office:value="680.849976">
            <text:p>680,84997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68085">
            <text:p>0,068085</text:p>
          </table:table-cell>
          <table:table-cell office:value-type="float" office:value="-1.513235">
            <text:p>-1,513235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69959">
            <text:p>0,069959</text:p>
          </table:table-cell>
          <table:table-cell office:value-type="float" office:value="-1.532941">
            <text:p>-1,532941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69959">
            <text:p>0,069959</text:p>
          </table:table-cell>
          <table:table-cell office:value-type="float" office:value="-1.551471">
            <text:p>-1,551471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71833">
            <text:p>0,071833</text:p>
          </table:table-cell>
          <table:table-cell office:value-type="float" office:value="-1.551471">
            <text:p>-1,551471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071833">
            <text:p>0,071833</text:p>
          </table:table-cell>
          <table:table-cell office:value-type="float" office:value="-1.570882">
            <text:p>-1,570882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71833">
            <text:p>0,071833</text:p>
          </table:table-cell>
          <table:table-cell office:value-type="float" office:value="-1.570882">
            <text:p>-1,570882</text:p>
          </table:table-cell>
          <table:table-cell table:number-columns-repeated="1019"/>
        </table:table-row>
        <table:table-row table:style-name="ro1">
          <table:table-cell office:value-type="float" office:value="712.081665">
            <text:p>712,08166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71208">
            <text:p>0,071208</text:p>
          </table:table-cell>
          <table:table-cell office:value-type="float" office:value="-1.590294">
            <text:p>-1,590294</text:p>
          </table:table-cell>
          <table:table-cell table:number-columns-repeated="1019"/>
        </table:table-row>
        <table:table-row table:style-name="ro1">
          <table:table-cell office:value-type="float" office:value="712.081665">
            <text:p>712,08166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71208">
            <text:p>0,071208</text:p>
          </table:table-cell>
          <table:table-cell office:value-type="float" office:value="-1.590294">
            <text:p>-1,590294</text:p>
          </table:table-cell>
          <table:table-cell table:number-columns-repeated="1019"/>
        </table:table-row>
        <table:table-row table:style-name="ro1">
          <table:table-cell office:value-type="float" office:value="724.574341">
            <text:p>724,574341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72457">
            <text:p>0,072457</text:p>
          </table:table-cell>
          <table:table-cell office:value-type="float" office:value="-1.609412">
            <text:p>-1,609412</text:p>
          </table:table-cell>
          <table:table-cell table:number-columns-repeated="1019"/>
        </table:table-row>
        <table:table-row table:style-name="ro1">
          <table:table-cell office:value-type="float" office:value="724.574341">
            <text:p>724,574341</text:p>
          </table:table-cell>
          <table:table-cell office:value-type="float" office:value="-0.003228">
            <text:p>-0,003228</text:p>
          </table:table-cell>
          <table:table-cell office:value-type="float" office:value="-0.00319">
            <text:p>-0,00319</text:p>
          </table:table-cell>
          <table:table-cell office:value-type="float" office:value="0.072457">
            <text:p>0,072457</text:p>
          </table:table-cell>
          <table:table-cell office:value-type="float" office:value="-1.609412">
            <text:p>-1,609412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71833">
            <text:p>0,071833</text:p>
          </table:table-cell>
          <table:table-cell office:value-type="float" office:value="-1.627647">
            <text:p>-1,627647</text:p>
          </table:table-cell>
          <table:table-cell table:number-columns-repeated="1019"/>
        </table:table-row>
        <table:table-row table:style-name="ro1">
          <table:table-cell office:value-type="float" office:value="718.328003">
            <text:p>718,32800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71833">
            <text:p>0,071833</text:p>
          </table:table-cell>
          <table:table-cell office:value-type="float" office:value="-1.627647">
            <text:p>-1,627647</text:p>
          </table:table-cell>
          <table:table-cell table:number-columns-repeated="1019"/>
        </table:table-row>
        <table:table-row table:style-name="ro1">
          <table:table-cell office:value-type="float" office:value="730.820618">
            <text:p>730,820618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73082">
            <text:p>0,073082</text:p>
          </table:table-cell>
          <table:table-cell office:value-type="float" office:value="-1.646765">
            <text:p>-1,646765</text:p>
          </table:table-cell>
          <table:table-cell table:number-columns-repeated="1019"/>
        </table:table-row>
        <table:table-row table:style-name="ro1">
          <table:table-cell office:value-type="float" office:value="730.820618">
            <text:p>730,82061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73082">
            <text:p>0,073082</text:p>
          </table:table-cell>
          <table:table-cell office:value-type="float" office:value="-1.646765">
            <text:p>-1,646765</text:p>
          </table:table-cell>
          <table:table-cell table:number-columns-repeated="1019"/>
        </table:table-row>
        <table:table-row table:style-name="ro1">
          <table:table-cell office:value-type="float" office:value="743.313293">
            <text:p>743,31329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74331">
            <text:p>0,074331</text:p>
          </table:table-cell>
          <table:table-cell office:value-type="float" office:value="-1.666471">
            <text:p>-1,666471</text:p>
          </table:table-cell>
          <table:table-cell table:number-columns-repeated="1019"/>
        </table:table-row>
        <table:table-row table:style-name="ro1">
          <table:table-cell office:value-type="float" office:value="743.313293">
            <text:p>743,31329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74331">
            <text:p>0,074331</text:p>
          </table:table-cell>
          <table:table-cell office:value-type="float" office:value="-1.666471">
            <text:p>-1,666471</text:p>
          </table:table-cell>
          <table:table-cell table:number-columns-repeated="1019"/>
        </table:table-row>
        <table:table-row table:style-name="ro1">
          <table:table-cell office:value-type="float" office:value="743.313293">
            <text:p>743,31329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74331">
            <text:p>0,074331</text:p>
          </table:table-cell>
          <table:table-cell office:value-type="float" office:value="-1.685588">
            <text:p>-1,685588</text:p>
          </table:table-cell>
          <table:table-cell table:number-columns-repeated="1019"/>
        </table:table-row>
        <table:table-row table:style-name="ro1">
          <table:table-cell office:value-type="float" office:value="743.313293">
            <text:p>743,31329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74331">
            <text:p>0,074331</text:p>
          </table:table-cell>
          <table:table-cell office:value-type="float" office:value="-1.685588">
            <text:p>-1,685588</text:p>
          </table:table-cell>
          <table:table-cell table:number-columns-repeated="1019"/>
        </table:table-row>
        <table:table-row table:style-name="ro1">
          <table:table-cell office:value-type="float" office:value="749.559631">
            <text:p>749,55963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74956">
            <text:p>0,074956</text:p>
          </table:table-cell>
          <table:table-cell office:value-type="float" office:value="-1.705">
            <text:p>-1,705</text:p>
          </table:table-cell>
          <table:table-cell table:number-columns-repeated="1019"/>
        </table:table-row>
        <table:table-row table:style-name="ro1">
          <table:table-cell office:value-type="float" office:value="749.559631">
            <text:p>749,55963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74956">
            <text:p>0,074956</text:p>
          </table:table-cell>
          <table:table-cell office:value-type="float" office:value="-1.705">
            <text:p>-1,705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78079">
            <text:p>0,078079</text:p>
          </table:table-cell>
          <table:table-cell office:value-type="float" office:value="-1.724118">
            <text:p>-1,724118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78079">
            <text:p>0,078079</text:p>
          </table:table-cell>
          <table:table-cell office:value-type="float" office:value="-1.724118">
            <text:p>-1,724118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78079">
            <text:p>0,078079</text:p>
          </table:table-cell>
          <table:table-cell office:value-type="float" office:value="-1.744118">
            <text:p>-1,744118</text:p>
          </table:table-cell>
          <table:table-cell table:number-columns-repeated="1019"/>
        </table:table-row>
        <table:table-row table:style-name="ro1">
          <table:table-cell office:value-type="float" office:value="780.79126">
            <text:p>780,79126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78079">
            <text:p>0,078079</text:p>
          </table:table-cell>
          <table:table-cell office:value-type="float" office:value="-1.744118">
            <text:p>-1,744118</text:p>
          </table:table-cell>
          <table:table-cell table:number-columns-repeated="1019"/>
        </table:table-row>
        <table:table-row table:style-name="ro1">
          <table:table-cell office:value-type="float" office:value="799.530273">
            <text:p>799,53027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79953">
            <text:p>0,079953</text:p>
          </table:table-cell>
          <table:table-cell office:value-type="float" office:value="-1.762647">
            <text:p>-1,762647</text:p>
          </table:table-cell>
          <table:table-cell table:number-columns-repeated="1019"/>
        </table:table-row>
        <table:table-row table:style-name="ro1">
          <table:table-cell office:value-type="float" office:value="799.530273">
            <text:p>799,53027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79953">
            <text:p>0,079953</text:p>
          </table:table-cell>
          <table:table-cell office:value-type="float" office:value="-1.781176">
            <text:p>-1,781176</text:p>
          </table:table-cell>
          <table:table-cell table:number-columns-repeated="1019"/>
        </table:table-row>
        <table:table-row table:style-name="ro1">
          <table:table-cell office:value-type="float" office:value="805.776611">
            <text:p>805,776611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080578">
            <text:p>0,080578</text:p>
          </table:table-cell>
          <table:table-cell office:value-type="float" office:value="-1.781176">
            <text:p>-1,781176</text:p>
          </table:table-cell>
          <table:table-cell table:number-columns-repeated="1019"/>
        </table:table-row>
        <table:table-row table:style-name="ro1">
          <table:table-cell office:value-type="float" office:value="805.776611">
            <text:p>805,77661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80578">
            <text:p>0,080578</text:p>
          </table:table-cell>
          <table:table-cell office:value-type="float" office:value="-1.800882">
            <text:p>-1,800882</text:p>
          </table:table-cell>
          <table:table-cell table:number-columns-repeated="1019"/>
        </table:table-row>
        <table:table-row table:style-name="ro1">
          <table:table-cell office:value-type="float" office:value="805.776611">
            <text:p>805,77661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80578">
            <text:p>0,080578</text:p>
          </table:table-cell>
          <table:table-cell office:value-type="float" office:value="-1.800882">
            <text:p>-1,800882</text:p>
          </table:table-cell>
          <table:table-cell table:number-columns-repeated="1019"/>
        </table:table-row>
        <table:table-row table:style-name="ro1">
          <table:table-cell office:value-type="float" office:value="799.530273">
            <text:p>799,53027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79953">
            <text:p>0,079953</text:p>
          </table:table-cell>
          <table:table-cell office:value-type="float" office:value="-1.819118">
            <text:p>-1,819118</text:p>
          </table:table-cell>
          <table:table-cell table:number-columns-repeated="1019"/>
        </table:table-row>
        <table:table-row table:style-name="ro1">
          <table:table-cell office:value-type="float" office:value="799.530273">
            <text:p>799,53027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79953">
            <text:p>0,079953</text:p>
          </table:table-cell>
          <table:table-cell office:value-type="float" office:value="-1.819118">
            <text:p>-1,819118</text:p>
          </table:table-cell>
          <table:table-cell table:number-columns-repeated="1019"/>
        </table:table-row>
        <table:table-row table:style-name="ro1">
          <table:table-cell office:value-type="float" office:value="824.515625">
            <text:p>824,51562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2452">
            <text:p>0,082452</text:p>
          </table:table-cell>
          <table:table-cell office:value-type="float" office:value="-1.838824">
            <text:p>-1,838824</text:p>
          </table:table-cell>
          <table:table-cell table:number-columns-repeated="1019"/>
        </table:table-row>
        <table:table-row table:style-name="ro1">
          <table:table-cell office:value-type="float" office:value="824.515625">
            <text:p>824,515625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82452">
            <text:p>0,082452</text:p>
          </table:table-cell>
          <table:table-cell office:value-type="float" office:value="-1.838824">
            <text:p>-1,838824</text:p>
          </table:table-cell>
          <table:table-cell table:number-columns-repeated="1019"/>
        </table:table-row>
        <table:table-row table:style-name="ro1">
          <table:table-cell office:value-type="float" office:value="824.515625">
            <text:p>824,515625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82452">
            <text:p>0,082452</text:p>
          </table:table-cell>
          <table:table-cell office:value-type="float" office:value="-1.858235">
            <text:p>-1,858235</text:p>
          </table:table-cell>
          <table:table-cell table:number-columns-repeated="1019"/>
        </table:table-row>
        <table:table-row table:style-name="ro1">
          <table:table-cell office:value-type="float" office:value="824.515625">
            <text:p>824,51562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82452">
            <text:p>0,082452</text:p>
          </table:table-cell>
          <table:table-cell office:value-type="float" office:value="-1.858235">
            <text:p>-1,858235</text:p>
          </table:table-cell>
          <table:table-cell table:number-columns-repeated="1019"/>
        </table:table-row>
        <table:table-row table:style-name="ro1">
          <table:table-cell office:value-type="float" office:value="830.761902">
            <text:p>830,761902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83076">
            <text:p>0,083076</text:p>
          </table:table-cell>
          <table:table-cell office:value-type="float" office:value="-1.877353">
            <text:p>-1,877353</text:p>
          </table:table-cell>
          <table:table-cell table:number-columns-repeated="1019"/>
        </table:table-row>
        <table:table-row table:style-name="ro1">
          <table:table-cell office:value-type="float" office:value="830.761902">
            <text:p>830,76190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83076">
            <text:p>0,083076</text:p>
          </table:table-cell>
          <table:table-cell office:value-type="float" office:value="-1.877353">
            <text:p>-1,877353</text:p>
          </table:table-cell>
          <table:table-cell table:number-columns-repeated="1019"/>
        </table:table-row>
        <table:table-row table:style-name="ro1">
          <table:table-cell office:value-type="float" office:value="855.747253">
            <text:p>855,747253</text:p>
          </table:table-cell>
          <table:table-cell office:value-type="float" office:value="-0.003225">
            <text:p>-0,003225</text:p>
          </table:table-cell>
          <table:table-cell office:value-type="float" office:value="-0.003198">
            <text:p>-0,003198</text:p>
          </table:table-cell>
          <table:table-cell office:value-type="float" office:value="0.085575">
            <text:p>0,085575</text:p>
          </table:table-cell>
          <table:table-cell office:value-type="float" office:value="-1.896765">
            <text:p>-1,896765</text:p>
          </table:table-cell>
          <table:table-cell table:number-columns-repeated="1019"/>
        </table:table-row>
        <table:table-row table:style-name="ro1">
          <table:table-cell office:value-type="float" office:value="855.747253">
            <text:p>855,74725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85575">
            <text:p>0,085575</text:p>
          </table:table-cell>
          <table:table-cell office:value-type="float" office:value="-1.896765">
            <text:p>-1,896765</text:p>
          </table:table-cell>
          <table:table-cell table:number-columns-repeated="1019"/>
        </table:table-row>
        <table:table-row table:style-name="ro1">
          <table:table-cell office:value-type="float" office:value="861.993591">
            <text:p>861,99359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86199">
            <text:p>0,086199</text:p>
          </table:table-cell>
          <table:table-cell office:value-type="float" office:value="-1.915294">
            <text:p>-1,915294</text:p>
          </table:table-cell>
          <table:table-cell table:number-columns-repeated="1019"/>
        </table:table-row>
        <table:table-row table:style-name="ro1">
          <table:table-cell office:value-type="float" office:value="861.993591">
            <text:p>861,99359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86199">
            <text:p>0,086199</text:p>
          </table:table-cell>
          <table:table-cell office:value-type="float" office:value="-1.915294">
            <text:p>-1,915294</text:p>
          </table:table-cell>
          <table:table-cell table:number-columns-repeated="1019"/>
        </table:table-row>
        <table:table-row table:style-name="ro1">
          <table:table-cell office:value-type="float" office:value="861.993591">
            <text:p>861,99359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86199">
            <text:p>0,086199</text:p>
          </table:table-cell>
          <table:table-cell office:value-type="float" office:value="-1.935">
            <text:p>-1,935</text:p>
          </table:table-cell>
          <table:table-cell table:number-columns-repeated="1019"/>
        </table:table-row>
        <table:table-row table:style-name="ro1">
          <table:table-cell office:value-type="float" office:value="861.993591">
            <text:p>861,99359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86199">
            <text:p>0,086199</text:p>
          </table:table-cell>
          <table:table-cell office:value-type="float" office:value="-1.935">
            <text:p>-1,935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87449">
            <text:p>0,087449</text:p>
          </table:table-cell>
          <table:table-cell office:value-type="float" office:value="-1.954412">
            <text:p>-1,954412</text:p>
          </table:table-cell>
          <table:table-cell table:number-columns-repeated="1019"/>
        </table:table-row>
        <table:table-row table:style-name="ro1">
          <table:table-cell office:value-type="float" office:value="874.486267">
            <text:p>874,48626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87449">
            <text:p>0,087449</text:p>
          </table:table-cell>
          <table:table-cell office:value-type="float" office:value="-1.954412">
            <text:p>-1,954412</text:p>
          </table:table-cell>
          <table:table-cell table:number-columns-repeated="1019"/>
        </table:table-row>
        <table:table-row table:style-name="ro1">
          <table:table-cell office:value-type="float" office:value="886.978882">
            <text:p>886,97888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88698">
            <text:p>0,088698</text:p>
          </table:table-cell>
          <table:table-cell office:value-type="float" office:value="-1.974412">
            <text:p>-1,974412</text:p>
          </table:table-cell>
          <table:table-cell table:number-columns-repeated="1019"/>
        </table:table-row>
        <table:table-row table:style-name="ro1">
          <table:table-cell office:value-type="float" office:value="886.978882">
            <text:p>886,978882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088698">
            <text:p>0,088698</text:p>
          </table:table-cell>
          <table:table-cell office:value-type="float" office:value="-1.974412">
            <text:p>-1,974412</text:p>
          </table:table-cell>
          <table:table-cell table:number-columns-repeated="1019"/>
        </table:table-row>
        <table:table-row table:style-name="ro1">
          <table:table-cell office:value-type="float" office:value="893.22522">
            <text:p>893,22522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089323">
            <text:p>0,089323</text:p>
          </table:table-cell>
          <table:table-cell office:value-type="float" office:value="-1.994118">
            <text:p>-1,994118</text:p>
          </table:table-cell>
          <table:table-cell table:number-columns-repeated="1019"/>
        </table:table-row>
        <table:table-row table:style-name="ro1">
          <table:table-cell office:value-type="float" office:value="893.22522">
            <text:p>893,22522</text:p>
          </table:table-cell>
          <table:table-cell office:value-type="float" office:value="-0.003223">
            <text:p>-0,003223</text:p>
          </table:table-cell>
          <table:table-cell office:value-type="float" office:value="-0.003196">
            <text:p>-0,003196</text:p>
          </table:table-cell>
          <table:table-cell office:value-type="float" office:value="0.089323">
            <text:p>0,089323</text:p>
          </table:table-cell>
          <table:table-cell office:value-type="float" office:value="-1.994118">
            <text:p>-1,994118</text:p>
          </table:table-cell>
          <table:table-cell table:number-columns-repeated="1019"/>
        </table:table-row>
        <table:table-row table:style-name="ro1">
          <table:table-cell office:value-type="float" office:value="905.717896">
            <text:p>905,71789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0572">
            <text:p>0,090572</text:p>
          </table:table-cell>
          <table:table-cell office:value-type="float" office:value="-2.013235">
            <text:p>-2,013235</text:p>
          </table:table-cell>
          <table:table-cell table:number-columns-repeated="1019"/>
        </table:table-row>
        <table:table-row table:style-name="ro1">
          <table:table-cell office:value-type="float" office:value="905.717896">
            <text:p>905,71789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90572">
            <text:p>0,090572</text:p>
          </table:table-cell>
          <table:table-cell office:value-type="float" office:value="-2.013235">
            <text:p>-2,013235</text:p>
          </table:table-cell>
          <table:table-cell table:number-columns-repeated="1019"/>
        </table:table-row>
        <table:table-row table:style-name="ro1">
          <table:table-cell office:value-type="float" office:value="918.210571">
            <text:p>918,21057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91821">
            <text:p>0,091821</text:p>
          </table:table-cell>
          <table:table-cell office:value-type="float" office:value="-2.032647">
            <text:p>-2,032647</text:p>
          </table:table-cell>
          <table:table-cell table:number-columns-repeated="1019"/>
        </table:table-row>
        <table:table-row table:style-name="ro1">
          <table:table-cell office:value-type="float" office:value="918.210571">
            <text:p>918,210571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91821">
            <text:p>0,091821</text:p>
          </table:table-cell>
          <table:table-cell office:value-type="float" office:value="-2.051765">
            <text:p>-2,051765</text:p>
          </table:table-cell>
          <table:table-cell table:number-columns-repeated="1019"/>
        </table:table-row>
        <table:table-row table:style-name="ro1">
          <table:table-cell office:value-type="float" office:value="918.210571">
            <text:p>918,210571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091821">
            <text:p>0,091821</text:p>
          </table:table-cell>
          <table:table-cell office:value-type="float" office:value="-2.051765">
            <text:p>-2,051765</text:p>
          </table:table-cell>
          <table:table-cell table:number-columns-repeated="1019"/>
        </table:table-row>
        <table:table-row table:style-name="ro1">
          <table:table-cell office:value-type="float" office:value="918.210571">
            <text:p>918,210571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91821">
            <text:p>0,091821</text:p>
          </table:table-cell>
          <table:table-cell office:value-type="float" office:value="-2.070588">
            <text:p>-2,070588</text:p>
          </table:table-cell>
          <table:table-cell table:number-columns-repeated="1019"/>
        </table:table-row>
        <table:table-row table:style-name="ro1">
          <table:table-cell office:value-type="float" office:value="924.456909">
            <text:p>924,45690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2446">
            <text:p>0,092446</text:p>
          </table:table-cell>
          <table:table-cell office:value-type="float" office:value="-2.070588">
            <text:p>-2,070588</text:p>
          </table:table-cell>
          <table:table-cell table:number-columns-repeated="1019"/>
        </table:table-row>
        <table:table-row table:style-name="ro1">
          <table:table-cell office:value-type="float" office:value="949.4422">
            <text:p>949,4422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94944">
            <text:p>0,094944</text:p>
          </table:table-cell>
          <table:table-cell office:value-type="float" office:value="-2.089706">
            <text:p>-2,089706</text:p>
          </table:table-cell>
          <table:table-cell table:number-columns-repeated="1019"/>
        </table:table-row>
        <table:table-row table:style-name="ro1">
          <table:table-cell office:value-type="float" office:value="949.4422">
            <text:p>949,442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94944">
            <text:p>0,094944</text:p>
          </table:table-cell>
          <table:table-cell office:value-type="float" office:value="-2.089706">
            <text:p>-2,089706</text:p>
          </table:table-cell>
          <table:table-cell table:number-columns-repeated="1019"/>
        </table:table-row>
        <table:table-row table:style-name="ro1">
          <table:table-cell office:value-type="float" office:value="955.688538">
            <text:p>955,688538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095569">
            <text:p>0,095569</text:p>
          </table:table-cell>
          <table:table-cell office:value-type="float" office:value="-2.108824">
            <text:p>-2,108824</text:p>
          </table:table-cell>
          <table:table-cell table:number-columns-repeated="1019"/>
        </table:table-row>
        <table:table-row table:style-name="ro1">
          <table:table-cell office:value-type="float" office:value="955.688538">
            <text:p>955,688538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95569">
            <text:p>0,095569</text:p>
          </table:table-cell>
          <table:table-cell office:value-type="float" office:value="-2.108824">
            <text:p>-2,108824</text:p>
          </table:table-cell>
          <table:table-cell table:number-columns-repeated="1019"/>
        </table:table-row>
        <table:table-row table:style-name="ro1">
          <table:table-cell office:value-type="float" office:value="955.688538">
            <text:p>955,68853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5569">
            <text:p>0,095569</text:p>
          </table:table-cell>
          <table:table-cell office:value-type="float" office:value="-2.127647">
            <text:p>-2,127647</text:p>
          </table:table-cell>
          <table:table-cell table:number-columns-repeated="1019"/>
        </table:table-row>
        <table:table-row table:style-name="ro1">
          <table:table-cell office:value-type="float" office:value="955.688538">
            <text:p>955,688538</text:p>
          </table:table-cell>
          <table:table-cell office:value-type="float" office:value="-0.003232">
            <text:p>-0,003232</text:p>
          </table:table-cell>
          <table:table-cell office:value-type="float" office:value="-0.003194">
            <text:p>-0,003194</text:p>
          </table:table-cell>
          <table:table-cell office:value-type="float" office:value="0.095569">
            <text:p>0,095569</text:p>
          </table:table-cell>
          <table:table-cell office:value-type="float" office:value="-2.127647">
            <text:p>-2,127647</text:p>
          </table:table-cell>
          <table:table-cell table:number-columns-repeated="1019"/>
        </table:table-row>
        <table:table-row table:style-name="ro1">
          <table:table-cell office:value-type="float" office:value="955.688538">
            <text:p>955,688538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95569">
            <text:p>0,095569</text:p>
          </table:table-cell>
          <table:table-cell office:value-type="float" office:value="-2.146765">
            <text:p>-2,146765</text:p>
          </table:table-cell>
          <table:table-cell table:number-columns-repeated="1019"/>
        </table:table-row>
        <table:table-row table:style-name="ro1">
          <table:table-cell office:value-type="float" office:value="955.688538">
            <text:p>955,68853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95569">
            <text:p>0,095569</text:p>
          </table:table-cell>
          <table:table-cell office:value-type="float" office:value="-2.146765">
            <text:p>-2,146765</text:p>
          </table:table-cell>
          <table:table-cell table:number-columns-repeated="1019"/>
        </table:table-row>
        <table:table-row table:style-name="ro1">
          <table:table-cell office:value-type="float" office:value="961.934875">
            <text:p>961,93487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096193">
            <text:p>0,096193</text:p>
          </table:table-cell>
          <table:table-cell office:value-type="float" office:value="-2.165882">
            <text:p>-2,165882</text:p>
          </table:table-cell>
          <table:table-cell table:number-columns-repeated="1019"/>
        </table:table-row>
        <table:table-row table:style-name="ro1">
          <table:table-cell office:value-type="float" office:value="961.934875">
            <text:p>961,93487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96193">
            <text:p>0,096193</text:p>
          </table:table-cell>
          <table:table-cell office:value-type="float" office:value="-2.165882">
            <text:p>-2,165882</text:p>
          </table:table-cell>
          <table:table-cell table:number-columns-repeated="1019"/>
        </table:table-row>
        <table:table-row table:style-name="ro1">
          <table:table-cell office:value-type="float" office:value="980.673828">
            <text:p>980,67382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98067">
            <text:p>0,098067</text:p>
          </table:table-cell>
          <table:table-cell office:value-type="float" office:value="-2.185882">
            <text:p>-2,185882</text:p>
          </table:table-cell>
          <table:table-cell table:number-columns-repeated="1019"/>
        </table:table-row>
        <table:table-row table:style-name="ro1">
          <table:table-cell office:value-type="float" office:value="980.673828">
            <text:p>980,67382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098067">
            <text:p>0,098067</text:p>
          </table:table-cell>
          <table:table-cell office:value-type="float" office:value="-2.185882">
            <text:p>-2,185882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099941">
            <text:p>0,099941</text:p>
          </table:table-cell>
          <table:table-cell office:value-type="float" office:value="-2.205">
            <text:p>-2,205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99941">
            <text:p>0,099941</text:p>
          </table:table-cell>
          <table:table-cell office:value-type="float" office:value="-2.205">
            <text:p>-2,205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8">
            <text:p>-0,003228</text:p>
          </table:table-cell>
          <table:table-cell office:value-type="float" office:value="-0.003191">
            <text:p>-0,003191</text:p>
          </table:table-cell>
          <table:table-cell office:value-type="float" office:value="0.099941">
            <text:p>0,099941</text:p>
          </table:table-cell>
          <table:table-cell office:value-type="float" office:value="-2.224118">
            <text:p>-2,224118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99941">
            <text:p>0,099941</text:p>
          </table:table-cell>
          <table:table-cell office:value-type="float" office:value="-2.224118">
            <text:p>-2,224118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99941">
            <text:p>0,099941</text:p>
          </table:table-cell>
          <table:table-cell office:value-type="float" office:value="-2.243824">
            <text:p>-2,243824</text:p>
          </table:table-cell>
          <table:table-cell table:number-columns-repeated="1019"/>
        </table:table-row>
        <table:table-row table:style-name="ro1">
          <table:table-cell office:value-type="float" office:value="999.412842">
            <text:p>999,41284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99941">
            <text:p>0,099941</text:p>
          </table:table-cell>
          <table:table-cell office:value-type="float" office:value="-2.243824">
            <text:p>-2,243824</text:p>
          </table:table-cell>
          <table:table-cell table:number-columns-repeated="1019"/>
        </table:table-row>
        <table:table-row table:style-name="ro1">
          <table:table-cell office:value-type="float" office:value="1018.151855">
            <text:p>1018,15185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01815">
            <text:p>0,101815</text:p>
          </table:table-cell>
          <table:table-cell office:value-type="float" office:value="-2.262647">
            <text:p>-2,262647</text:p>
          </table:table-cell>
          <table:table-cell table:number-columns-repeated="1019"/>
        </table:table-row>
        <table:table-row table:style-name="ro1">
          <table:table-cell office:value-type="float" office:value="1018.151855">
            <text:p>1018,151855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01815">
            <text:p>0,101815</text:p>
          </table:table-cell>
          <table:table-cell office:value-type="float" office:value="-2.280882">
            <text:p>-2,280882</text:p>
          </table:table-cell>
          <table:table-cell table:number-columns-repeated="1019"/>
        </table:table-row>
        <table:table-row table:style-name="ro1">
          <table:table-cell office:value-type="float" office:value="1030.644531">
            <text:p>1030,64453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03064">
            <text:p>0,103064</text:p>
          </table:table-cell>
          <table:table-cell office:value-type="float" office:value="-2.280882">
            <text:p>-2,280882</text:p>
          </table:table-cell>
          <table:table-cell table:number-columns-repeated="1019"/>
        </table:table-row>
        <table:table-row table:style-name="ro1">
          <table:table-cell office:value-type="float" office:value="1030.644531">
            <text:p>1030,64453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3064">
            <text:p>0,103064</text:p>
          </table:table-cell>
          <table:table-cell office:value-type="float" office:value="-2.3">
            <text:p>-2,3</text:p>
          </table:table-cell>
          <table:table-cell table:number-columns-repeated="1019"/>
        </table:table-row>
        <table:table-row table:style-name="ro1">
          <table:table-cell office:value-type="float" office:value="1030.644531">
            <text:p>1030,64453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03064">
            <text:p>0,103064</text:p>
          </table:table-cell>
          <table:table-cell office:value-type="float" office:value="-2.3">
            <text:p>-2,3</text:p>
          </table:table-cell>
          <table:table-cell table:number-columns-repeated="1019"/>
        </table:table-row>
        <table:table-row table:style-name="ro1">
          <table:table-cell office:value-type="float" office:value="1030.644531">
            <text:p>1030,64453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03064">
            <text:p>0,103064</text:p>
          </table:table-cell>
          <table:table-cell office:value-type="float" office:value="-2.319412">
            <text:p>-2,319412</text:p>
          </table:table-cell>
          <table:table-cell table:number-columns-repeated="1019"/>
        </table:table-row>
        <table:table-row table:style-name="ro1">
          <table:table-cell office:value-type="float" office:value="1024.398193">
            <text:p>1024,39819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0244">
            <text:p>0,10244</text:p>
          </table:table-cell>
          <table:table-cell office:value-type="float" office:value="-2.319412">
            <text:p>-2,319412</text:p>
          </table:table-cell>
          <table:table-cell table:number-columns-repeated="1019"/>
        </table:table-row>
        <table:table-row table:style-name="ro1">
          <table:table-cell office:value-type="float" office:value="1036.890869">
            <text:p>1036,89086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03689">
            <text:p>0,103689</text:p>
          </table:table-cell>
          <table:table-cell office:value-type="float" office:value="-2.338824">
            <text:p>-2,338824</text:p>
          </table:table-cell>
          <table:table-cell table:number-columns-repeated="1019"/>
        </table:table-row>
        <table:table-row table:style-name="ro1">
          <table:table-cell office:value-type="float" office:value="1036.890869">
            <text:p>1036,89086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03689">
            <text:p>0,103689</text:p>
          </table:table-cell>
          <table:table-cell office:value-type="float" office:value="-2.338824">
            <text:p>-2,338824</text:p>
          </table:table-cell>
          <table:table-cell table:number-columns-repeated="1019"/>
        </table:table-row>
        <table:table-row table:style-name="ro1">
          <table:table-cell office:value-type="float" office:value="1055.629761">
            <text:p>1055,62976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05563">
            <text:p>0,105563</text:p>
          </table:table-cell>
          <table:table-cell office:value-type="float" office:value="-2.357941">
            <text:p>-2,357941</text:p>
          </table:table-cell>
          <table:table-cell table:number-columns-repeated="1019"/>
        </table:table-row>
        <table:table-row table:style-name="ro1">
          <table:table-cell office:value-type="float" office:value="1055.629761">
            <text:p>1055,62976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05563">
            <text:p>0,105563</text:p>
          </table:table-cell>
          <table:table-cell office:value-type="float" office:value="-2.357941">
            <text:p>-2,357941</text:p>
          </table:table-cell>
          <table:table-cell table:number-columns-repeated="1019"/>
        </table:table-row>
        <table:table-row table:style-name="ro1">
          <table:table-cell office:value-type="float" office:value="1061.876099">
            <text:p>1061,876099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106188">
            <text:p>0,106188</text:p>
          </table:table-cell>
          <table:table-cell office:value-type="float" office:value="-2.376765">
            <text:p>-2,376765</text:p>
          </table:table-cell>
          <table:table-cell table:number-columns-repeated="1019"/>
        </table:table-row>
        <table:table-row table:style-name="ro1">
          <table:table-cell office:value-type="float" office:value="1061.876099">
            <text:p>1061,87609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06188">
            <text:p>0,106188</text:p>
          </table:table-cell>
          <table:table-cell office:value-type="float" office:value="-2.376765">
            <text:p>-2,376765</text:p>
          </table:table-cell>
          <table:table-cell table:number-columns-repeated="1019"/>
        </table:table-row>
        <table:table-row table:style-name="ro1">
          <table:table-cell office:value-type="float" office:value="1080.615112">
            <text:p>1080,615112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08062">
            <text:p>0,108062</text:p>
          </table:table-cell>
          <table:table-cell office:value-type="float" office:value="-2.395882">
            <text:p>-2,395882</text:p>
          </table:table-cell>
          <table:table-cell table:number-columns-repeated="1019"/>
        </table:table-row>
        <table:table-row table:style-name="ro1">
          <table:table-cell office:value-type="float" office:value="1080.615112">
            <text:p>1080,61511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08062">
            <text:p>0,108062</text:p>
          </table:table-cell>
          <table:table-cell office:value-type="float" office:value="-2.395882">
            <text:p>-2,395882</text:p>
          </table:table-cell>
          <table:table-cell table:number-columns-repeated="1019"/>
        </table:table-row>
        <table:table-row table:style-name="ro1">
          <table:table-cell office:value-type="float" office:value="1068.122437">
            <text:p>1068,122437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06812">
            <text:p>0,106812</text:p>
          </table:table-cell>
          <table:table-cell office:value-type="float" office:value="-2.415">
            <text:p>-2,415</text:p>
          </table:table-cell>
          <table:table-cell table:number-columns-repeated="1019"/>
        </table:table-row>
        <table:table-row table:style-name="ro1">
          <table:table-cell office:value-type="float" office:value="1068.122437">
            <text:p>1068,12243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6812">
            <text:p>0,106812</text:p>
          </table:table-cell>
          <table:table-cell office:value-type="float" office:value="-2.415">
            <text:p>-2,415</text:p>
          </table:table-cell>
          <table:table-cell table:number-columns-repeated="1019"/>
        </table:table-row>
        <table:table-row table:style-name="ro1">
          <table:table-cell office:value-type="float" office:value="1086.86145">
            <text:p>1086,8614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08686">
            <text:p>0,108686</text:p>
          </table:table-cell>
          <table:table-cell office:value-type="float" office:value="-2.434118">
            <text:p>-2,434118</text:p>
          </table:table-cell>
          <table:table-cell table:number-columns-repeated="1019"/>
        </table:table-row>
        <table:table-row table:style-name="ro1">
          <table:table-cell office:value-type="float" office:value="1086.86145">
            <text:p>1086,86145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108686">
            <text:p>0,108686</text:p>
          </table:table-cell>
          <table:table-cell office:value-type="float" office:value="-2.434118">
            <text:p>-2,434118</text:p>
          </table:table-cell>
          <table:table-cell table:number-columns-repeated="1019"/>
        </table:table-row>
        <table:table-row table:style-name="ro1">
          <table:table-cell office:value-type="float" office:value="1105.600464">
            <text:p>1105,60046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1056">
            <text:p>0,11056</text:p>
          </table:table-cell>
          <table:table-cell office:value-type="float" office:value="-2.453529">
            <text:p>-2,453529</text:p>
          </table:table-cell>
          <table:table-cell table:number-columns-repeated="1019"/>
        </table:table-row>
        <table:table-row table:style-name="ro1">
          <table:table-cell office:value-type="float" office:value="1105.600464">
            <text:p>1105,60046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1056">
            <text:p>0,11056</text:p>
          </table:table-cell>
          <table:table-cell office:value-type="float" office:value="-2.453529">
            <text:p>-2,453529</text:p>
          </table:table-cell>
          <table:table-cell table:number-columns-repeated="1019"/>
        </table:table-row>
        <table:table-row table:style-name="ro1">
          <table:table-cell office:value-type="float" office:value="1105.600464">
            <text:p>1105,60046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1056">
            <text:p>0,11056</text:p>
          </table:table-cell>
          <table:table-cell office:value-type="float" office:value="-2.472353">
            <text:p>-2,472353</text:p>
          </table:table-cell>
          <table:table-cell table:number-columns-repeated="1019"/>
        </table:table-row>
        <table:table-row table:style-name="ro1">
          <table:table-cell office:value-type="float" office:value="1105.600464">
            <text:p>1105,60046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1056">
            <text:p>0,11056</text:p>
          </table:table-cell>
          <table:table-cell office:value-type="float" office:value="-2.472353">
            <text:p>-2,472353</text:p>
          </table:table-cell>
          <table:table-cell table:number-columns-repeated="1019"/>
        </table:table-row>
        <table:table-row table:style-name="ro1">
          <table:table-cell office:value-type="float" office:value="1124.339478">
            <text:p>1124,33947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12434">
            <text:p>0,112434</text:p>
          </table:table-cell>
          <table:table-cell office:value-type="float" office:value="-2.492059">
            <text:p>-2,492059</text:p>
          </table:table-cell>
          <table:table-cell table:number-columns-repeated="1019"/>
        </table:table-row>
        <table:table-row table:style-name="ro1">
          <table:table-cell office:value-type="float" office:value="1124.339478">
            <text:p>1124,33947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12434">
            <text:p>0,112434</text:p>
          </table:table-cell>
          <table:table-cell office:value-type="float" office:value="-2.510882">
            <text:p>-2,510882</text:p>
          </table:table-cell>
          <table:table-cell table:number-columns-repeated="1019"/>
        </table:table-row>
        <table:table-row table:style-name="ro1">
          <table:table-cell office:value-type="float" office:value="1143.078491">
            <text:p>1143,07849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14308">
            <text:p>0,114308</text:p>
          </table:table-cell>
          <table:table-cell office:value-type="float" office:value="-2.510882">
            <text:p>-2,510882</text:p>
          </table:table-cell>
          <table:table-cell table:number-columns-repeated="1019"/>
        </table:table-row>
        <table:table-row table:style-name="ro1">
          <table:table-cell office:value-type="float" office:value="1143.078491">
            <text:p>1143,07849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14308">
            <text:p>0,114308</text:p>
          </table:table-cell>
          <table:table-cell office:value-type="float" office:value="-2.530588">
            <text:p>-2,530588</text:p>
          </table:table-cell>
          <table:table-cell table:number-columns-repeated="1019"/>
        </table:table-row>
        <table:table-row table:style-name="ro1">
          <table:table-cell office:value-type="float" office:value="1124.339478">
            <text:p>1124,339478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12434">
            <text:p>0,112434</text:p>
          </table:table-cell>
          <table:table-cell office:value-type="float" office:value="-2.530588">
            <text:p>-2,530588</text:p>
          </table:table-cell>
          <table:table-cell table:number-columns-repeated="1019"/>
        </table:table-row>
        <table:table-row table:style-name="ro1">
          <table:table-cell office:value-type="float" office:value="1124.339478">
            <text:p>1124,33947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12434">
            <text:p>0,112434</text:p>
          </table:table-cell>
          <table:table-cell office:value-type="float" office:value="-2.549706">
            <text:p>-2,549706</text:p>
          </table:table-cell>
          <table:table-cell table:number-columns-repeated="1019"/>
        </table:table-row>
        <table:table-row table:style-name="ro1">
          <table:table-cell office:value-type="float" office:value="1149.324829">
            <text:p>1149,324829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114932">
            <text:p>0,114932</text:p>
          </table:table-cell>
          <table:table-cell office:value-type="float" office:value="-2.549706">
            <text:p>-2,549706</text:p>
          </table:table-cell>
          <table:table-cell table:number-columns-repeated="1019"/>
        </table:table-row>
        <table:table-row table:style-name="ro1">
          <table:table-cell office:value-type="float" office:value="1143.078491">
            <text:p>1143,07849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14308">
            <text:p>0,114308</text:p>
          </table:table-cell>
          <table:table-cell office:value-type="float" office:value="-2.568529">
            <text:p>-2,568529</text:p>
          </table:table-cell>
          <table:table-cell table:number-columns-repeated="1019"/>
        </table:table-row>
        <table:table-row table:style-name="ro1">
          <table:table-cell office:value-type="float" office:value="1143.078491">
            <text:p>1143,07849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14308">
            <text:p>0,114308</text:p>
          </table:table-cell>
          <table:table-cell office:value-type="float" office:value="-2.568529">
            <text:p>-2,568529</text:p>
          </table:table-cell>
          <table:table-cell table:number-columns-repeated="1019"/>
        </table:table-row>
        <table:table-row table:style-name="ro1">
          <table:table-cell office:value-type="float" office:value="1161.817383">
            <text:p>1161,817383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16182">
            <text:p>0,116182</text:p>
          </table:table-cell>
          <table:table-cell office:value-type="float" office:value="-2.588235">
            <text:p>-2,588235</text:p>
          </table:table-cell>
          <table:table-cell table:number-columns-repeated="1019"/>
        </table:table-row>
        <table:table-row table:style-name="ro1">
          <table:table-cell office:value-type="float" office:value="1161.817383">
            <text:p>1161,81738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16182">
            <text:p>0,116182</text:p>
          </table:table-cell>
          <table:table-cell office:value-type="float" office:value="-2.588235">
            <text:p>-2,588235</text:p>
          </table:table-cell>
          <table:table-cell table:number-columns-repeated="1019"/>
        </table:table-row>
        <table:table-row table:style-name="ro1">
          <table:table-cell office:value-type="float" office:value="1180.556396">
            <text:p>1180,55639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18056">
            <text:p>0,118056</text:p>
          </table:table-cell>
          <table:table-cell office:value-type="float" office:value="-2.606765">
            <text:p>-2,606765</text:p>
          </table:table-cell>
          <table:table-cell table:number-columns-repeated="1019"/>
        </table:table-row>
        <table:table-row table:style-name="ro1">
          <table:table-cell office:value-type="float" office:value="1180.556396">
            <text:p>1180,556396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18056">
            <text:p>0,118056</text:p>
          </table:table-cell>
          <table:table-cell office:value-type="float" office:value="-2.606765">
            <text:p>-2,606765</text:p>
          </table:table-cell>
          <table:table-cell table:number-columns-repeated="1019"/>
        </table:table-row>
        <table:table-row table:style-name="ro1">
          <table:table-cell office:value-type="float" office:value="1174.310059">
            <text:p>1174,31005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17431">
            <text:p>0,117431</text:p>
          </table:table-cell>
          <table:table-cell office:value-type="float" office:value="-2.625882">
            <text:p>-2,625882</text:p>
          </table:table-cell>
          <table:table-cell table:number-columns-repeated="1019"/>
        </table:table-row>
        <table:table-row table:style-name="ro1">
          <table:table-cell office:value-type="float" office:value="1174.310059">
            <text:p>1174,310059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17431">
            <text:p>0,117431</text:p>
          </table:table-cell>
          <table:table-cell office:value-type="float" office:value="-2.625882">
            <text:p>-2,625882</text:p>
          </table:table-cell>
          <table:table-cell table:number-columns-repeated="1019"/>
        </table:table-row>
        <table:table-row table:style-name="ro1">
          <table:table-cell office:value-type="float" office:value="1186.802734">
            <text:p>1186,80273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1868">
            <text:p>0,11868</text:p>
          </table:table-cell>
          <table:table-cell office:value-type="float" office:value="-2.645294">
            <text:p>-2,645294</text:p>
          </table:table-cell>
          <table:table-cell table:number-columns-repeated="1019"/>
        </table:table-row>
        <table:table-row table:style-name="ro1">
          <table:table-cell office:value-type="float" office:value="1186.802734">
            <text:p>1186,80273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1868">
            <text:p>0,11868</text:p>
          </table:table-cell>
          <table:table-cell office:value-type="float" office:value="-2.645294">
            <text:p>-2,645294</text:p>
          </table:table-cell>
          <table:table-cell table:number-columns-repeated="1019"/>
        </table:table-row>
        <table:table-row table:style-name="ro1">
          <table:table-cell office:value-type="float" office:value="1199.29541">
            <text:p>1199,2954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1993">
            <text:p>0,11993</text:p>
          </table:table-cell>
          <table:table-cell office:value-type="float" office:value="-2.663824">
            <text:p>-2,663824</text:p>
          </table:table-cell>
          <table:table-cell table:number-columns-repeated="1019"/>
        </table:table-row>
        <table:table-row table:style-name="ro1">
          <table:table-cell office:value-type="float" office:value="1199.29541">
            <text:p>1199,29541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11993">
            <text:p>0,11993</text:p>
          </table:table-cell>
          <table:table-cell office:value-type="float" office:value="-2.663824">
            <text:p>-2,663824</text:p>
          </table:table-cell>
          <table:table-cell table:number-columns-repeated="1019"/>
        </table:table-row>
        <table:table-row table:style-name="ro1">
          <table:table-cell office:value-type="float" office:value="1211.788086">
            <text:p>1211,78808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21179">
            <text:p>0,121179</text:p>
          </table:table-cell>
          <table:table-cell office:value-type="float" office:value="-2.683529">
            <text:p>-2,683529</text:p>
          </table:table-cell>
          <table:table-cell table:number-columns-repeated="1019"/>
        </table:table-row>
        <table:table-row table:style-name="ro1">
          <table:table-cell office:value-type="float" office:value="1211.788086">
            <text:p>1211,78808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21179">
            <text:p>0,121179</text:p>
          </table:table-cell>
          <table:table-cell office:value-type="float" office:value="-2.683529">
            <text:p>-2,683529</text:p>
          </table:table-cell>
          <table:table-cell table:number-columns-repeated="1019"/>
        </table:table-row>
        <table:table-row table:style-name="ro1">
          <table:table-cell office:value-type="float" office:value="1205.541748">
            <text:p>1205,54174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20554">
            <text:p>0,120554</text:p>
          </table:table-cell>
          <table:table-cell office:value-type="float" office:value="-2.705294">
            <text:p>-2,705294</text:p>
          </table:table-cell>
          <table:table-cell table:number-columns-repeated="1019"/>
        </table:table-row>
        <table:table-row table:style-name="ro1">
          <table:table-cell office:value-type="float" office:value="1205.541748">
            <text:p>1205,54174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20554">
            <text:p>0,120554</text:p>
          </table:table-cell>
          <table:table-cell office:value-type="float" office:value="-2.705294">
            <text:p>-2,705294</text:p>
          </table:table-cell>
          <table:table-cell table:number-columns-repeated="1019"/>
        </table:table-row>
        <table:table-row table:style-name="ro1">
          <table:table-cell office:value-type="float" office:value="1218.034424">
            <text:p>1218,034424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121803">
            <text:p>0,121803</text:p>
          </table:table-cell>
          <table:table-cell office:value-type="float" office:value="-2.724412">
            <text:p>-2,724412</text:p>
          </table:table-cell>
          <table:table-cell table:number-columns-repeated="1019"/>
        </table:table-row>
        <table:table-row table:style-name="ro1">
          <table:table-cell office:value-type="float" office:value="1218.034424">
            <text:p>1218,03442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21803">
            <text:p>0,121803</text:p>
          </table:table-cell>
          <table:table-cell office:value-type="float" office:value="-2.724412">
            <text:p>-2,724412</text:p>
          </table:table-cell>
          <table:table-cell table:number-columns-repeated="1019"/>
        </table:table-row>
        <table:table-row table:style-name="ro1">
          <table:table-cell office:value-type="float" office:value="1236.773437">
            <text:p>1236,77343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23677">
            <text:p>0,123677</text:p>
          </table:table-cell>
          <table:table-cell office:value-type="float" office:value="-2.743529">
            <text:p>-2,743529</text:p>
          </table:table-cell>
          <table:table-cell table:number-columns-repeated="1019"/>
        </table:table-row>
        <table:table-row table:style-name="ro1">
          <table:table-cell office:value-type="float" office:value="1236.773437">
            <text:p>1236,773437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123677">
            <text:p>0,123677</text:p>
          </table:table-cell>
          <table:table-cell office:value-type="float" office:value="-2.743529">
            <text:p>-2,743529</text:p>
          </table:table-cell>
          <table:table-cell table:number-columns-repeated="1019"/>
        </table:table-row>
        <table:table-row table:style-name="ro1">
          <table:table-cell office:value-type="float" office:value="1243.019775">
            <text:p>1243,01977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24302">
            <text:p>0,124302</text:p>
          </table:table-cell>
          <table:table-cell office:value-type="float" office:value="-2.763529">
            <text:p>-2,763529</text:p>
          </table:table-cell>
          <table:table-cell table:number-columns-repeated="1019"/>
        </table:table-row>
        <table:table-row table:style-name="ro1">
          <table:table-cell office:value-type="float" office:value="1243.019775">
            <text:p>1243,019775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24302">
            <text:p>0,124302</text:p>
          </table:table-cell>
          <table:table-cell office:value-type="float" office:value="-2.763529">
            <text:p>-2,763529</text:p>
          </table:table-cell>
          <table:table-cell table:number-columns-repeated="1019"/>
        </table:table-row>
        <table:table-row table:style-name="ro1">
          <table:table-cell office:value-type="float" office:value="1236.773437">
            <text:p>1236,773437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23677">
            <text:p>0,123677</text:p>
          </table:table-cell>
          <table:table-cell office:value-type="float" office:value="-2.782941">
            <text:p>-2,782941</text:p>
          </table:table-cell>
          <table:table-cell table:number-columns-repeated="1019"/>
        </table:table-row>
        <table:table-row table:style-name="ro1">
          <table:table-cell office:value-type="float" office:value="1236.773437">
            <text:p>1236,77343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23677">
            <text:p>0,123677</text:p>
          </table:table-cell>
          <table:table-cell office:value-type="float" office:value="-2.782941">
            <text:p>-2,782941</text:p>
          </table:table-cell>
          <table:table-cell table:number-columns-repeated="1019"/>
        </table:table-row>
        <table:table-row table:style-name="ro1">
          <table:table-cell office:value-type="float" office:value="1261.758667">
            <text:p>1261,758667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26176">
            <text:p>0,126176</text:p>
          </table:table-cell>
          <table:table-cell office:value-type="float" office:value="-2.801765">
            <text:p>-2,801765</text:p>
          </table:table-cell>
          <table:table-cell table:number-columns-repeated="1019"/>
        </table:table-row>
        <table:table-row table:style-name="ro1">
          <table:table-cell office:value-type="float" office:value="1261.758667">
            <text:p>1261,75866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26176">
            <text:p>0,126176</text:p>
          </table:table-cell>
          <table:table-cell office:value-type="float" office:value="-2.801765">
            <text:p>-2,801765</text:p>
          </table:table-cell>
          <table:table-cell table:number-columns-repeated="1019"/>
        </table:table-row>
        <table:table-row table:style-name="ro1">
          <table:table-cell office:value-type="float" office:value="1261.758667">
            <text:p>1261,75866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26176">
            <text:p>0,126176</text:p>
          </table:table-cell>
          <table:table-cell office:value-type="float" office:value="-2.820882">
            <text:p>-2,820882</text:p>
          </table:table-cell>
          <table:table-cell table:number-columns-repeated="1019"/>
        </table:table-row>
        <table:table-row table:style-name="ro1">
          <table:table-cell office:value-type="float" office:value="1261.758667">
            <text:p>1261,75866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26176">
            <text:p>0,126176</text:p>
          </table:table-cell>
          <table:table-cell office:value-type="float" office:value="-2.839706">
            <text:p>-2,839706</text:p>
          </table:table-cell>
          <table:table-cell table:number-columns-repeated="1019"/>
        </table:table-row>
        <table:table-row table:style-name="ro1">
          <table:table-cell office:value-type="float" office:value="1274.251343">
            <text:p>1274,25134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27425">
            <text:p>0,127425</text:p>
          </table:table-cell>
          <table:table-cell office:value-type="float" office:value="-2.839706">
            <text:p>-2,839706</text:p>
          </table:table-cell>
          <table:table-cell table:number-columns-repeated="1019"/>
        </table:table-row>
        <table:table-row table:style-name="ro1">
          <table:table-cell office:value-type="float" office:value="1280.497681">
            <text:p>1280,49768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2805">
            <text:p>0,12805</text:p>
          </table:table-cell>
          <table:table-cell office:value-type="float" office:value="-2.859412">
            <text:p>-2,859412</text:p>
          </table:table-cell>
          <table:table-cell table:number-columns-repeated="1019"/>
        </table:table-row>
        <table:table-row table:style-name="ro1">
          <table:table-cell office:value-type="float" office:value="1280.497681">
            <text:p>1280,49768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2805">
            <text:p>0,12805</text:p>
          </table:table-cell>
          <table:table-cell office:value-type="float" office:value="-2.859412">
            <text:p>-2,859412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31173">
            <text:p>0,131173</text:p>
          </table:table-cell>
          <table:table-cell office:value-type="float" office:value="-2.877941">
            <text:p>-2,877941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31173">
            <text:p>0,131173</text:p>
          </table:table-cell>
          <table:table-cell office:value-type="float" office:value="-2.877941">
            <text:p>-2,877941</text:p>
          </table:table-cell>
          <table:table-cell table:number-columns-repeated="1019"/>
        </table:table-row>
        <table:table-row table:style-name="ro1">
          <table:table-cell office:value-type="float" office:value="1292.990356">
            <text:p>1292,99035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29299">
            <text:p>0,129299</text:p>
          </table:table-cell>
          <table:table-cell office:value-type="float" office:value="-2.897647">
            <text:p>-2,897647</text:p>
          </table:table-cell>
          <table:table-cell table:number-columns-repeated="1019"/>
        </table:table-row>
        <table:table-row table:style-name="ro1">
          <table:table-cell office:value-type="float" office:value="1292.990356">
            <text:p>1292,990356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129299">
            <text:p>0,129299</text:p>
          </table:table-cell>
          <table:table-cell office:value-type="float" office:value="-2.897647">
            <text:p>-2,897647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31173">
            <text:p>0,131173</text:p>
          </table:table-cell>
          <table:table-cell office:value-type="float" office:value="-2.916471">
            <text:p>-2,916471</text:p>
          </table:table-cell>
          <table:table-cell table:number-columns-repeated="1019"/>
        </table:table-row>
        <table:table-row table:style-name="ro1">
          <table:table-cell office:value-type="float" office:value="1311.72937">
            <text:p>1311,7293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31173">
            <text:p>0,131173</text:p>
          </table:table-cell>
          <table:table-cell office:value-type="float" office:value="-2.916471">
            <text:p>-2,916471</text:p>
          </table:table-cell>
          <table:table-cell table:number-columns-repeated="1019"/>
        </table:table-row>
        <table:table-row table:style-name="ro1">
          <table:table-cell office:value-type="float" office:value="1317.975708">
            <text:p>1317,97570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31798">
            <text:p>0,131798</text:p>
          </table:table-cell>
          <table:table-cell office:value-type="float" office:value="-2.935882">
            <text:p>-2,935882</text:p>
          </table:table-cell>
          <table:table-cell table:number-columns-repeated="1019"/>
        </table:table-row>
        <table:table-row table:style-name="ro1">
          <table:table-cell office:value-type="float" office:value="1317.975708">
            <text:p>1317,97570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31798">
            <text:p>0,131798</text:p>
          </table:table-cell>
          <table:table-cell office:value-type="float" office:value="-2.935882">
            <text:p>-2,935882</text:p>
          </table:table-cell>
          <table:table-cell table:number-columns-repeated="1019"/>
        </table:table-row>
        <table:table-row table:style-name="ro1">
          <table:table-cell office:value-type="float" office:value="1324.222046">
            <text:p>1324,22204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32422">
            <text:p>0,132422</text:p>
          </table:table-cell>
          <table:table-cell office:value-type="float" office:value="-2.954412">
            <text:p>-2,954412</text:p>
          </table:table-cell>
          <table:table-cell table:number-columns-repeated="1019"/>
        </table:table-row>
        <table:table-row table:style-name="ro1">
          <table:table-cell office:value-type="float" office:value="1324.222046">
            <text:p>1324,22204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32422">
            <text:p>0,132422</text:p>
          </table:table-cell>
          <table:table-cell office:value-type="float" office:value="-2.954412">
            <text:p>-2,954412</text:p>
          </table:table-cell>
          <table:table-cell table:number-columns-repeated="1019"/>
        </table:table-row>
        <table:table-row table:style-name="ro1">
          <table:table-cell office:value-type="float" office:value="1336.714722">
            <text:p>1336,71472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3671">
            <text:p>0,133671</text:p>
          </table:table-cell>
          <table:table-cell office:value-type="float" office:value="-2.974118">
            <text:p>-2,974118</text:p>
          </table:table-cell>
          <table:table-cell table:number-columns-repeated="1019"/>
        </table:table-row>
        <table:table-row table:style-name="ro1">
          <table:table-cell office:value-type="float" office:value="1336.714722">
            <text:p>1336,71472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33671">
            <text:p>0,133671</text:p>
          </table:table-cell>
          <table:table-cell office:value-type="float" office:value="-2.974118">
            <text:p>-2,974118</text:p>
          </table:table-cell>
          <table:table-cell table:number-columns-repeated="1019"/>
        </table:table-row>
        <table:table-row table:style-name="ro1">
          <table:table-cell office:value-type="float" office:value="1342.96106">
            <text:p>1342,9610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34296">
            <text:p>0,134296</text:p>
          </table:table-cell>
          <table:table-cell office:value-type="float" office:value="-2.992941">
            <text:p>-2,992941</text:p>
          </table:table-cell>
          <table:table-cell table:number-columns-repeated="1019"/>
        </table:table-row>
        <table:table-row table:style-name="ro1">
          <table:table-cell office:value-type="float" office:value="1342.96106">
            <text:p>1342,96106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34296">
            <text:p>0,134296</text:p>
          </table:table-cell>
          <table:table-cell office:value-type="float" office:value="-2.992941">
            <text:p>-2,992941</text:p>
          </table:table-cell>
          <table:table-cell table:number-columns-repeated="1019"/>
        </table:table-row>
        <table:table-row table:style-name="ro1">
          <table:table-cell office:value-type="float" office:value="1355.453613">
            <text:p>1355,45361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35545">
            <text:p>0,135545</text:p>
          </table:table-cell>
          <table:table-cell office:value-type="float" office:value="-3.013235">
            <text:p>-3,013235</text:p>
          </table:table-cell>
          <table:table-cell table:number-columns-repeated="1019"/>
        </table:table-row>
        <table:table-row table:style-name="ro1">
          <table:table-cell office:value-type="float" office:value="1355.453613">
            <text:p>1355,45361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35545">
            <text:p>0,135545</text:p>
          </table:table-cell>
          <table:table-cell office:value-type="float" office:value="-3.013235">
            <text:p>-3,013235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37419">
            <text:p>0,137419</text:p>
          </table:table-cell>
          <table:table-cell office:value-type="float" office:value="-3.032941">
            <text:p>-3,032941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37419">
            <text:p>0,137419</text:p>
          </table:table-cell>
          <table:table-cell office:value-type="float" office:value="-3.032941">
            <text:p>-3,032941</text:p>
          </table:table-cell>
          <table:table-cell table:number-columns-repeated="1019"/>
        </table:table-row>
        <table:table-row table:style-name="ro1">
          <table:table-cell office:value-type="float" office:value="1367.946289">
            <text:p>1367,94628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36795">
            <text:p>0,136795</text:p>
          </table:table-cell>
          <table:table-cell office:value-type="float" office:value="-3.052059">
            <text:p>-3,052059</text:p>
          </table:table-cell>
          <table:table-cell table:number-columns-repeated="1019"/>
        </table:table-row>
        <table:table-row table:style-name="ro1">
          <table:table-cell office:value-type="float" office:value="1367.946289">
            <text:p>1367,94628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6795">
            <text:p>0,136795</text:p>
          </table:table-cell>
          <table:table-cell office:value-type="float" office:value="-3.070294">
            <text:p>-3,070294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7419">
            <text:p>0,137419</text:p>
          </table:table-cell>
          <table:table-cell office:value-type="float" office:value="-3.070294">
            <text:p>-3,070294</text:p>
          </table:table-cell>
          <table:table-cell table:number-columns-repeated="1019"/>
        </table:table-row>
        <table:table-row table:style-name="ro1">
          <table:table-cell office:value-type="float" office:value="1374.192627">
            <text:p>1374,19262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7419">
            <text:p>0,137419</text:p>
          </table:table-cell>
          <table:table-cell office:value-type="float" office:value="-3.09">
            <text:p>-3,09</text:p>
          </table:table-cell>
          <table:table-cell table:number-columns-repeated="1019"/>
        </table:table-row>
        <table:table-row table:style-name="ro1">
          <table:table-cell office:value-type="float" office:value="1380.438965">
            <text:p>1380,43896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38044">
            <text:p>0,138044</text:p>
          </table:table-cell>
          <table:table-cell office:value-type="float" office:value="-3.09">
            <text:p>-3,09</text:p>
          </table:table-cell>
          <table:table-cell table:number-columns-repeated="1019"/>
        </table:table-row>
        <table:table-row table:style-name="ro1">
          <table:table-cell office:value-type="float" office:value="1399.177979">
            <text:p>1399,17797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39918">
            <text:p>0,139918</text:p>
          </table:table-cell>
          <table:table-cell office:value-type="float" office:value="-3.108824">
            <text:p>-3,108824</text:p>
          </table:table-cell>
          <table:table-cell table:number-columns-repeated="1019"/>
        </table:table-row>
        <table:table-row table:style-name="ro1">
          <table:table-cell office:value-type="float" office:value="1399.177979">
            <text:p>1399,177979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39918">
            <text:p>0,139918</text:p>
          </table:table-cell>
          <table:table-cell office:value-type="float" office:value="-3.108824">
            <text:p>-3,108824</text:p>
          </table:table-cell>
          <table:table-cell table:number-columns-repeated="1019"/>
        </table:table-row>
        <table:table-row table:style-name="ro1">
          <table:table-cell office:value-type="float" office:value="1411.670654">
            <text:p>1411,67065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41167">
            <text:p>0,141167</text:p>
          </table:table-cell>
          <table:table-cell office:value-type="float" office:value="-3.127941">
            <text:p>-3,127941</text:p>
          </table:table-cell>
          <table:table-cell table:number-columns-repeated="1019"/>
        </table:table-row>
        <table:table-row table:style-name="ro1">
          <table:table-cell office:value-type="float" office:value="1411.670654">
            <text:p>1411,670654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41167">
            <text:p>0,141167</text:p>
          </table:table-cell>
          <table:table-cell office:value-type="float" office:value="-3.127941">
            <text:p>-3,127941</text:p>
          </table:table-cell>
          <table:table-cell table:number-columns-repeated="1019"/>
        </table:table-row>
        <table:table-row table:style-name="ro1">
          <table:table-cell office:value-type="float" office:value="1424.16333">
            <text:p>1424,1633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142416">
            <text:p>0,142416</text:p>
          </table:table-cell>
          <table:table-cell office:value-type="float" office:value="-3.146765">
            <text:p>-3,146765</text:p>
          </table:table-cell>
          <table:table-cell table:number-columns-repeated="1019"/>
        </table:table-row>
        <table:table-row table:style-name="ro1">
          <table:table-cell office:value-type="float" office:value="1424.16333">
            <text:p>1424,1633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42416">
            <text:p>0,142416</text:p>
          </table:table-cell>
          <table:table-cell office:value-type="float" office:value="-3.146765">
            <text:p>-3,146765</text:p>
          </table:table-cell>
          <table:table-cell table:number-columns-repeated="1019"/>
        </table:table-row>
        <table:table-row table:style-name="ro1">
          <table:table-cell office:value-type="float" office:value="1430.409668">
            <text:p>1430,40966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43041">
            <text:p>0,143041</text:p>
          </table:table-cell>
          <table:table-cell office:value-type="float" office:value="-3.166177">
            <text:p>-3,166177</text:p>
          </table:table-cell>
          <table:table-cell table:number-columns-repeated="1019"/>
        </table:table-row>
        <table:table-row table:style-name="ro1">
          <table:table-cell office:value-type="float" office:value="1430.409668">
            <text:p>1430,40966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43041">
            <text:p>0,143041</text:p>
          </table:table-cell>
          <table:table-cell office:value-type="float" office:value="-3.166177">
            <text:p>-3,166177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43666">
            <text:p>0,143666</text:p>
          </table:table-cell>
          <table:table-cell office:value-type="float" office:value="-3.185588">
            <text:p>-3,185588</text:p>
          </table:table-cell>
          <table:table-cell table:number-columns-repeated="1019"/>
        </table:table-row>
        <table:table-row table:style-name="ro1">
          <table:table-cell office:value-type="float" office:value="1436.656006">
            <text:p>1436,656006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43666">
            <text:p>0,143666</text:p>
          </table:table-cell>
          <table:table-cell office:value-type="float" office:value="-3.185588">
            <text:p>-3,185588</text:p>
          </table:table-cell>
          <table:table-cell table:number-columns-repeated="1019"/>
        </table:table-row>
        <table:table-row table:style-name="ro1">
          <table:table-cell office:value-type="float" office:value="1449.148682">
            <text:p>1449,148682</text:p>
          </table:table-cell>
          <table:table-cell office:value-type="float" office:value="-0.003228">
            <text:p>-0,003228</text:p>
          </table:table-cell>
          <table:table-cell office:value-type="float" office:value="-0.003191">
            <text:p>-0,003191</text:p>
          </table:table-cell>
          <table:table-cell office:value-type="float" office:value="0.144915">
            <text:p>0,144915</text:p>
          </table:table-cell>
          <table:table-cell office:value-type="float" office:value="-3.204412">
            <text:p>-3,204412</text:p>
          </table:table-cell>
          <table:table-cell table:number-columns-repeated="1019"/>
        </table:table-row>
        <table:table-row table:style-name="ro1">
          <table:table-cell office:value-type="float" office:value="1449.148682">
            <text:p>1449,148682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44915">
            <text:p>0,144915</text:p>
          </table:table-cell>
          <table:table-cell office:value-type="float" office:value="-3.204412">
            <text:p>-3,204412</text:p>
          </table:table-cell>
          <table:table-cell table:number-columns-repeated="1019"/>
        </table:table-row>
        <table:table-row table:style-name="ro1">
          <table:table-cell office:value-type="float" office:value="1449.148682">
            <text:p>1449,148682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144915">
            <text:p>0,144915</text:p>
          </table:table-cell>
          <table:table-cell office:value-type="float" office:value="-3.224118">
            <text:p>-3,224118</text:p>
          </table:table-cell>
          <table:table-cell table:number-columns-repeated="1019"/>
        </table:table-row>
        <table:table-row table:style-name="ro1">
          <table:table-cell office:value-type="float" office:value="1449.148682">
            <text:p>1449,14868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44915">
            <text:p>0,144915</text:p>
          </table:table-cell>
          <table:table-cell office:value-type="float" office:value="-3.224118">
            <text:p>-3,224118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46789">
            <text:p>0,146789</text:p>
          </table:table-cell>
          <table:table-cell office:value-type="float" office:value="-3.243235">
            <text:p>-3,243235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46789">
            <text:p>0,146789</text:p>
          </table:table-cell>
          <table:table-cell office:value-type="float" office:value="-3.243235">
            <text:p>-3,243235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46789">
            <text:p>0,146789</text:p>
          </table:table-cell>
          <table:table-cell office:value-type="float" office:value="-3.262941">
            <text:p>-3,262941</text:p>
          </table:table-cell>
          <table:table-cell table:number-columns-repeated="1019"/>
        </table:table-row>
        <table:table-row table:style-name="ro1">
          <table:table-cell office:value-type="float" office:value="1467.887573">
            <text:p>1467,88757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46789">
            <text:p>0,146789</text:p>
          </table:table-cell>
          <table:table-cell office:value-type="float" office:value="-3.262941">
            <text:p>-3,262941</text:p>
          </table:table-cell>
          <table:table-cell table:number-columns-repeated="1019"/>
        </table:table-row>
        <table:table-row table:style-name="ro1">
          <table:table-cell office:value-type="float" office:value="1474.133911">
            <text:p>1474,133911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47413">
            <text:p>0,147413</text:p>
          </table:table-cell>
          <table:table-cell office:value-type="float" office:value="-3.28353">
            <text:p>-3,28353</text:p>
          </table:table-cell>
          <table:table-cell table:number-columns-repeated="1019"/>
        </table:table-row>
        <table:table-row table:style-name="ro1">
          <table:table-cell office:value-type="float" office:value="1474.133911">
            <text:p>1474,13391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47413">
            <text:p>0,147413</text:p>
          </table:table-cell>
          <table:table-cell office:value-type="float" office:value="-3.28353">
            <text:p>-3,28353</text:p>
          </table:table-cell>
          <table:table-cell table:number-columns-repeated="1019"/>
        </table:table-row>
        <table:table-row table:style-name="ro1">
          <table:table-cell office:value-type="float" office:value="1486.626587">
            <text:p>1486,626587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48663">
            <text:p>0,148663</text:p>
          </table:table-cell>
          <table:table-cell office:value-type="float" office:value="-3.303235">
            <text:p>-3,303235</text:p>
          </table:table-cell>
          <table:table-cell table:number-columns-repeated="1019"/>
        </table:table-row>
        <table:table-row table:style-name="ro1">
          <table:table-cell office:value-type="float" office:value="1486.626587">
            <text:p>1486,62658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48663">
            <text:p>0,148663</text:p>
          </table:table-cell>
          <table:table-cell office:value-type="float" office:value="-3.303235">
            <text:p>-3,303235</text:p>
          </table:table-cell>
          <table:table-cell table:number-columns-repeated="1019"/>
        </table:table-row>
        <table:table-row table:style-name="ro1">
          <table:table-cell office:value-type="float" office:value="1492.872925">
            <text:p>1492,87292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49287">
            <text:p>0,149287</text:p>
          </table:table-cell>
          <table:table-cell office:value-type="float" office:value="-3.322941">
            <text:p>-3,322941</text:p>
          </table:table-cell>
          <table:table-cell table:number-columns-repeated="1019"/>
        </table:table-row>
        <table:table-row table:style-name="ro1">
          <table:table-cell office:value-type="float" office:value="1492.872925">
            <text:p>1492,872925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49287">
            <text:p>0,149287</text:p>
          </table:table-cell>
          <table:table-cell office:value-type="float" office:value="-3.322941">
            <text:p>-3,322941</text:p>
          </table:table-cell>
          <table:table-cell table:number-columns-repeated="1019"/>
        </table:table-row>
        <table:table-row table:style-name="ro1">
          <table:table-cell office:value-type="float" office:value="1505.365601">
            <text:p>1505,36560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50537">
            <text:p>0,150537</text:p>
          </table:table-cell>
          <table:table-cell office:value-type="float" office:value="-3.342941">
            <text:p>-3,342941</text:p>
          </table:table-cell>
          <table:table-cell table:number-columns-repeated="1019"/>
        </table:table-row>
        <table:table-row table:style-name="ro1">
          <table:table-cell office:value-type="float" office:value="1505.365601">
            <text:p>1505,36560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50537">
            <text:p>0,150537</text:p>
          </table:table-cell>
          <table:table-cell office:value-type="float" office:value="-3.342941">
            <text:p>-3,342941</text:p>
          </table:table-cell>
          <table:table-cell table:number-columns-repeated="1019"/>
        </table:table-row>
        <table:table-row table:style-name="ro1">
          <table:table-cell office:value-type="float" office:value="1511.611938">
            <text:p>1511,61193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51161">
            <text:p>0,151161</text:p>
          </table:table-cell>
          <table:table-cell office:value-type="float" office:value="-3.364118">
            <text:p>-3,364118</text:p>
          </table:table-cell>
          <table:table-cell table:number-columns-repeated="1019"/>
        </table:table-row>
        <table:table-row table:style-name="ro1">
          <table:table-cell office:value-type="float" office:value="1511.611938">
            <text:p>1511,61193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51161">
            <text:p>0,151161</text:p>
          </table:table-cell>
          <table:table-cell office:value-type="float" office:value="-3.364118">
            <text:p>-3,364118</text:p>
          </table:table-cell>
          <table:table-cell table:number-columns-repeated="1019"/>
        </table:table-row>
        <table:table-row table:style-name="ro1">
          <table:table-cell office:value-type="float" office:value="1517.858276">
            <text:p>1517,85827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51786">
            <text:p>0,151786</text:p>
          </table:table-cell>
          <table:table-cell office:value-type="float" office:value="-3.381471">
            <text:p>-3,381471</text:p>
          </table:table-cell>
          <table:table-cell table:number-columns-repeated="1019"/>
        </table:table-row>
        <table:table-row table:style-name="ro1">
          <table:table-cell office:value-type="float" office:value="1517.858276">
            <text:p>1517,858276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51786">
            <text:p>0,151786</text:p>
          </table:table-cell>
          <table:table-cell office:value-type="float" office:value="-3.400588">
            <text:p>-3,400588</text:p>
          </table:table-cell>
          <table:table-cell table:number-columns-repeated="1019"/>
        </table:table-row>
        <table:table-row table:style-name="ro1">
          <table:table-cell office:value-type="float" office:value="1536.59729">
            <text:p>1536,59729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5366">
            <text:p>0,15366</text:p>
          </table:table-cell>
          <table:table-cell office:value-type="float" office:value="-3.400588">
            <text:p>-3,400588</text:p>
          </table:table-cell>
          <table:table-cell table:number-columns-repeated="1019"/>
        </table:table-row>
        <table:table-row table:style-name="ro1">
          <table:table-cell office:value-type="float" office:value="1536.59729">
            <text:p>1536,5972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5366">
            <text:p>0,15366</text:p>
          </table:table-cell>
          <table:table-cell office:value-type="float" office:value="-3.42">
            <text:p>-3,42</text:p>
          </table:table-cell>
          <table:table-cell table:number-columns-repeated="1019"/>
        </table:table-row>
        <table:table-row table:style-name="ro1">
          <table:table-cell office:value-type="float" office:value="1542.843628">
            <text:p>1542,84362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54284">
            <text:p>0,154284</text:p>
          </table:table-cell>
          <table:table-cell office:value-type="float" office:value="-3.42">
            <text:p>-3,42</text:p>
          </table:table-cell>
          <table:table-cell table:number-columns-repeated="1019"/>
        </table:table-row>
        <table:table-row table:style-name="ro1">
          <table:table-cell office:value-type="float" office:value="1542.843628">
            <text:p>1542,84362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54284">
            <text:p>0,154284</text:p>
          </table:table-cell>
          <table:table-cell office:value-type="float" office:value="-3.438529">
            <text:p>-3,438529</text:p>
          </table:table-cell>
          <table:table-cell table:number-columns-repeated="1019"/>
        </table:table-row>
        <table:table-row table:style-name="ro1">
          <table:table-cell office:value-type="float" office:value="1542.843628">
            <text:p>1542,843628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54284">
            <text:p>0,154284</text:p>
          </table:table-cell>
          <table:table-cell office:value-type="float" office:value="-3.438529">
            <text:p>-3,438529</text:p>
          </table:table-cell>
          <table:table-cell table:number-columns-repeated="1019"/>
        </table:table-row>
        <table:table-row table:style-name="ro1">
          <table:table-cell office:value-type="float" office:value="1580.321533">
            <text:p>1580,32153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58032">
            <text:p>0,158032</text:p>
          </table:table-cell>
          <table:table-cell office:value-type="float" office:value="-3.457647">
            <text:p>-3,457647</text:p>
          </table:table-cell>
          <table:table-cell table:number-columns-repeated="1019"/>
        </table:table-row>
        <table:table-row table:style-name="ro1">
          <table:table-cell office:value-type="float" office:value="1580.321533">
            <text:p>1580,321533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58032">
            <text:p>0,158032</text:p>
          </table:table-cell>
          <table:table-cell office:value-type="float" office:value="-3.457647">
            <text:p>-3,457647</text:p>
          </table:table-cell>
          <table:table-cell table:number-columns-repeated="1019"/>
        </table:table-row>
        <table:table-row table:style-name="ro1">
          <table:table-cell office:value-type="float" office:value="1586.567871">
            <text:p>1586,56787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58657">
            <text:p>0,158657</text:p>
          </table:table-cell>
          <table:table-cell office:value-type="float" office:value="-3.47647">
            <text:p>-3,47647</text:p>
          </table:table-cell>
          <table:table-cell table:number-columns-repeated="1019"/>
        </table:table-row>
        <table:table-row table:style-name="ro1">
          <table:table-cell office:value-type="float" office:value="1586.567871">
            <text:p>1586,56787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58657">
            <text:p>0,158657</text:p>
          </table:table-cell>
          <table:table-cell office:value-type="float" office:value="-3.47647">
            <text:p>-3,47647</text:p>
          </table:table-cell>
          <table:table-cell table:number-columns-repeated="1019"/>
        </table:table-row>
        <table:table-row table:style-name="ro1">
          <table:table-cell office:value-type="float" office:value="1574.075195">
            <text:p>1574,075195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57408">
            <text:p>0,157408</text:p>
          </table:table-cell>
          <table:table-cell office:value-type="float" office:value="-3.495882">
            <text:p>-3,495882</text:p>
          </table:table-cell>
          <table:table-cell table:number-columns-repeated="1019"/>
        </table:table-row>
        <table:table-row table:style-name="ro1">
          <table:table-cell office:value-type="float" office:value="1574.075195">
            <text:p>1574,07519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57408">
            <text:p>0,157408</text:p>
          </table:table-cell>
          <table:table-cell office:value-type="float" office:value="-3.495882">
            <text:p>-3,495882</text:p>
          </table:table-cell>
          <table:table-cell table:number-columns-repeated="1019"/>
        </table:table-row>
        <table:table-row table:style-name="ro1">
          <table:table-cell office:value-type="float" office:value="1574.075195">
            <text:p>1574,075195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57408">
            <text:p>0,157408</text:p>
          </table:table-cell>
          <table:table-cell office:value-type="float" office:value="-3.515588">
            <text:p>-3,515588</text:p>
          </table:table-cell>
          <table:table-cell table:number-columns-repeated="1019"/>
        </table:table-row>
        <table:table-row table:style-name="ro1">
          <table:table-cell office:value-type="float" office:value="1574.075195">
            <text:p>1574,07519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57408">
            <text:p>0,157408</text:p>
          </table:table-cell>
          <table:table-cell office:value-type="float" office:value="-3.515588">
            <text:p>-3,515588</text:p>
          </table:table-cell>
          <table:table-cell table:number-columns-repeated="1019"/>
        </table:table-row>
        <table:table-row table:style-name="ro1">
          <table:table-cell office:value-type="float" office:value="1580.321533">
            <text:p>1580,32153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58032">
            <text:p>0,158032</text:p>
          </table:table-cell>
          <table:table-cell office:value-type="float" office:value="-3.534118">
            <text:p>-3,534118</text:p>
          </table:table-cell>
          <table:table-cell table:number-columns-repeated="1019"/>
        </table:table-row>
        <table:table-row table:style-name="ro1">
          <table:table-cell office:value-type="float" office:value="1580.321533">
            <text:p>1580,32153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58032">
            <text:p>0,158032</text:p>
          </table:table-cell>
          <table:table-cell office:value-type="float" office:value="-3.534118">
            <text:p>-3,534118</text:p>
          </table:table-cell>
          <table:table-cell table:number-columns-repeated="1019"/>
        </table:table-row>
        <table:table-row table:style-name="ro1">
          <table:table-cell office:value-type="float" office:value="1586.567871">
            <text:p>1586,56787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58657">
            <text:p>0,158657</text:p>
          </table:table-cell>
          <table:table-cell office:value-type="float" office:value="-3.55353">
            <text:p>-3,55353</text:p>
          </table:table-cell>
          <table:table-cell table:number-columns-repeated="1019"/>
        </table:table-row>
        <table:table-row table:style-name="ro1">
          <table:table-cell office:value-type="float" office:value="1586.567871">
            <text:p>1586,56787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58657">
            <text:p>0,158657</text:p>
          </table:table-cell>
          <table:table-cell office:value-type="float" office:value="-3.55353">
            <text:p>-3,55353</text:p>
          </table:table-cell>
          <table:table-cell table:number-columns-repeated="1019"/>
        </table:table-row>
        <table:table-row table:style-name="ro1">
          <table:table-cell office:value-type="float" office:value="1611.553223">
            <text:p>1611,55322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61155">
            <text:p>0,161155</text:p>
          </table:table-cell>
          <table:table-cell office:value-type="float" office:value="-3.572941">
            <text:p>-3,572941</text:p>
          </table:table-cell>
          <table:table-cell table:number-columns-repeated="1019"/>
        </table:table-row>
        <table:table-row table:style-name="ro1">
          <table:table-cell office:value-type="float" office:value="1611.553223">
            <text:p>1611,55322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61155">
            <text:p>0,161155</text:p>
          </table:table-cell>
          <table:table-cell office:value-type="float" office:value="-3.572941">
            <text:p>-3,572941</text:p>
          </table:table-cell>
          <table:table-cell table:number-columns-repeated="1019"/>
        </table:table-row>
        <table:table-row table:style-name="ro1">
          <table:table-cell office:value-type="float" office:value="1611.553223">
            <text:p>1611,55322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61155">
            <text:p>0,161155</text:p>
          </table:table-cell>
          <table:table-cell office:value-type="float" office:value="-3.592059">
            <text:p>-3,592059</text:p>
          </table:table-cell>
          <table:table-cell table:number-columns-repeated="1019"/>
        </table:table-row>
        <table:table-row table:style-name="ro1">
          <table:table-cell office:value-type="float" office:value="1611.553223">
            <text:p>1611,55322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61155">
            <text:p>0,161155</text:p>
          </table:table-cell>
          <table:table-cell office:value-type="float" office:value="-3.592059">
            <text:p>-3,592059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162405">
            <text:p>0,162405</text:p>
          </table:table-cell>
          <table:table-cell office:value-type="float" office:value="-3.611176">
            <text:p>-3,611176</text:p>
          </table:table-cell>
          <table:table-cell table:number-columns-repeated="1019"/>
        </table:table-row>
        <table:table-row table:style-name="ro1">
          <table:table-cell office:value-type="float" office:value="1624.045898">
            <text:p>1624,04589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62405">
            <text:p>0,162405</text:p>
          </table:table-cell>
          <table:table-cell office:value-type="float" office:value="-3.629706">
            <text:p>-3,629706</text:p>
          </table:table-cell>
          <table:table-cell table:number-columns-repeated="1019"/>
        </table:table-row>
        <table:table-row table:style-name="ro1">
          <table:table-cell office:value-type="float" office:value="1636.538574">
            <text:p>1636,53857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63654">
            <text:p>0,163654</text:p>
          </table:table-cell>
          <table:table-cell office:value-type="float" office:value="-3.629706">
            <text:p>-3,629706</text:p>
          </table:table-cell>
          <table:table-cell table:number-columns-repeated="1019"/>
        </table:table-row>
        <table:table-row table:style-name="ro1">
          <table:table-cell office:value-type="float" office:value="1636.538574">
            <text:p>1636,538574</text:p>
          </table:table-cell>
          <table:table-cell office:value-type="float" office:value="-0.003228">
            <text:p>-0,003228</text:p>
          </table:table-cell>
          <table:table-cell office:value-type="float" office:value="-0.003191">
            <text:p>-0,003191</text:p>
          </table:table-cell>
          <table:table-cell office:value-type="float" office:value="0.163654">
            <text:p>0,163654</text:p>
          </table:table-cell>
          <table:table-cell office:value-type="float" office:value="-3.649118">
            <text:p>-3,649118</text:p>
          </table:table-cell>
          <table:table-cell table:number-columns-repeated="1019"/>
        </table:table-row>
        <table:table-row table:style-name="ro1">
          <table:table-cell office:value-type="float" office:value="1636.538574">
            <text:p>1636,538574</text:p>
          </table:table-cell>
          <table:table-cell office:value-type="float" office:value="-0.003223">
            <text:p>-0,003223</text:p>
          </table:table-cell>
          <table:table-cell office:value-type="float" office:value="-0.003195">
            <text:p>-0,003195</text:p>
          </table:table-cell>
          <table:table-cell office:value-type="float" office:value="0.163654">
            <text:p>0,163654</text:p>
          </table:table-cell>
          <table:table-cell office:value-type="float" office:value="-3.649118">
            <text:p>-3,649118</text:p>
          </table:table-cell>
          <table:table-cell table:number-columns-repeated="1019"/>
        </table:table-row>
        <table:table-row table:style-name="ro1">
          <table:table-cell office:value-type="float" office:value="1636.538574">
            <text:p>1636,53857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63654">
            <text:p>0,163654</text:p>
          </table:table-cell>
          <table:table-cell office:value-type="float" office:value="-3.66853">
            <text:p>-3,66853</text:p>
          </table:table-cell>
          <table:table-cell table:number-columns-repeated="1019"/>
        </table:table-row>
        <table:table-row table:style-name="ro1">
          <table:table-cell office:value-type="float" office:value="1661.523804">
            <text:p>1661,52380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66152">
            <text:p>0,166152</text:p>
          </table:table-cell>
          <table:table-cell office:value-type="float" office:value="-3.66853">
            <text:p>-3,66853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65528">
            <text:p>0,165528</text:p>
          </table:table-cell>
          <table:table-cell office:value-type="float" office:value="-3.687941">
            <text:p>-3,687941</text:p>
          </table:table-cell>
          <table:table-cell table:number-columns-repeated="1019"/>
        </table:table-row>
        <table:table-row table:style-name="ro1">
          <table:table-cell office:value-type="float" office:value="1655.277466">
            <text:p>1655,277466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165528">
            <text:p>0,165528</text:p>
          </table:table-cell>
          <table:table-cell office:value-type="float" office:value="-3.687941">
            <text:p>-3,687941</text:p>
          </table:table-cell>
          <table:table-cell table:number-columns-repeated="1019"/>
        </table:table-row>
        <table:table-row table:style-name="ro1">
          <table:table-cell office:value-type="float" office:value="1661.523804">
            <text:p>1661,52380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66152">
            <text:p>0,166152</text:p>
          </table:table-cell>
          <table:table-cell office:value-type="float" office:value="-3.707059">
            <text:p>-3,707059</text:p>
          </table:table-cell>
          <table:table-cell table:number-columns-repeated="1019"/>
        </table:table-row>
        <table:table-row table:style-name="ro1">
          <table:table-cell office:value-type="float" office:value="1661.523804">
            <text:p>1661,52380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66152">
            <text:p>0,166152</text:p>
          </table:table-cell>
          <table:table-cell office:value-type="float" office:value="-3.707059">
            <text:p>-3,707059</text:p>
          </table:table-cell>
          <table:table-cell table:number-columns-repeated="1019"/>
        </table:table-row>
        <table:table-row table:style-name="ro1">
          <table:table-cell office:value-type="float" office:value="1674.016479">
            <text:p>1674,01647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67402">
            <text:p>0,167402</text:p>
          </table:table-cell>
          <table:table-cell office:value-type="float" office:value="-3.725882">
            <text:p>-3,725882</text:p>
          </table:table-cell>
          <table:table-cell table:number-columns-repeated="1019"/>
        </table:table-row>
        <table:table-row table:style-name="ro1">
          <table:table-cell office:value-type="float" office:value="1674.016479">
            <text:p>1674,01647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67402">
            <text:p>0,167402</text:p>
          </table:table-cell>
          <table:table-cell office:value-type="float" office:value="-3.725882">
            <text:p>-3,725882</text:p>
          </table:table-cell>
          <table:table-cell table:number-columns-repeated="1019"/>
        </table:table-row>
        <table:table-row table:style-name="ro1">
          <table:table-cell office:value-type="float" office:value="1667.770142">
            <text:p>1667,77014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66777">
            <text:p>0,166777</text:p>
          </table:table-cell>
          <table:table-cell office:value-type="float" office:value="-3.745294">
            <text:p>-3,745294</text:p>
          </table:table-cell>
          <table:table-cell table:number-columns-repeated="1019"/>
        </table:table-row>
        <table:table-row table:style-name="ro1">
          <table:table-cell office:value-type="float" office:value="1667.770142">
            <text:p>1667,770142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66777">
            <text:p>0,166777</text:p>
          </table:table-cell>
          <table:table-cell office:value-type="float" office:value="-3.745294">
            <text:p>-3,745294</text:p>
          </table:table-cell>
          <table:table-cell table:number-columns-repeated="1019"/>
        </table:table-row>
        <table:table-row table:style-name="ro1">
          <table:table-cell office:value-type="float" office:value="1680.262817">
            <text:p>1680,262817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68026">
            <text:p>0,168026</text:p>
          </table:table-cell>
          <table:table-cell office:value-type="float" office:value="-3.764118">
            <text:p>-3,764118</text:p>
          </table:table-cell>
          <table:table-cell table:number-columns-repeated="1019"/>
        </table:table-row>
        <table:table-row table:style-name="ro1">
          <table:table-cell office:value-type="float" office:value="1680.262817">
            <text:p>1680,26281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68026">
            <text:p>0,168026</text:p>
          </table:table-cell>
          <table:table-cell office:value-type="float" office:value="-3.764118">
            <text:p>-3,764118</text:p>
          </table:table-cell>
          <table:table-cell table:number-columns-repeated="1019"/>
        </table:table-row>
        <table:table-row table:style-name="ro1">
          <table:table-cell office:value-type="float" office:value="1699.001831">
            <text:p>1699,001831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699">
            <text:p>0,1699</text:p>
          </table:table-cell>
          <table:table-cell office:value-type="float" office:value="-3.782941">
            <text:p>-3,782941</text:p>
          </table:table-cell>
          <table:table-cell table:number-columns-repeated="1019"/>
        </table:table-row>
        <table:table-row table:style-name="ro1">
          <table:table-cell office:value-type="float" office:value="1699.001831">
            <text:p>1699,00183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699">
            <text:p>0,1699</text:p>
          </table:table-cell>
          <table:table-cell office:value-type="float" office:value="-3.782941">
            <text:p>-3,782941</text:p>
          </table:table-cell>
          <table:table-cell table:number-columns-repeated="1019"/>
        </table:table-row>
        <table:table-row table:style-name="ro1">
          <table:table-cell office:value-type="float" office:value="1723.987183">
            <text:p>1723,98718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72399">
            <text:p>0,172399</text:p>
          </table:table-cell>
          <table:table-cell office:value-type="float" office:value="-3.803235">
            <text:p>-3,803235</text:p>
          </table:table-cell>
          <table:table-cell table:number-columns-repeated="1019"/>
        </table:table-row>
        <table:table-row table:style-name="ro1">
          <table:table-cell office:value-type="float" office:value="1723.987183">
            <text:p>1723,98718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72399">
            <text:p>0,172399</text:p>
          </table:table-cell>
          <table:table-cell office:value-type="float" office:value="-3.803235">
            <text:p>-3,803235</text:p>
          </table:table-cell>
          <table:table-cell table:number-columns-repeated="1019"/>
        </table:table-row>
        <table:table-row table:style-name="ro1">
          <table:table-cell office:value-type="float" office:value="1717.740845">
            <text:p>1717,740845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71774">
            <text:p>0,171774</text:p>
          </table:table-cell>
          <table:table-cell office:value-type="float" office:value="-3.822353">
            <text:p>-3,822353</text:p>
          </table:table-cell>
          <table:table-cell table:number-columns-repeated="1019"/>
        </table:table-row>
        <table:table-row table:style-name="ro1">
          <table:table-cell office:value-type="float" office:value="1717.740845">
            <text:p>1717,740845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71774">
            <text:p>0,171774</text:p>
          </table:table-cell>
          <table:table-cell office:value-type="float" office:value="-3.822353">
            <text:p>-3,822353</text:p>
          </table:table-cell>
          <table:table-cell table:number-columns-repeated="1019"/>
        </table:table-row>
        <table:table-row table:style-name="ro1">
          <table:table-cell office:value-type="float" office:value="1736.479858">
            <text:p>1736,47985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73648">
            <text:p>0,173648</text:p>
          </table:table-cell>
          <table:table-cell office:value-type="float" office:value="-3.841177">
            <text:p>-3,841177</text:p>
          </table:table-cell>
          <table:table-cell table:number-columns-repeated="1019"/>
        </table:table-row>
        <table:table-row table:style-name="ro1">
          <table:table-cell office:value-type="float" office:value="1736.479858">
            <text:p>1736,479858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73648">
            <text:p>0,173648</text:p>
          </table:table-cell>
          <table:table-cell office:value-type="float" office:value="-3.86">
            <text:p>-3,86</text:p>
          </table:table-cell>
          <table:table-cell table:number-columns-repeated="1019"/>
        </table:table-row>
        <table:table-row table:style-name="ro1">
          <table:table-cell office:value-type="float" office:value="1736.479858">
            <text:p>1736,47985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73648">
            <text:p>0,173648</text:p>
          </table:table-cell>
          <table:table-cell office:value-type="float" office:value="-3.86">
            <text:p>-3,86</text:p>
          </table:table-cell>
          <table:table-cell table:number-columns-repeated="1019"/>
        </table:table-row>
        <table:table-row table:style-name="ro1">
          <table:table-cell office:value-type="float" office:value="1736.479858">
            <text:p>1736,479858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173648">
            <text:p>0,173648</text:p>
          </table:table-cell>
          <table:table-cell office:value-type="float" office:value="-3.879412">
            <text:p>-3,879412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174897">
            <text:p>0,174897</text:p>
          </table:table-cell>
          <table:table-cell office:value-type="float" office:value="-3.879412">
            <text:p>-3,879412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74897">
            <text:p>0,174897</text:p>
          </table:table-cell>
          <table:table-cell office:value-type="float" office:value="-3.898235">
            <text:p>-3,898235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74897">
            <text:p>0,174897</text:p>
          </table:table-cell>
          <table:table-cell office:value-type="float" office:value="-3.898235">
            <text:p>-3,898235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174897">
            <text:p>0,174897</text:p>
          </table:table-cell>
          <table:table-cell office:value-type="float" office:value="-3.917647">
            <text:p>-3,917647</text:p>
          </table:table-cell>
          <table:table-cell table:number-columns-repeated="1019"/>
        </table:table-row>
        <table:table-row table:style-name="ro1">
          <table:table-cell office:value-type="float" office:value="1748.972534">
            <text:p>1748,972534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74897">
            <text:p>0,174897</text:p>
          </table:table-cell>
          <table:table-cell office:value-type="float" office:value="-3.917647">
            <text:p>-3,917647</text:p>
          </table:table-cell>
          <table:table-cell table:number-columns-repeated="1019"/>
        </table:table-row>
        <table:table-row table:style-name="ro1">
          <table:table-cell office:value-type="float" office:value="1767.711426">
            <text:p>1767,711426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76771">
            <text:p>0,176771</text:p>
          </table:table-cell>
          <table:table-cell office:value-type="float" office:value="-3.936177">
            <text:p>-3,936177</text:p>
          </table:table-cell>
          <table:table-cell table:number-columns-repeated="1019"/>
        </table:table-row>
        <table:table-row table:style-name="ro1">
          <table:table-cell office:value-type="float" office:value="1767.711426">
            <text:p>1767,711426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176771">
            <text:p>0,176771</text:p>
          </table:table-cell>
          <table:table-cell office:value-type="float" office:value="-3.936177">
            <text:p>-3,936177</text:p>
          </table:table-cell>
          <table:table-cell table:number-columns-repeated="1019"/>
        </table:table-row>
        <table:table-row table:style-name="ro1">
          <table:table-cell office:value-type="float" office:value="1761.465088">
            <text:p>1761,46508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76147">
            <text:p>0,176147</text:p>
          </table:table-cell>
          <table:table-cell office:value-type="float" office:value="-3.955294">
            <text:p>-3,955294</text:p>
          </table:table-cell>
          <table:table-cell table:number-columns-repeated="1019"/>
        </table:table-row>
        <table:table-row table:style-name="ro1">
          <table:table-cell office:value-type="float" office:value="1761.465088">
            <text:p>1761,46508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76147">
            <text:p>0,176147</text:p>
          </table:table-cell>
          <table:table-cell office:value-type="float" office:value="-3.955294">
            <text:p>-3,955294</text:p>
          </table:table-cell>
          <table:table-cell table:number-columns-repeated="1019"/>
        </table:table-row>
        <table:table-row table:style-name="ro1">
          <table:table-cell office:value-type="float" office:value="1792.696777">
            <text:p>1792,696777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7927">
            <text:p>0,17927</text:p>
          </table:table-cell>
          <table:table-cell office:value-type="float" office:value="-3.974706">
            <text:p>-3,974706</text:p>
          </table:table-cell>
          <table:table-cell table:number-columns-repeated="1019"/>
        </table:table-row>
        <table:table-row table:style-name="ro1">
          <table:table-cell office:value-type="float" office:value="1792.696777">
            <text:p>1792,69677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7927">
            <text:p>0,17927</text:p>
          </table:table-cell>
          <table:table-cell office:value-type="float" office:value="-3.974706">
            <text:p>-3,974706</text:p>
          </table:table-cell>
          <table:table-cell table:number-columns-repeated="1019"/>
        </table:table-row>
        <table:table-row table:style-name="ro1">
          <table:table-cell office:value-type="float" office:value="1798.943115">
            <text:p>1798,943115</text:p>
          </table:table-cell>
          <table:table-cell office:value-type="float" office:value="-0.003225">
            <text:p>-0,003225</text:p>
          </table:table-cell>
          <table:table-cell office:value-type="float" office:value="-0.003191">
            <text:p>-0,003191</text:p>
          </table:table-cell>
          <table:table-cell office:value-type="float" office:value="0.179894">
            <text:p>0,179894</text:p>
          </table:table-cell>
          <table:table-cell office:value-type="float" office:value="-3.993529">
            <text:p>-3,993529</text:p>
          </table:table-cell>
          <table:table-cell table:number-columns-repeated="1019"/>
        </table:table-row>
        <table:table-row table:style-name="ro1">
          <table:table-cell office:value-type="float" office:value="1798.943115">
            <text:p>1798,94311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79894">
            <text:p>0,179894</text:p>
          </table:table-cell>
          <table:table-cell office:value-type="float" office:value="-3.993529">
            <text:p>-3,993529</text:p>
          </table:table-cell>
          <table:table-cell table:number-columns-repeated="1019"/>
        </table:table-row>
        <table:table-row table:style-name="ro1">
          <table:table-cell office:value-type="float" office:value="1811.435791">
            <text:p>1811,435791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181144">
            <text:p>0,181144</text:p>
          </table:table-cell>
          <table:table-cell office:value-type="float" office:value="-4.012647">
            <text:p>-4,012647</text:p>
          </table:table-cell>
          <table:table-cell table:number-columns-repeated="1019"/>
        </table:table-row>
        <table:table-row table:style-name="ro1">
          <table:table-cell office:value-type="float" office:value="1811.435791">
            <text:p>1811,43579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181144">
            <text:p>0,181144</text:p>
          </table:table-cell>
          <table:table-cell office:value-type="float" office:value="-4.012647">
            <text:p>-4,012647</text:p>
          </table:table-cell>
          <table:table-cell table:number-columns-repeated="1019"/>
        </table:table-row>
        <table:table-row table:style-name="ro1">
          <table:table-cell office:value-type="float" office:value="1805.189453">
            <text:p>1805,189453</text:p>
          </table:table-cell>
          <table:table-cell office:value-type="float" office:value="-0.003231">
            <text:p>-0,003231</text:p>
          </table:table-cell>
          <table:table-cell office:value-type="float" office:value="-0.003194">
            <text:p>-0,003194</text:p>
          </table:table-cell>
          <table:table-cell office:value-type="float" office:value="0.180519">
            <text:p>0,180519</text:p>
          </table:table-cell>
          <table:table-cell office:value-type="float" office:value="-4.034412">
            <text:p>-4,034412</text:p>
          </table:table-cell>
          <table:table-cell table:number-columns-repeated="1019"/>
        </table:table-row>
        <table:table-row table:style-name="ro1">
          <table:table-cell office:value-type="float" office:value="1805.189453">
            <text:p>1805,18945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80519">
            <text:p>0,180519</text:p>
          </table:table-cell>
          <table:table-cell office:value-type="float" office:value="-4.034412">
            <text:p>-4,034412</text:p>
          </table:table-cell>
          <table:table-cell table:number-columns-repeated="1019"/>
        </table:table-row>
        <table:table-row table:style-name="ro1">
          <table:table-cell office:value-type="float" office:value="1817.682129">
            <text:p>1817,68212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81768">
            <text:p>0,181768</text:p>
          </table:table-cell>
          <table:table-cell office:value-type="float" office:value="-4.053823">
            <text:p>-4,053823</text:p>
          </table:table-cell>
          <table:table-cell table:number-columns-repeated="1019"/>
        </table:table-row>
        <table:table-row table:style-name="ro1">
          <table:table-cell office:value-type="float" office:value="1817.682129">
            <text:p>1817,68212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81768">
            <text:p>0,181768</text:p>
          </table:table-cell>
          <table:table-cell office:value-type="float" office:value="-4.053823">
            <text:p>-4,053823</text:p>
          </table:table-cell>
          <table:table-cell table:number-columns-repeated="1019"/>
        </table:table-row>
        <table:table-row table:style-name="ro1">
          <table:table-cell office:value-type="float" office:value="1830.174805">
            <text:p>1830,17480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83017">
            <text:p>0,183017</text:p>
          </table:table-cell>
          <table:table-cell office:value-type="float" office:value="-4.072941">
            <text:p>-4,072941</text:p>
          </table:table-cell>
          <table:table-cell table:number-columns-repeated="1019"/>
        </table:table-row>
        <table:table-row table:style-name="ro1">
          <table:table-cell office:value-type="float" office:value="1830.174805">
            <text:p>1830,17480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83017">
            <text:p>0,183017</text:p>
          </table:table-cell>
          <table:table-cell office:value-type="float" office:value="-4.072941">
            <text:p>-4,072941</text:p>
          </table:table-cell>
          <table:table-cell table:number-columns-repeated="1019"/>
        </table:table-row>
        <table:table-row table:style-name="ro1">
          <table:table-cell office:value-type="float" office:value="1836.421143">
            <text:p>1836,421143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83642">
            <text:p>0,183642</text:p>
          </table:table-cell>
          <table:table-cell office:value-type="float" office:value="-4.092647">
            <text:p>-4,092647</text:p>
          </table:table-cell>
          <table:table-cell table:number-columns-repeated="1019"/>
        </table:table-row>
        <table:table-row table:style-name="ro1">
          <table:table-cell office:value-type="float" office:value="1836.421143">
            <text:p>1836,42114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83642">
            <text:p>0,183642</text:p>
          </table:table-cell>
          <table:table-cell office:value-type="float" office:value="-4.092647">
            <text:p>-4,092647</text:p>
          </table:table-cell>
          <table:table-cell table:number-columns-repeated="1019"/>
        </table:table-row>
        <table:table-row table:style-name="ro1">
          <table:table-cell office:value-type="float" office:value="1855.160034">
            <text:p>1855,16003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85516">
            <text:p>0,185516</text:p>
          </table:table-cell>
          <table:table-cell office:value-type="float" office:value="-4.111765">
            <text:p>-4,111765</text:p>
          </table:table-cell>
          <table:table-cell table:number-columns-repeated="1019"/>
        </table:table-row>
        <table:table-row table:style-name="ro1">
          <table:table-cell office:value-type="float" office:value="1855.160034">
            <text:p>1855,16003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185516">
            <text:p>0,185516</text:p>
          </table:table-cell>
          <table:table-cell office:value-type="float" office:value="-4.111765">
            <text:p>-4,111765</text:p>
          </table:table-cell>
          <table:table-cell table:number-columns-repeated="1019"/>
        </table:table-row>
        <table:table-row table:style-name="ro1">
          <table:table-cell office:value-type="float" office:value="1861.406372">
            <text:p>1861,40637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186141">
            <text:p>0,186141</text:p>
          </table:table-cell>
          <table:table-cell office:value-type="float" office:value="-4.130588">
            <text:p>-4,130588</text:p>
          </table:table-cell>
          <table:table-cell table:number-columns-repeated="1019"/>
        </table:table-row>
        <table:table-row table:style-name="ro1">
          <table:table-cell office:value-type="float" office:value="1861.406372">
            <text:p>1861,40637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86141">
            <text:p>0,186141</text:p>
          </table:table-cell>
          <table:table-cell office:value-type="float" office:value="-4.149706">
            <text:p>-4,149706</text:p>
          </table:table-cell>
          <table:table-cell table:number-columns-repeated="1019"/>
        </table:table-row>
        <table:table-row table:style-name="ro1">
          <table:table-cell office:value-type="float" office:value="1867.65271">
            <text:p>1867,6527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86765">
            <text:p>0,186765</text:p>
          </table:table-cell>
          <table:table-cell office:value-type="float" office:value="-4.149706">
            <text:p>-4,149706</text:p>
          </table:table-cell>
          <table:table-cell table:number-columns-repeated="1019"/>
        </table:table-row>
        <table:table-row table:style-name="ro1">
          <table:table-cell office:value-type="float" office:value="1867.65271">
            <text:p>1867,65271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86765">
            <text:p>0,186765</text:p>
          </table:table-cell>
          <table:table-cell office:value-type="float" office:value="-4.169117">
            <text:p>-4,169117</text:p>
          </table:table-cell>
          <table:table-cell table:number-columns-repeated="1019"/>
        </table:table-row>
        <table:table-row table:style-name="ro1">
          <table:table-cell office:value-type="float" office:value="1867.65271">
            <text:p>1867,65271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86765">
            <text:p>0,186765</text:p>
          </table:table-cell>
          <table:table-cell office:value-type="float" office:value="-4.169117">
            <text:p>-4,169117</text:p>
          </table:table-cell>
          <table:table-cell table:number-columns-repeated="1019"/>
        </table:table-row>
        <table:table-row table:style-name="ro1">
          <table:table-cell office:value-type="float" office:value="1873.899048">
            <text:p>1873,899048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18739">
            <text:p>0,18739</text:p>
          </table:table-cell>
          <table:table-cell office:value-type="float" office:value="-4.188529">
            <text:p>-4,188529</text:p>
          </table:table-cell>
          <table:table-cell table:number-columns-repeated="1019"/>
        </table:table-row>
        <table:table-row table:style-name="ro1">
          <table:table-cell office:value-type="float" office:value="1873.899048">
            <text:p>1873,89904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8739">
            <text:p>0,18739</text:p>
          </table:table-cell>
          <table:table-cell office:value-type="float" office:value="-4.188529">
            <text:p>-4,188529</text:p>
          </table:table-cell>
          <table:table-cell table:number-columns-repeated="1019"/>
        </table:table-row>
        <table:table-row table:style-name="ro1">
          <table:table-cell office:value-type="float" office:value="1892.638062">
            <text:p>1892,638062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189264">
            <text:p>0,189264</text:p>
          </table:table-cell>
          <table:table-cell office:value-type="float" office:value="-4.207059">
            <text:p>-4,207059</text:p>
          </table:table-cell>
          <table:table-cell table:number-columns-repeated="1019"/>
        </table:table-row>
        <table:table-row table:style-name="ro1">
          <table:table-cell office:value-type="float" office:value="1892.638062">
            <text:p>1892,638062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89264">
            <text:p>0,189264</text:p>
          </table:table-cell>
          <table:table-cell office:value-type="float" office:value="-4.207059">
            <text:p>-4,207059</text:p>
          </table:table-cell>
          <table:table-cell table:number-columns-repeated="1019"/>
        </table:table-row>
        <table:table-row table:style-name="ro1">
          <table:table-cell office:value-type="float" office:value="1886.391724">
            <text:p>1886,391724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188639">
            <text:p>0,188639</text:p>
          </table:table-cell>
          <table:table-cell office:value-type="float" office:value="-4.22647">
            <text:p>-4,22647</text:p>
          </table:table-cell>
          <table:table-cell table:number-columns-repeated="1019"/>
        </table:table-row>
        <table:table-row table:style-name="ro1">
          <table:table-cell office:value-type="float" office:value="1886.391724">
            <text:p>1886,391724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188639">
            <text:p>0,188639</text:p>
          </table:table-cell>
          <table:table-cell office:value-type="float" office:value="-4.22647">
            <text:p>-4,22647</text:p>
          </table:table-cell>
          <table:table-cell table:number-columns-repeated="1019"/>
        </table:table-row>
        <table:table-row table:style-name="ro1">
          <table:table-cell office:value-type="float" office:value="1898.884399">
            <text:p>1898,88439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89888">
            <text:p>0,189888</text:p>
          </table:table-cell>
          <table:table-cell office:value-type="float" office:value="-4.245883">
            <text:p>-4,245883</text:p>
          </table:table-cell>
          <table:table-cell table:number-columns-repeated="1019"/>
        </table:table-row>
        <table:table-row table:style-name="ro1">
          <table:table-cell office:value-type="float" office:value="1898.884399">
            <text:p>1898,88439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89888">
            <text:p>0,189888</text:p>
          </table:table-cell>
          <table:table-cell office:value-type="float" office:value="-4.245883">
            <text:p>-4,245883</text:p>
          </table:table-cell>
          <table:table-cell table:number-columns-repeated="1019"/>
        </table:table-row>
        <table:table-row table:style-name="ro1">
          <table:table-cell office:value-type="float" office:value="1917.623413">
            <text:p>1917,623413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91762">
            <text:p>0,191762</text:p>
          </table:table-cell>
          <table:table-cell office:value-type="float" office:value="-4.265588">
            <text:p>-4,265588</text:p>
          </table:table-cell>
          <table:table-cell table:number-columns-repeated="1019"/>
        </table:table-row>
        <table:table-row table:style-name="ro1">
          <table:table-cell office:value-type="float" office:value="1917.623413">
            <text:p>1917,62341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91762">
            <text:p>0,191762</text:p>
          </table:table-cell>
          <table:table-cell office:value-type="float" office:value="-4.265588">
            <text:p>-4,265588</text:p>
          </table:table-cell>
          <table:table-cell table:number-columns-repeated="1019"/>
        </table:table-row>
        <table:table-row table:style-name="ro1">
          <table:table-cell office:value-type="float" office:value="1917.623413">
            <text:p>1917,62341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191762">
            <text:p>0,191762</text:p>
          </table:table-cell>
          <table:table-cell office:value-type="float" office:value="-4.283529">
            <text:p>-4,283529</text:p>
          </table:table-cell>
          <table:table-cell table:number-columns-repeated="1019"/>
        </table:table-row>
        <table:table-row table:style-name="ro1">
          <table:table-cell office:value-type="float" office:value="1917.623413">
            <text:p>1917,623413</text:p>
          </table:table-cell>
          <table:table-cell office:value-type="float" office:value="-0.003225">
            <text:p>-0,003225</text:p>
          </table:table-cell>
          <table:table-cell office:value-type="float" office:value="-0.003193">
            <text:p>-0,003193</text:p>
          </table:table-cell>
          <table:table-cell office:value-type="float" office:value="0.191762">
            <text:p>0,191762</text:p>
          </table:table-cell>
          <table:table-cell office:value-type="float" office:value="-4.283529">
            <text:p>-4,283529</text:p>
          </table:table-cell>
          <table:table-cell table:number-columns-repeated="1019"/>
        </table:table-row>
        <table:table-row table:style-name="ro1">
          <table:table-cell office:value-type="float" office:value="1917.623413">
            <text:p>1917,62341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91762">
            <text:p>0,191762</text:p>
          </table:table-cell>
          <table:table-cell office:value-type="float" office:value="-4.302941">
            <text:p>-4,302941</text:p>
          </table:table-cell>
          <table:table-cell table:number-columns-repeated="1019"/>
        </table:table-row>
        <table:table-row table:style-name="ro1">
          <table:table-cell office:value-type="float" office:value="1917.623413">
            <text:p>1917,62341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91762">
            <text:p>0,191762</text:p>
          </table:table-cell>
          <table:table-cell office:value-type="float" office:value="-4.302941">
            <text:p>-4,302941</text:p>
          </table:table-cell>
          <table:table-cell table:number-columns-repeated="1019"/>
        </table:table-row>
        <table:table-row table:style-name="ro1">
          <table:table-cell office:value-type="float" office:value="1936.362427">
            <text:p>1936,36242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193636">
            <text:p>0,193636</text:p>
          </table:table-cell>
          <table:table-cell office:value-type="float" office:value="-4.322059">
            <text:p>-4,322059</text:p>
          </table:table-cell>
          <table:table-cell table:number-columns-repeated="1019"/>
        </table:table-row>
        <table:table-row table:style-name="ro1">
          <table:table-cell office:value-type="float" office:value="1936.362427">
            <text:p>1936,36242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93636">
            <text:p>0,193636</text:p>
          </table:table-cell>
          <table:table-cell office:value-type="float" office:value="-4.322059">
            <text:p>-4,322059</text:p>
          </table:table-cell>
          <table:table-cell table:number-columns-repeated="1019"/>
        </table:table-row>
        <table:table-row table:style-name="ro1">
          <table:table-cell office:value-type="float" office:value="1955.101318">
            <text:p>1955,101318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9551">
            <text:p>0,19551</text:p>
          </table:table-cell>
          <table:table-cell office:value-type="float" office:value="-4.342353">
            <text:p>-4,342353</text:p>
          </table:table-cell>
          <table:table-cell table:number-columns-repeated="1019"/>
        </table:table-row>
        <table:table-row table:style-name="ro1">
          <table:table-cell office:value-type="float" office:value="1955.101318">
            <text:p>1955,10131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9551">
            <text:p>0,19551</text:p>
          </table:table-cell>
          <table:table-cell office:value-type="float" office:value="-4.342353">
            <text:p>-4,342353</text:p>
          </table:table-cell>
          <table:table-cell table:number-columns-repeated="1019"/>
        </table:table-row>
        <table:table-row table:style-name="ro1">
          <table:table-cell office:value-type="float" office:value="1948.855103">
            <text:p>1948,855103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194886">
            <text:p>0,194886</text:p>
          </table:table-cell>
          <table:table-cell office:value-type="float" office:value="-4.362353">
            <text:p>-4,362353</text:p>
          </table:table-cell>
          <table:table-cell table:number-columns-repeated="1019"/>
        </table:table-row>
        <table:table-row table:style-name="ro1">
          <table:table-cell office:value-type="float" office:value="1948.855103">
            <text:p>1948,85510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94886">
            <text:p>0,194886</text:p>
          </table:table-cell>
          <table:table-cell office:value-type="float" office:value="-4.362353">
            <text:p>-4,362353</text:p>
          </table:table-cell>
          <table:table-cell table:number-columns-repeated="1019"/>
        </table:table-row>
        <table:table-row table:style-name="ro1">
          <table:table-cell office:value-type="float" office:value="1955.101318">
            <text:p>1955,10131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9551">
            <text:p>0,19551</text:p>
          </table:table-cell>
          <table:table-cell office:value-type="float" office:value="-4.380882">
            <text:p>-4,380882</text:p>
          </table:table-cell>
          <table:table-cell table:number-columns-repeated="1019"/>
        </table:table-row>
        <table:table-row table:style-name="ro1">
          <table:table-cell office:value-type="float" office:value="1955.101318">
            <text:p>1955,10131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9551">
            <text:p>0,19551</text:p>
          </table:table-cell>
          <table:table-cell office:value-type="float" office:value="-4.399706">
            <text:p>-4,399706</text:p>
          </table:table-cell>
          <table:table-cell table:number-columns-repeated="1019"/>
        </table:table-row>
        <table:table-row table:style-name="ro1">
          <table:table-cell office:value-type="float" office:value="1967.593994">
            <text:p>1967,593994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196759">
            <text:p>0,196759</text:p>
          </table:table-cell>
          <table:table-cell office:value-type="float" office:value="-4.399706">
            <text:p>-4,399706</text:p>
          </table:table-cell>
          <table:table-cell table:number-columns-repeated="1019"/>
        </table:table-row>
        <table:table-row table:style-name="ro1">
          <table:table-cell office:value-type="float" office:value="1967.593994">
            <text:p>1967,59399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96759">
            <text:p>0,196759</text:p>
          </table:table-cell>
          <table:table-cell office:value-type="float" office:value="-4.419117">
            <text:p>-4,419117</text:p>
          </table:table-cell>
          <table:table-cell table:number-columns-repeated="1019"/>
        </table:table-row>
        <table:table-row table:style-name="ro1">
          <table:table-cell office:value-type="float" office:value="1973.840332">
            <text:p>1973,840332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197384">
            <text:p>0,197384</text:p>
          </table:table-cell>
          <table:table-cell office:value-type="float" office:value="-4.419117">
            <text:p>-4,419117</text:p>
          </table:table-cell>
          <table:table-cell table:number-columns-repeated="1019"/>
        </table:table-row>
        <table:table-row table:style-name="ro1">
          <table:table-cell office:value-type="float" office:value="1973.840332">
            <text:p>1973,840332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197384">
            <text:p>0,197384</text:p>
          </table:table-cell>
          <table:table-cell office:value-type="float" office:value="-4.438529">
            <text:p>-4,438529</text:p>
          </table:table-cell>
          <table:table-cell table:number-columns-repeated="1019"/>
        </table:table-row>
        <table:table-row table:style-name="ro1">
          <table:table-cell office:value-type="float" office:value="1973.840332">
            <text:p>1973,84033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197384">
            <text:p>0,197384</text:p>
          </table:table-cell>
          <table:table-cell office:value-type="float" office:value="-4.438529">
            <text:p>-4,438529</text:p>
          </table:table-cell>
          <table:table-cell table:number-columns-repeated="1019"/>
        </table:table-row>
        <table:table-row table:style-name="ro1">
          <table:table-cell office:value-type="float" office:value="2005.072021">
            <text:p>2005,07202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00507">
            <text:p>0,200507</text:p>
          </table:table-cell>
          <table:table-cell office:value-type="float" office:value="-4.457059">
            <text:p>-4,457059</text:p>
          </table:table-cell>
          <table:table-cell table:number-columns-repeated="1019"/>
        </table:table-row>
        <table:table-row table:style-name="ro1">
          <table:table-cell office:value-type="float" office:value="2005.072021">
            <text:p>2005,07202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00507">
            <text:p>0,200507</text:p>
          </table:table-cell>
          <table:table-cell office:value-type="float" office:value="-4.457059">
            <text:p>-4,457059</text:p>
          </table:table-cell>
          <table:table-cell table:number-columns-repeated="1019"/>
        </table:table-row>
        <table:table-row table:style-name="ro1">
          <table:table-cell office:value-type="float" office:value="2005.072021">
            <text:p>2005,072021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00507">
            <text:p>0,200507</text:p>
          </table:table-cell>
          <table:table-cell office:value-type="float" office:value="-4.475883">
            <text:p>-4,475883</text:p>
          </table:table-cell>
          <table:table-cell table:number-columns-repeated="1019"/>
        </table:table-row>
        <table:table-row table:style-name="ro1">
          <table:table-cell office:value-type="float" office:value="2005.072021">
            <text:p>2005,07202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00507">
            <text:p>0,200507</text:p>
          </table:table-cell>
          <table:table-cell office:value-type="float" office:value="-4.475883">
            <text:p>-4,475883</text:p>
          </table:table-cell>
          <table:table-cell table:number-columns-repeated="1019"/>
        </table:table-row>
        <table:table-row table:style-name="ro1">
          <table:table-cell office:value-type="float" office:value="1998.825684">
            <text:p>1998,82568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199883">
            <text:p>0,199883</text:p>
          </table:table-cell>
          <table:table-cell office:value-type="float" office:value="-4.495588">
            <text:p>-4,495588</text:p>
          </table:table-cell>
          <table:table-cell table:number-columns-repeated="1019"/>
        </table:table-row>
        <table:table-row table:style-name="ro1">
          <table:table-cell office:value-type="float" office:value="1998.825684">
            <text:p>1998,82568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99883">
            <text:p>0,199883</text:p>
          </table:table-cell>
          <table:table-cell office:value-type="float" office:value="-4.495588">
            <text:p>-4,495588</text:p>
          </table:table-cell>
          <table:table-cell table:number-columns-repeated="1019"/>
        </table:table-row>
        <table:table-row table:style-name="ro1">
          <table:table-cell office:value-type="float" office:value="2030.057373">
            <text:p>2030,05737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03006">
            <text:p>0,203006</text:p>
          </table:table-cell>
          <table:table-cell office:value-type="float" office:value="-4.514706">
            <text:p>-4,514706</text:p>
          </table:table-cell>
          <table:table-cell table:number-columns-repeated="1019"/>
        </table:table-row>
        <table:table-row table:style-name="ro1">
          <table:table-cell office:value-type="float" office:value="2030.057373">
            <text:p>2030,05737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03006">
            <text:p>0,203006</text:p>
          </table:table-cell>
          <table:table-cell office:value-type="float" office:value="-4.514706">
            <text:p>-4,514706</text:p>
          </table:table-cell>
          <table:table-cell table:number-columns-repeated="1019"/>
        </table:table-row>
        <table:table-row table:style-name="ro1">
          <table:table-cell office:value-type="float" office:value="2017.564697">
            <text:p>2017,564697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201756">
            <text:p>0,201756</text:p>
          </table:table-cell>
          <table:table-cell office:value-type="float" office:value="-4.533529">
            <text:p>-4,533529</text:p>
          </table:table-cell>
          <table:table-cell table:number-columns-repeated="1019"/>
        </table:table-row>
        <table:table-row table:style-name="ro1">
          <table:table-cell office:value-type="float" office:value="2017.564697">
            <text:p>2017,564697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201756">
            <text:p>0,201756</text:p>
          </table:table-cell>
          <table:table-cell office:value-type="float" office:value="-4.533529">
            <text:p>-4,533529</text:p>
          </table:table-cell>
          <table:table-cell table:number-columns-repeated="1019"/>
        </table:table-row>
        <table:table-row table:style-name="ro1">
          <table:table-cell office:value-type="float" office:value="2036.303711">
            <text:p>2036,30371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0363">
            <text:p>0,20363</text:p>
          </table:table-cell>
          <table:table-cell office:value-type="float" office:value="-4.552941">
            <text:p>-4,552941</text:p>
          </table:table-cell>
          <table:table-cell table:number-columns-repeated="1019"/>
        </table:table-row>
        <table:table-row table:style-name="ro1">
          <table:table-cell office:value-type="float" office:value="2036.303711">
            <text:p>2036,30371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0363">
            <text:p>0,20363</text:p>
          </table:table-cell>
          <table:table-cell office:value-type="float" office:value="-4.552941">
            <text:p>-4,552941</text:p>
          </table:table-cell>
          <table:table-cell table:number-columns-repeated="1019"/>
        </table:table-row>
        <table:table-row table:style-name="ro1">
          <table:table-cell office:value-type="float" office:value="2036.303711">
            <text:p>2036,303711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20363">
            <text:p>0,20363</text:p>
          </table:table-cell>
          <table:table-cell office:value-type="float" office:value="-4.572647">
            <text:p>-4,572647</text:p>
          </table:table-cell>
          <table:table-cell table:number-columns-repeated="1019"/>
        </table:table-row>
        <table:table-row table:style-name="ro1">
          <table:table-cell office:value-type="float" office:value="2036.303711">
            <text:p>2036,30371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0363">
            <text:p>0,20363</text:p>
          </table:table-cell>
          <table:table-cell office:value-type="float" office:value="-4.572647">
            <text:p>-4,572647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06129">
            <text:p>0,206129</text:p>
          </table:table-cell>
          <table:table-cell office:value-type="float" office:value="-4.592647">
            <text:p>-4,592647</text:p>
          </table:table-cell>
          <table:table-cell table:number-columns-repeated="1019"/>
        </table:table-row>
        <table:table-row table:style-name="ro1">
          <table:table-cell office:value-type="float" office:value="2061.289062">
            <text:p>2061,28906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06129">
            <text:p>0,206129</text:p>
          </table:table-cell>
          <table:table-cell office:value-type="float" office:value="-4.592647">
            <text:p>-4,592647</text:p>
          </table:table-cell>
          <table:table-cell table:number-columns-repeated="1019"/>
        </table:table-row>
        <table:table-row table:style-name="ro1">
          <table:table-cell office:value-type="float" office:value="2067.5354">
            <text:p>2067,535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06754">
            <text:p>0,206754</text:p>
          </table:table-cell>
          <table:table-cell office:value-type="float" office:value="-4.611765">
            <text:p>-4,611765</text:p>
          </table:table-cell>
          <table:table-cell table:number-columns-repeated="1019"/>
        </table:table-row>
        <table:table-row table:style-name="ro1">
          <table:table-cell office:value-type="float" office:value="2067.5354">
            <text:p>2067,535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06754">
            <text:p>0,206754</text:p>
          </table:table-cell>
          <table:table-cell office:value-type="float" office:value="-4.63">
            <text:p>-4,63</text:p>
          </table:table-cell>
          <table:table-cell table:number-columns-repeated="1019"/>
        </table:table-row>
        <table:table-row table:style-name="ro1">
          <table:table-cell office:value-type="float" office:value="2073.781738">
            <text:p>2073,78173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07378">
            <text:p>0,207378</text:p>
          </table:table-cell>
          <table:table-cell office:value-type="float" office:value="-4.63">
            <text:p>-4,63</text:p>
          </table:table-cell>
          <table:table-cell table:number-columns-repeated="1019"/>
        </table:table-row>
        <table:table-row table:style-name="ro1">
          <table:table-cell office:value-type="float" office:value="2073.781738">
            <text:p>2073,78173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07378">
            <text:p>0,207378</text:p>
          </table:table-cell>
          <table:table-cell office:value-type="float" office:value="-4.649117">
            <text:p>-4,649117</text:p>
          </table:table-cell>
          <table:table-cell table:number-columns-repeated="1019"/>
        </table:table-row>
        <table:table-row table:style-name="ro1">
          <table:table-cell office:value-type="float" office:value="2073.781738">
            <text:p>2073,781738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07378">
            <text:p>0,207378</text:p>
          </table:table-cell>
          <table:table-cell office:value-type="float" office:value="-4.649117">
            <text:p>-4,649117</text:p>
          </table:table-cell>
          <table:table-cell table:number-columns-repeated="1019"/>
        </table:table-row>
        <table:table-row table:style-name="ro1">
          <table:table-cell office:value-type="float" office:value="2073.781738">
            <text:p>2073,781738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207378">
            <text:p>0,207378</text:p>
          </table:table-cell>
          <table:table-cell office:value-type="float" office:value="-4.66853">
            <text:p>-4,66853</text:p>
          </table:table-cell>
          <table:table-cell table:number-columns-repeated="1019"/>
        </table:table-row>
        <table:table-row table:style-name="ro1">
          <table:table-cell office:value-type="float" office:value="2086.274414">
            <text:p>2086,27441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08627">
            <text:p>0,208627</text:p>
          </table:table-cell>
          <table:table-cell office:value-type="float" office:value="-4.66853">
            <text:p>-4,66853</text:p>
          </table:table-cell>
          <table:table-cell table:number-columns-repeated="1019"/>
        </table:table-row>
        <table:table-row table:style-name="ro1">
          <table:table-cell office:value-type="float" office:value="2086.274414">
            <text:p>2086,274414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208627">
            <text:p>0,208627</text:p>
          </table:table-cell>
          <table:table-cell office:value-type="float" office:value="-4.687647">
            <text:p>-4,687647</text:p>
          </table:table-cell>
          <table:table-cell table:number-columns-repeated="1019"/>
        </table:table-row>
        <table:table-row table:style-name="ro1">
          <table:table-cell office:value-type="float" office:value="2086.274414">
            <text:p>2086,274414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208627">
            <text:p>0,208627</text:p>
          </table:table-cell>
          <table:table-cell office:value-type="float" office:value="-4.687647">
            <text:p>-4,687647</text:p>
          </table:table-cell>
          <table:table-cell table:number-columns-repeated="1019"/>
        </table:table-row>
        <table:table-row table:style-name="ro1">
          <table:table-cell office:value-type="float" office:value="2098.76709">
            <text:p>2098,7670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09877">
            <text:p>0,209877</text:p>
          </table:table-cell>
          <table:table-cell office:value-type="float" office:value="-4.706765">
            <text:p>-4,706765</text:p>
          </table:table-cell>
          <table:table-cell table:number-columns-repeated="1019"/>
        </table:table-row>
        <table:table-row table:style-name="ro1">
          <table:table-cell office:value-type="float" office:value="2098.76709">
            <text:p>2098,7670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09877">
            <text:p>0,209877</text:p>
          </table:table-cell>
          <table:table-cell office:value-type="float" office:value="-4.706765">
            <text:p>-4,706765</text:p>
          </table:table-cell>
          <table:table-cell table:number-columns-repeated="1019"/>
        </table:table-row>
        <table:table-row table:style-name="ro1">
          <table:table-cell office:value-type="float" office:value="2111.259521">
            <text:p>2111,25952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11126">
            <text:p>0,211126</text:p>
          </table:table-cell>
          <table:table-cell office:value-type="float" office:value="-4.725294">
            <text:p>-4,725294</text:p>
          </table:table-cell>
          <table:table-cell table:number-columns-repeated="1019"/>
        </table:table-row>
        <table:table-row table:style-name="ro1">
          <table:table-cell office:value-type="float" office:value="2111.259521">
            <text:p>2111,25952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211126">
            <text:p>0,211126</text:p>
          </table:table-cell>
          <table:table-cell office:value-type="float" office:value="-4.725294">
            <text:p>-4,725294</text:p>
          </table:table-cell>
          <table:table-cell table:number-columns-repeated="1019"/>
        </table:table-row>
        <table:table-row table:style-name="ro1">
          <table:table-cell office:value-type="float" office:value="2117.505859">
            <text:p>2117,50585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11751">
            <text:p>0,211751</text:p>
          </table:table-cell>
          <table:table-cell office:value-type="float" office:value="-4.745">
            <text:p>-4,745</text:p>
          </table:table-cell>
          <table:table-cell table:number-columns-repeated="1019"/>
        </table:table-row>
        <table:table-row table:style-name="ro1">
          <table:table-cell office:value-type="float" office:value="2117.505859">
            <text:p>2117,505859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211751">
            <text:p>0,211751</text:p>
          </table:table-cell>
          <table:table-cell office:value-type="float" office:value="-4.745">
            <text:p>-4,745</text:p>
          </table:table-cell>
          <table:table-cell table:number-columns-repeated="1019"/>
        </table:table-row>
        <table:table-row table:style-name="ro1">
          <table:table-cell office:value-type="float" office:value="2129.998535">
            <text:p>2129,99853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13">
            <text:p>0,213</text:p>
          </table:table-cell>
          <table:table-cell office:value-type="float" office:value="-4.763824">
            <text:p>-4,763824</text:p>
          </table:table-cell>
          <table:table-cell table:number-columns-repeated="1019"/>
        </table:table-row>
        <table:table-row table:style-name="ro1">
          <table:table-cell office:value-type="float" office:value="2129.998535">
            <text:p>2129,99853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13">
            <text:p>0,213</text:p>
          </table:table-cell>
          <table:table-cell office:value-type="float" office:value="-4.763824">
            <text:p>-4,763824</text:p>
          </table:table-cell>
          <table:table-cell table:number-columns-repeated="1019"/>
        </table:table-row>
        <table:table-row table:style-name="ro1">
          <table:table-cell office:value-type="float" office:value="2136.244873">
            <text:p>2136,24487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13624">
            <text:p>0,213624</text:p>
          </table:table-cell>
          <table:table-cell office:value-type="float" office:value="-4.783235">
            <text:p>-4,783235</text:p>
          </table:table-cell>
          <table:table-cell table:number-columns-repeated="1019"/>
        </table:table-row>
        <table:table-row table:style-name="ro1">
          <table:table-cell office:value-type="float" office:value="2136.244873">
            <text:p>2136,244873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13624">
            <text:p>0,213624</text:p>
          </table:table-cell>
          <table:table-cell office:value-type="float" office:value="-4.783235">
            <text:p>-4,783235</text:p>
          </table:table-cell>
          <table:table-cell table:number-columns-repeated="1019"/>
        </table:table-row>
        <table:table-row table:style-name="ro1">
          <table:table-cell office:value-type="float" office:value="2142.491211">
            <text:p>2142,49121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14249">
            <text:p>0,214249</text:p>
          </table:table-cell>
          <table:table-cell office:value-type="float" office:value="-4.802353">
            <text:p>-4,802353</text:p>
          </table:table-cell>
          <table:table-cell table:number-columns-repeated="1019"/>
        </table:table-row>
        <table:table-row table:style-name="ro1">
          <table:table-cell office:value-type="float" office:value="2142.491211">
            <text:p>2142,49121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214249">
            <text:p>0,214249</text:p>
          </table:table-cell>
          <table:table-cell office:value-type="float" office:value="-4.802353">
            <text:p>-4,802353</text:p>
          </table:table-cell>
          <table:table-cell table:number-columns-repeated="1019"/>
        </table:table-row>
        <table:table-row table:style-name="ro1">
          <table:table-cell office:value-type="float" office:value="2148.737549">
            <text:p>2148,737549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214874">
            <text:p>0,214874</text:p>
          </table:table-cell>
          <table:table-cell office:value-type="float" office:value="-4.822941">
            <text:p>-4,822941</text:p>
          </table:table-cell>
          <table:table-cell table:number-columns-repeated="1019"/>
        </table:table-row>
        <table:table-row table:style-name="ro1">
          <table:table-cell office:value-type="float" office:value="2148.737549">
            <text:p>2148,73754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14874">
            <text:p>0,214874</text:p>
          </table:table-cell>
          <table:table-cell office:value-type="float" office:value="-4.822941">
            <text:p>-4,822941</text:p>
          </table:table-cell>
          <table:table-cell table:number-columns-repeated="1019"/>
        </table:table-row>
        <table:table-row table:style-name="ro1">
          <table:table-cell office:value-type="float" office:value="2154.983887">
            <text:p>2154,98388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15498">
            <text:p>0,215498</text:p>
          </table:table-cell>
          <table:table-cell office:value-type="float" office:value="-4.842059">
            <text:p>-4,842059</text:p>
          </table:table-cell>
          <table:table-cell table:number-columns-repeated="1019"/>
        </table:table-row>
        <table:table-row table:style-name="ro1">
          <table:table-cell office:value-type="float" office:value="2154.983887">
            <text:p>2154,98388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15498">
            <text:p>0,215498</text:p>
          </table:table-cell>
          <table:table-cell office:value-type="float" office:value="-4.842059">
            <text:p>-4,842059</text:p>
          </table:table-cell>
          <table:table-cell table:number-columns-repeated="1019"/>
        </table:table-row>
        <table:table-row table:style-name="ro1">
          <table:table-cell office:value-type="float" office:value="2167.476562">
            <text:p>2167,47656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16748">
            <text:p>0,216748</text:p>
          </table:table-cell>
          <table:table-cell office:value-type="float" office:value="-4.860294">
            <text:p>-4,860294</text:p>
          </table:table-cell>
          <table:table-cell table:number-columns-repeated="1019"/>
        </table:table-row>
        <table:table-row table:style-name="ro1">
          <table:table-cell office:value-type="float" office:value="2167.476562">
            <text:p>2167,476562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216748">
            <text:p>0,216748</text:p>
          </table:table-cell>
          <table:table-cell office:value-type="float" office:value="-4.878824">
            <text:p>-4,878824</text:p>
          </table:table-cell>
          <table:table-cell table:number-columns-repeated="1019"/>
        </table:table-row>
        <table:table-row table:style-name="ro1">
          <table:table-cell office:value-type="float" office:value="2179.969238">
            <text:p>2179,969238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217997">
            <text:p>0,217997</text:p>
          </table:table-cell>
          <table:table-cell office:value-type="float" office:value="-4.878824">
            <text:p>-4,878824</text:p>
          </table:table-cell>
          <table:table-cell table:number-columns-repeated="1019"/>
        </table:table-row>
        <table:table-row table:style-name="ro1">
          <table:table-cell office:value-type="float" office:value="2179.969238">
            <text:p>2179,969238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217997">
            <text:p>0,217997</text:p>
          </table:table-cell>
          <table:table-cell office:value-type="float" office:value="-4.898824">
            <text:p>-4,898824</text:p>
          </table:table-cell>
          <table:table-cell table:number-columns-repeated="1019"/>
        </table:table-row>
        <table:table-row table:style-name="ro1">
          <table:table-cell office:value-type="float" office:value="2179.969238">
            <text:p>2179,96923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17997">
            <text:p>0,217997</text:p>
          </table:table-cell>
          <table:table-cell office:value-type="float" office:value="-4.898824">
            <text:p>-4,898824</text:p>
          </table:table-cell>
          <table:table-cell table:number-columns-repeated="1019"/>
        </table:table-row>
        <table:table-row table:style-name="ro1">
          <table:table-cell office:value-type="float" office:value="2179.969238">
            <text:p>2179,96923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17997">
            <text:p>0,217997</text:p>
          </table:table-cell>
          <table:table-cell office:value-type="float" office:value="-4.917353">
            <text:p>-4,917353</text:p>
          </table:table-cell>
          <table:table-cell table:number-columns-repeated="1019"/>
        </table:table-row>
        <table:table-row table:style-name="ro1">
          <table:table-cell office:value-type="float" office:value="2179.969238">
            <text:p>2179,96923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17997">
            <text:p>0,217997</text:p>
          </table:table-cell>
          <table:table-cell office:value-type="float" office:value="-4.917353">
            <text:p>-4,917353</text:p>
          </table:table-cell>
          <table:table-cell table:number-columns-repeated="1019"/>
        </table:table-row>
        <table:table-row table:style-name="ro1">
          <table:table-cell office:value-type="float" office:value="2192.461914">
            <text:p>2192,46191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19246">
            <text:p>0,219246</text:p>
          </table:table-cell>
          <table:table-cell office:value-type="float" office:value="-4.936765">
            <text:p>-4,936765</text:p>
          </table:table-cell>
          <table:table-cell table:number-columns-repeated="1019"/>
        </table:table-row>
        <table:table-row table:style-name="ro1">
          <table:table-cell office:value-type="float" office:value="2192.461914">
            <text:p>2192,46191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19246">
            <text:p>0,219246</text:p>
          </table:table-cell>
          <table:table-cell office:value-type="float" office:value="-4.936765">
            <text:p>-4,936765</text:p>
          </table:table-cell>
          <table:table-cell table:number-columns-repeated="1019"/>
        </table:table-row>
        <table:table-row table:style-name="ro1">
          <table:table-cell office:value-type="float" office:value="2192.461914">
            <text:p>2192,46191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19246">
            <text:p>0,219246</text:p>
          </table:table-cell>
          <table:table-cell office:value-type="float" office:value="-4.955294">
            <text:p>-4,955294</text:p>
          </table:table-cell>
          <table:table-cell table:number-columns-repeated="1019"/>
        </table:table-row>
        <table:table-row table:style-name="ro1">
          <table:table-cell office:value-type="float" office:value="2192.461914">
            <text:p>2192,461914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219246">
            <text:p>0,219246</text:p>
          </table:table-cell>
          <table:table-cell office:value-type="float" office:value="-4.955294">
            <text:p>-4,955294</text:p>
          </table:table-cell>
          <table:table-cell table:number-columns-repeated="1019"/>
        </table:table-row>
        <table:table-row table:style-name="ro1">
          <table:table-cell office:value-type="float" office:value="2198.708252">
            <text:p>2198,70825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19871">
            <text:p>0,219871</text:p>
          </table:table-cell>
          <table:table-cell office:value-type="float" office:value="-4.974706">
            <text:p>-4,974706</text:p>
          </table:table-cell>
          <table:table-cell table:number-columns-repeated="1019"/>
        </table:table-row>
        <table:table-row table:style-name="ro1">
          <table:table-cell office:value-type="float" office:value="2198.708252">
            <text:p>2198,708252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19871">
            <text:p>0,219871</text:p>
          </table:table-cell>
          <table:table-cell office:value-type="float" office:value="-4.974706">
            <text:p>-4,974706</text:p>
          </table:table-cell>
          <table:table-cell table:number-columns-repeated="1019"/>
        </table:table-row>
        <table:table-row table:style-name="ro1">
          <table:table-cell office:value-type="float" office:value="2204.95459">
            <text:p>2204,9545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20495">
            <text:p>0,220495</text:p>
          </table:table-cell>
          <table:table-cell office:value-type="float" office:value="-4.993824">
            <text:p>-4,993824</text:p>
          </table:table-cell>
          <table:table-cell table:number-columns-repeated="1019"/>
        </table:table-row>
        <table:table-row table:style-name="ro1">
          <table:table-cell office:value-type="float" office:value="2204.95459">
            <text:p>2204,9545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20495">
            <text:p>0,220495</text:p>
          </table:table-cell>
          <table:table-cell office:value-type="float" office:value="-4.993824">
            <text:p>-4,993824</text:p>
          </table:table-cell>
          <table:table-cell table:number-columns-repeated="1019"/>
        </table:table-row>
        <table:table-row table:style-name="ro1">
          <table:table-cell office:value-type="float" office:value="2211.200928">
            <text:p>2211,20092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2112">
            <text:p>0,22112</text:p>
          </table:table-cell>
          <table:table-cell office:value-type="float" office:value="-5.012941">
            <text:p>-5,012941</text:p>
          </table:table-cell>
          <table:table-cell table:number-columns-repeated="1019"/>
        </table:table-row>
        <table:table-row table:style-name="ro1">
          <table:table-cell office:value-type="float" office:value="2211.200928">
            <text:p>2211,200928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2112">
            <text:p>0,22112</text:p>
          </table:table-cell>
          <table:table-cell office:value-type="float" office:value="-5.012941">
            <text:p>-5,012941</text:p>
          </table:table-cell>
          <table:table-cell table:number-columns-repeated="1019"/>
        </table:table-row>
        <table:table-row table:style-name="ro1">
          <table:table-cell office:value-type="float" office:value="2223.693604">
            <text:p>2223,693604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22369">
            <text:p>0,222369</text:p>
          </table:table-cell>
          <table:table-cell office:value-type="float" office:value="-5.032059">
            <text:p>-5,032059</text:p>
          </table:table-cell>
          <table:table-cell table:number-columns-repeated="1019"/>
        </table:table-row>
        <table:table-row table:style-name="ro1">
          <table:table-cell office:value-type="float" office:value="2223.693604">
            <text:p>2223,69360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22369">
            <text:p>0,222369</text:p>
          </table:table-cell>
          <table:table-cell office:value-type="float" office:value="-5.032059">
            <text:p>-5,032059</text:p>
          </table:table-cell>
          <table:table-cell table:number-columns-repeated="1019"/>
        </table:table-row>
        <table:table-row table:style-name="ro1">
          <table:table-cell office:value-type="float" office:value="2236.186279">
            <text:p>2236,18627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23619">
            <text:p>0,223619</text:p>
          </table:table-cell>
          <table:table-cell office:value-type="float" office:value="-5.051764">
            <text:p>-5,051764</text:p>
          </table:table-cell>
          <table:table-cell table:number-columns-repeated="1019"/>
        </table:table-row>
        <table:table-row table:style-name="ro1">
          <table:table-cell office:value-type="float" office:value="2236.186279">
            <text:p>2236,18627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23619">
            <text:p>0,223619</text:p>
          </table:table-cell>
          <table:table-cell office:value-type="float" office:value="-5.051764">
            <text:p>-5,051764</text:p>
          </table:table-cell>
          <table:table-cell table:number-columns-repeated="1019"/>
        </table:table-row>
        <table:table-row table:style-name="ro1">
          <table:table-cell office:value-type="float" office:value="2242.432617">
            <text:p>2242,43261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24243">
            <text:p>0,224243</text:p>
          </table:table-cell>
          <table:table-cell office:value-type="float" office:value="-5.071764">
            <text:p>-5,071764</text:p>
          </table:table-cell>
          <table:table-cell table:number-columns-repeated="1019"/>
        </table:table-row>
        <table:table-row table:style-name="ro1">
          <table:table-cell office:value-type="float" office:value="2242.432617">
            <text:p>2242,43261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24243">
            <text:p>0,224243</text:p>
          </table:table-cell>
          <table:table-cell office:value-type="float" office:value="-5.071764">
            <text:p>-5,071764</text:p>
          </table:table-cell>
          <table:table-cell table:number-columns-repeated="1019"/>
        </table:table-row>
        <table:table-row table:style-name="ro1">
          <table:table-cell office:value-type="float" office:value="2242.432617">
            <text:p>2242,432617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24243">
            <text:p>0,224243</text:p>
          </table:table-cell>
          <table:table-cell office:value-type="float" office:value="-5.090588">
            <text:p>-5,090588</text:p>
          </table:table-cell>
          <table:table-cell table:number-columns-repeated="1019"/>
        </table:table-row>
        <table:table-row table:style-name="ro1">
          <table:table-cell office:value-type="float" office:value="2242.432617">
            <text:p>2242,43261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24243">
            <text:p>0,224243</text:p>
          </table:table-cell>
          <table:table-cell office:value-type="float" office:value="-5.109412">
            <text:p>-5,109412</text:p>
          </table:table-cell>
          <table:table-cell table:number-columns-repeated="1019"/>
        </table:table-row>
        <table:table-row table:style-name="ro1">
          <table:table-cell office:value-type="float" office:value="2254.925293">
            <text:p>2254,92529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25493">
            <text:p>0,225493</text:p>
          </table:table-cell>
          <table:table-cell office:value-type="float" office:value="-5.109412">
            <text:p>-5,109412</text:p>
          </table:table-cell>
          <table:table-cell table:number-columns-repeated="1019"/>
        </table:table-row>
        <table:table-row table:style-name="ro1">
          <table:table-cell office:value-type="float" office:value="2254.925293">
            <text:p>2254,925293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225493">
            <text:p>0,225493</text:p>
          </table:table-cell>
          <table:table-cell office:value-type="float" office:value="-5.12853">
            <text:p>-5,12853</text:p>
          </table:table-cell>
          <table:table-cell table:number-columns-repeated="1019"/>
        </table:table-row>
        <table:table-row table:style-name="ro1">
          <table:table-cell office:value-type="float" office:value="2267.417969">
            <text:p>2267,417969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226742">
            <text:p>0,226742</text:p>
          </table:table-cell>
          <table:table-cell office:value-type="float" office:value="-5.12853">
            <text:p>-5,12853</text:p>
          </table:table-cell>
          <table:table-cell table:number-columns-repeated="1019"/>
        </table:table-row>
        <table:table-row table:style-name="ro1">
          <table:table-cell office:value-type="float" office:value="2267.417969">
            <text:p>2267,417969</text:p>
          </table:table-cell>
          <table:table-cell office:value-type="float" office:value="-0.003233">
            <text:p>-0,003233</text:p>
          </table:table-cell>
          <table:table-cell office:value-type="float" office:value="-0.003195">
            <text:p>-0,003195</text:p>
          </table:table-cell>
          <table:table-cell office:value-type="float" office:value="0.226742">
            <text:p>0,226742</text:p>
          </table:table-cell>
          <table:table-cell office:value-type="float" office:value="-5.147647">
            <text:p>-5,147647</text:p>
          </table:table-cell>
          <table:table-cell table:number-columns-repeated="1019"/>
        </table:table-row>
        <table:table-row table:style-name="ro1">
          <table:table-cell office:value-type="float" office:value="2261.171631">
            <text:p>2261,17163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26117">
            <text:p>0,226117</text:p>
          </table:table-cell>
          <table:table-cell office:value-type="float" office:value="-5.147647">
            <text:p>-5,147647</text:p>
          </table:table-cell>
          <table:table-cell table:number-columns-repeated="1019"/>
        </table:table-row>
        <table:table-row table:style-name="ro1">
          <table:table-cell office:value-type="float" office:value="2267.417969">
            <text:p>2267,41796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26742">
            <text:p>0,226742</text:p>
          </table:table-cell>
          <table:table-cell office:value-type="float" office:value="-5.166471">
            <text:p>-5,166471</text:p>
          </table:table-cell>
          <table:table-cell table:number-columns-repeated="1019"/>
        </table:table-row>
        <table:table-row table:style-name="ro1">
          <table:table-cell office:value-type="float" office:value="2267.417969">
            <text:p>2267,41796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26742">
            <text:p>0,226742</text:p>
          </table:table-cell>
          <table:table-cell office:value-type="float" office:value="-5.166471">
            <text:p>-5,166471</text:p>
          </table:table-cell>
          <table:table-cell table:number-columns-repeated="1019"/>
        </table:table-row>
        <table:table-row table:style-name="ro1">
          <table:table-cell office:value-type="float" office:value="2273.664307">
            <text:p>2273,664307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27366">
            <text:p>0,227366</text:p>
          </table:table-cell>
          <table:table-cell office:value-type="float" office:value="-5.185588">
            <text:p>-5,185588</text:p>
          </table:table-cell>
          <table:table-cell table:number-columns-repeated="1019"/>
        </table:table-row>
        <table:table-row table:style-name="ro1">
          <table:table-cell office:value-type="float" office:value="2273.664307">
            <text:p>2273,66430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27366">
            <text:p>0,227366</text:p>
          </table:table-cell>
          <table:table-cell office:value-type="float" office:value="-5.185588">
            <text:p>-5,185588</text:p>
          </table:table-cell>
          <table:table-cell table:number-columns-repeated="1019"/>
        </table:table-row>
        <table:table-row table:style-name="ro1">
          <table:table-cell office:value-type="float" office:value="2286.156982">
            <text:p>2286,156982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228616">
            <text:p>0,228616</text:p>
          </table:table-cell>
          <table:table-cell office:value-type="float" office:value="-5.205">
            <text:p>-5,205</text:p>
          </table:table-cell>
          <table:table-cell table:number-columns-repeated="1019"/>
        </table:table-row>
        <table:table-row table:style-name="ro1">
          <table:table-cell office:value-type="float" office:value="2286.156982">
            <text:p>2286,156982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228616">
            <text:p>0,228616</text:p>
          </table:table-cell>
          <table:table-cell office:value-type="float" office:value="-5.205">
            <text:p>-5,205</text:p>
          </table:table-cell>
          <table:table-cell table:number-columns-repeated="1019"/>
        </table:table-row>
        <table:table-row table:style-name="ro1">
          <table:table-cell office:value-type="float" office:value="2304.895752">
            <text:p>2304,895752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23049">
            <text:p>0,23049</text:p>
          </table:table-cell>
          <table:table-cell office:value-type="float" office:value="-5.224118">
            <text:p>-5,224118</text:p>
          </table:table-cell>
          <table:table-cell table:number-columns-repeated="1019"/>
        </table:table-row>
        <table:table-row table:style-name="ro1">
          <table:table-cell office:value-type="float" office:value="2304.895752">
            <text:p>2304,89575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3049">
            <text:p>0,23049</text:p>
          </table:table-cell>
          <table:table-cell office:value-type="float" office:value="-5.224118">
            <text:p>-5,224118</text:p>
          </table:table-cell>
          <table:table-cell table:number-columns-repeated="1019"/>
        </table:table-row>
        <table:table-row table:style-name="ro1">
          <table:table-cell office:value-type="float" office:value="2311.14209">
            <text:p>2311,1420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31114">
            <text:p>0,231114</text:p>
          </table:table-cell>
          <table:table-cell office:value-type="float" office:value="-5.243529">
            <text:p>-5,243529</text:p>
          </table:table-cell>
          <table:table-cell table:number-columns-repeated="1019"/>
        </table:table-row>
        <table:table-row table:style-name="ro1">
          <table:table-cell office:value-type="float" office:value="2311.14209">
            <text:p>2311,1420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31114">
            <text:p>0,231114</text:p>
          </table:table-cell>
          <table:table-cell office:value-type="float" office:value="-5.243529">
            <text:p>-5,243529</text:p>
          </table:table-cell>
          <table:table-cell table:number-columns-repeated="1019"/>
        </table:table-row>
        <table:table-row table:style-name="ro1">
          <table:table-cell office:value-type="float" office:value="2317.388428">
            <text:p>2317,388428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231739">
            <text:p>0,231739</text:p>
          </table:table-cell>
          <table:table-cell office:value-type="float" office:value="-5.262647">
            <text:p>-5,262647</text:p>
          </table:table-cell>
          <table:table-cell table:number-columns-repeated="1019"/>
        </table:table-row>
        <table:table-row table:style-name="ro1">
          <table:table-cell office:value-type="float" office:value="2317.388428">
            <text:p>2317,38842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31739">
            <text:p>0,231739</text:p>
          </table:table-cell>
          <table:table-cell office:value-type="float" office:value="-5.262647">
            <text:p>-5,262647</text:p>
          </table:table-cell>
          <table:table-cell table:number-columns-repeated="1019"/>
        </table:table-row>
        <table:table-row table:style-name="ro1">
          <table:table-cell office:value-type="float" office:value="2323.634766">
            <text:p>2323,63476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32363">
            <text:p>0,232363</text:p>
          </table:table-cell>
          <table:table-cell office:value-type="float" office:value="-5.282941">
            <text:p>-5,282941</text:p>
          </table:table-cell>
          <table:table-cell table:number-columns-repeated="1019"/>
        </table:table-row>
        <table:table-row table:style-name="ro1">
          <table:table-cell office:value-type="float" office:value="2323.634766">
            <text:p>2323,634766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32363">
            <text:p>0,232363</text:p>
          </table:table-cell>
          <table:table-cell office:value-type="float" office:value="-5.282941">
            <text:p>-5,282941</text:p>
          </table:table-cell>
          <table:table-cell table:number-columns-repeated="1019"/>
        </table:table-row>
        <table:table-row table:style-name="ro1">
          <table:table-cell office:value-type="float" office:value="2323.634766">
            <text:p>2323,634766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232363">
            <text:p>0,232363</text:p>
          </table:table-cell>
          <table:table-cell office:value-type="float" office:value="-5.302647">
            <text:p>-5,302647</text:p>
          </table:table-cell>
          <table:table-cell table:number-columns-repeated="1019"/>
        </table:table-row>
        <table:table-row table:style-name="ro1">
          <table:table-cell office:value-type="float" office:value="2323.634766">
            <text:p>2323,634766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232363">
            <text:p>0,232363</text:p>
          </table:table-cell>
          <table:table-cell office:value-type="float" office:value="-5.302647">
            <text:p>-5,302647</text:p>
          </table:table-cell>
          <table:table-cell table:number-columns-repeated="1019"/>
        </table:table-row>
        <table:table-row table:style-name="ro1">
          <table:table-cell office:value-type="float" office:value="2329.881104">
            <text:p>2329,88110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32988">
            <text:p>0,232988</text:p>
          </table:table-cell>
          <table:table-cell office:value-type="float" office:value="-5.322647">
            <text:p>-5,322647</text:p>
          </table:table-cell>
          <table:table-cell table:number-columns-repeated="1019"/>
        </table:table-row>
        <table:table-row table:style-name="ro1">
          <table:table-cell office:value-type="float" office:value="2329.881104">
            <text:p>2329,88110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32988">
            <text:p>0,232988</text:p>
          </table:table-cell>
          <table:table-cell office:value-type="float" office:value="-5.322647">
            <text:p>-5,322647</text:p>
          </table:table-cell>
          <table:table-cell table:number-columns-repeated="1019"/>
        </table:table-row>
        <table:table-row table:style-name="ro1">
          <table:table-cell office:value-type="float" office:value="2342.373779">
            <text:p>2342,37377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34237">
            <text:p>0,234237</text:p>
          </table:table-cell>
          <table:table-cell office:value-type="float" office:value="-5.342059">
            <text:p>-5,342059</text:p>
          </table:table-cell>
          <table:table-cell table:number-columns-repeated="1019"/>
        </table:table-row>
        <table:table-row table:style-name="ro1">
          <table:table-cell office:value-type="float" office:value="2342.373779">
            <text:p>2342,37377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34237">
            <text:p>0,234237</text:p>
          </table:table-cell>
          <table:table-cell office:value-type="float" office:value="-5.342059">
            <text:p>-5,342059</text:p>
          </table:table-cell>
          <table:table-cell table:number-columns-repeated="1019"/>
        </table:table-row>
        <table:table-row table:style-name="ro1">
          <table:table-cell office:value-type="float" office:value="2342.373779">
            <text:p>2342,373779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234237">
            <text:p>0,234237</text:p>
          </table:table-cell>
          <table:table-cell office:value-type="float" office:value="-5.361765">
            <text:p>-5,361765</text:p>
          </table:table-cell>
          <table:table-cell table:number-columns-repeated="1019"/>
        </table:table-row>
        <table:table-row table:style-name="ro1">
          <table:table-cell office:value-type="float" office:value="2342.373779">
            <text:p>2342,37377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34237">
            <text:p>0,234237</text:p>
          </table:table-cell>
          <table:table-cell office:value-type="float" office:value="-5.361765">
            <text:p>-5,361765</text:p>
          </table:table-cell>
          <table:table-cell table:number-columns-repeated="1019"/>
        </table:table-row>
        <table:table-row table:style-name="ro1">
          <table:table-cell office:value-type="float" office:value="2336.127441">
            <text:p>2336,12744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33613">
            <text:p>0,233613</text:p>
          </table:table-cell>
          <table:table-cell office:value-type="float" office:value="-5.381765">
            <text:p>-5,381765</text:p>
          </table:table-cell>
          <table:table-cell table:number-columns-repeated="1019"/>
        </table:table-row>
        <table:table-row table:style-name="ro1">
          <table:table-cell office:value-type="float" office:value="2336.127441">
            <text:p>2336,12744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33613">
            <text:p>0,233613</text:p>
          </table:table-cell>
          <table:table-cell office:value-type="float" office:value="-5.381765">
            <text:p>-5,381765</text:p>
          </table:table-cell>
          <table:table-cell table:number-columns-repeated="1019"/>
        </table:table-row>
        <table:table-row table:style-name="ro1">
          <table:table-cell office:value-type="float" office:value="2348.620117">
            <text:p>2348,620117</text:p>
          </table:table-cell>
          <table:table-cell office:value-type="float" office:value="-0.003229">
            <text:p>-0,003229</text:p>
          </table:table-cell>
          <table:table-cell office:value-type="float" office:value="-0.003191">
            <text:p>-0,003191</text:p>
          </table:table-cell>
          <table:table-cell office:value-type="float" office:value="0.234862">
            <text:p>0,234862</text:p>
          </table:table-cell>
          <table:table-cell office:value-type="float" office:value="-5.401471">
            <text:p>-5,401471</text:p>
          </table:table-cell>
          <table:table-cell table:number-columns-repeated="1019"/>
        </table:table-row>
        <table:table-row table:style-name="ro1">
          <table:table-cell office:value-type="float" office:value="2348.620117">
            <text:p>2348,620117</text:p>
          </table:table-cell>
          <table:table-cell office:value-type="float" office:value="-0.003231">
            <text:p>-0,003231</text:p>
          </table:table-cell>
          <table:table-cell office:value-type="float" office:value="-0.00319">
            <text:p>-0,00319</text:p>
          </table:table-cell>
          <table:table-cell office:value-type="float" office:value="0.234862">
            <text:p>0,234862</text:p>
          </table:table-cell>
          <table:table-cell office:value-type="float" office:value="-5.401471">
            <text:p>-5,401471</text:p>
          </table:table-cell>
          <table:table-cell table:number-columns-repeated="1019"/>
        </table:table-row>
        <table:table-row table:style-name="ro1">
          <table:table-cell office:value-type="float" office:value="2367.359131">
            <text:p>2367,359131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236736">
            <text:p>0,236736</text:p>
          </table:table-cell>
          <table:table-cell office:value-type="float" office:value="-5.42">
            <text:p>-5,42</text:p>
          </table:table-cell>
          <table:table-cell table:number-columns-repeated="1019"/>
        </table:table-row>
        <table:table-row table:style-name="ro1">
          <table:table-cell office:value-type="float" office:value="2367.359131">
            <text:p>2367,35913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36736">
            <text:p>0,236736</text:p>
          </table:table-cell>
          <table:table-cell office:value-type="float" office:value="-5.439117">
            <text:p>-5,439117</text:p>
          </table:table-cell>
          <table:table-cell table:number-columns-repeated="1019"/>
        </table:table-row>
        <table:table-row table:style-name="ro1">
          <table:table-cell office:value-type="float" office:value="2354.866455">
            <text:p>2354,866455</text:p>
          </table:table-cell>
          <table:table-cell office:value-type="float" office:value="-0.003232">
            <text:p>-0,003232</text:p>
          </table:table-cell>
          <table:table-cell office:value-type="float" office:value="-0.003194">
            <text:p>-0,003194</text:p>
          </table:table-cell>
          <table:table-cell office:value-type="float" office:value="0.235487">
            <text:p>0,235487</text:p>
          </table:table-cell>
          <table:table-cell office:value-type="float" office:value="-5.439117">
            <text:p>-5,439117</text:p>
          </table:table-cell>
          <table:table-cell table:number-columns-repeated="1019"/>
        </table:table-row>
        <table:table-row table:style-name="ro1">
          <table:table-cell office:value-type="float" office:value="2354.866455">
            <text:p>2354,866455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35487">
            <text:p>0,235487</text:p>
          </table:table-cell>
          <table:table-cell office:value-type="float" office:value="-5.457941">
            <text:p>-5,457941</text:p>
          </table:table-cell>
          <table:table-cell table:number-columns-repeated="1019"/>
        </table:table-row>
        <table:table-row table:style-name="ro1">
          <table:table-cell office:value-type="float" office:value="2373.605469">
            <text:p>2373,605469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237361">
            <text:p>0,237361</text:p>
          </table:table-cell>
          <table:table-cell office:value-type="float" office:value="-5.457941">
            <text:p>-5,457941</text:p>
          </table:table-cell>
          <table:table-cell table:number-columns-repeated="1019"/>
        </table:table-row>
        <table:table-row table:style-name="ro1">
          <table:table-cell office:value-type="float" office:value="2373.605469">
            <text:p>2373,60546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37361">
            <text:p>0,237361</text:p>
          </table:table-cell>
          <table:table-cell office:value-type="float" office:value="-5.477353">
            <text:p>-5,477353</text:p>
          </table:table-cell>
          <table:table-cell table:number-columns-repeated="1019"/>
        </table:table-row>
        <table:table-row table:style-name="ro1">
          <table:table-cell office:value-type="float" office:value="2386.098145">
            <text:p>2386,09814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3861">
            <text:p>0,23861</text:p>
          </table:table-cell>
          <table:table-cell office:value-type="float" office:value="-5.477353">
            <text:p>-5,477353</text:p>
          </table:table-cell>
          <table:table-cell table:number-columns-repeated="1019"/>
        </table:table-row>
        <table:table-row table:style-name="ro1">
          <table:table-cell office:value-type="float" office:value="2386.098145">
            <text:p>2386,098145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3861">
            <text:p>0,23861</text:p>
          </table:table-cell>
          <table:table-cell office:value-type="float" office:value="-5.495883">
            <text:p>-5,495883</text:p>
          </table:table-cell>
          <table:table-cell table:number-columns-repeated="1019"/>
        </table:table-row>
        <table:table-row table:style-name="ro1">
          <table:table-cell office:value-type="float" office:value="2386.098145">
            <text:p>2386,098145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3861">
            <text:p>0,23861</text:p>
          </table:table-cell>
          <table:table-cell office:value-type="float" office:value="-5.495883">
            <text:p>-5,495883</text:p>
          </table:table-cell>
          <table:table-cell table:number-columns-repeated="1019"/>
        </table:table-row>
        <table:table-row table:style-name="ro1">
          <table:table-cell office:value-type="float" office:value="2386.098145">
            <text:p>2386,098145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23861">
            <text:p>0,23861</text:p>
          </table:table-cell>
          <table:table-cell office:value-type="float" office:value="-5.515588">
            <text:p>-5,515588</text:p>
          </table:table-cell>
          <table:table-cell table:number-columns-repeated="1019"/>
        </table:table-row>
        <table:table-row table:style-name="ro1">
          <table:table-cell office:value-type="float" office:value="2386.098145">
            <text:p>2386,098145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3861">
            <text:p>0,23861</text:p>
          </table:table-cell>
          <table:table-cell office:value-type="float" office:value="-5.515588">
            <text:p>-5,515588</text:p>
          </table:table-cell>
          <table:table-cell table:number-columns-repeated="1019"/>
        </table:table-row>
        <table:table-row table:style-name="ro1">
          <table:table-cell office:value-type="float" office:value="2386.098145">
            <text:p>2386,09814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3861">
            <text:p>0,23861</text:p>
          </table:table-cell>
          <table:table-cell office:value-type="float" office:value="-5.535">
            <text:p>-5,535</text:p>
          </table:table-cell>
          <table:table-cell table:number-columns-repeated="1019"/>
        </table:table-row>
        <table:table-row table:style-name="ro1">
          <table:table-cell office:value-type="float" office:value="2386.098145">
            <text:p>2386,09814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3861">
            <text:p>0,23861</text:p>
          </table:table-cell>
          <table:table-cell office:value-type="float" office:value="-5.535">
            <text:p>-5,535</text:p>
          </table:table-cell>
          <table:table-cell table:number-columns-repeated="1019"/>
        </table:table-row>
        <table:table-row table:style-name="ro1">
          <table:table-cell office:value-type="float" office:value="2392.344482">
            <text:p>2392,344482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39234">
            <text:p>0,239234</text:p>
          </table:table-cell>
          <table:table-cell office:value-type="float" office:value="-5.553823">
            <text:p>-5,553823</text:p>
          </table:table-cell>
          <table:table-cell table:number-columns-repeated="1019"/>
        </table:table-row>
        <table:table-row table:style-name="ro1">
          <table:table-cell office:value-type="float" office:value="2392.344482">
            <text:p>2392,344482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39234">
            <text:p>0,239234</text:p>
          </table:table-cell>
          <table:table-cell office:value-type="float" office:value="-5.553823">
            <text:p>-5,553823</text:p>
          </table:table-cell>
          <table:table-cell table:number-columns-repeated="1019"/>
        </table:table-row>
        <table:table-row table:style-name="ro1">
          <table:table-cell office:value-type="float" office:value="2398.59082">
            <text:p>2398,59082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39859">
            <text:p>0,239859</text:p>
          </table:table-cell>
          <table:table-cell office:value-type="float" office:value="-5.573236">
            <text:p>-5,573236</text:p>
          </table:table-cell>
          <table:table-cell table:number-columns-repeated="1019"/>
        </table:table-row>
        <table:table-row table:style-name="ro1">
          <table:table-cell office:value-type="float" office:value="2398.59082">
            <text:p>2398,5908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39859">
            <text:p>0,239859</text:p>
          </table:table-cell>
          <table:table-cell office:value-type="float" office:value="-5.573236">
            <text:p>-5,573236</text:p>
          </table:table-cell>
          <table:table-cell table:number-columns-repeated="1019"/>
        </table:table-row>
        <table:table-row table:style-name="ro1">
          <table:table-cell office:value-type="float" office:value="2404.837158">
            <text:p>2404,837158</text:p>
          </table:table-cell>
          <table:table-cell office:value-type="float" office:value="-0.003231">
            <text:p>-0,003231</text:p>
          </table:table-cell>
          <table:table-cell office:value-type="float" office:value="-0.003193">
            <text:p>-0,003193</text:p>
          </table:table-cell>
          <table:table-cell office:value-type="float" office:value="0.240484">
            <text:p>0,240484</text:p>
          </table:table-cell>
          <table:table-cell office:value-type="float" office:value="-5.592059">
            <text:p>-5,592059</text:p>
          </table:table-cell>
          <table:table-cell table:number-columns-repeated="1019"/>
        </table:table-row>
        <table:table-row table:style-name="ro1">
          <table:table-cell office:value-type="float" office:value="2404.837158">
            <text:p>2404,837158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40484">
            <text:p>0,240484</text:p>
          </table:table-cell>
          <table:table-cell office:value-type="float" office:value="-5.592059">
            <text:p>-5,592059</text:p>
          </table:table-cell>
          <table:table-cell table:number-columns-repeated="1019"/>
        </table:table-row>
        <table:table-row table:style-name="ro1">
          <table:table-cell office:value-type="float" office:value="2417.329834">
            <text:p>2417,32983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1733">
            <text:p>0,241733</text:p>
          </table:table-cell>
          <table:table-cell office:value-type="float" office:value="-5.612647">
            <text:p>-5,612647</text:p>
          </table:table-cell>
          <table:table-cell table:number-columns-repeated="1019"/>
        </table:table-row>
        <table:table-row table:style-name="ro1">
          <table:table-cell office:value-type="float" office:value="2417.329834">
            <text:p>2417,32983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41733">
            <text:p>0,241733</text:p>
          </table:table-cell>
          <table:table-cell office:value-type="float" office:value="-5.612647">
            <text:p>-5,612647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43607">
            <text:p>0,243607</text:p>
          </table:table-cell>
          <table:table-cell office:value-type="float" office:value="-5.632941">
            <text:p>-5,632941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43607">
            <text:p>0,243607</text:p>
          </table:table-cell>
          <table:table-cell office:value-type="float" office:value="-5.632941">
            <text:p>-5,632941</text:p>
          </table:table-cell>
          <table:table-cell table:number-columns-repeated="1019"/>
        </table:table-row>
        <table:table-row table:style-name="ro1">
          <table:table-cell office:value-type="float" office:value="2442.315186">
            <text:p>2442,31518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44232">
            <text:p>0,244232</text:p>
          </table:table-cell>
          <table:table-cell office:value-type="float" office:value="-5.652353">
            <text:p>-5,652353</text:p>
          </table:table-cell>
          <table:table-cell table:number-columns-repeated="1019"/>
        </table:table-row>
        <table:table-row table:style-name="ro1">
          <table:table-cell office:value-type="float" office:value="2442.315186">
            <text:p>2442,31518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44232">
            <text:p>0,244232</text:p>
          </table:table-cell>
          <table:table-cell office:value-type="float" office:value="-5.652353">
            <text:p>-5,652353</text:p>
          </table:table-cell>
          <table:table-cell table:number-columns-repeated="1019"/>
        </table:table-row>
        <table:table-row table:style-name="ro1">
          <table:table-cell office:value-type="float" office:value="2429.82251">
            <text:p>2429,8225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42982">
            <text:p>0,242982</text:p>
          </table:table-cell>
          <table:table-cell office:value-type="float" office:value="-5.671471">
            <text:p>-5,671471</text:p>
          </table:table-cell>
          <table:table-cell table:number-columns-repeated="1019"/>
        </table:table-row>
        <table:table-row table:style-name="ro1">
          <table:table-cell office:value-type="float" office:value="2429.82251">
            <text:p>2429,82251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42982">
            <text:p>0,242982</text:p>
          </table:table-cell>
          <table:table-cell office:value-type="float" office:value="-5.671471">
            <text:p>-5,671471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243607">
            <text:p>0,243607</text:p>
          </table:table-cell>
          <table:table-cell office:value-type="float" office:value="-5.690588">
            <text:p>-5,690588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243607">
            <text:p>0,243607</text:p>
          </table:table-cell>
          <table:table-cell office:value-type="float" office:value="-5.690588">
            <text:p>-5,690588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243607">
            <text:p>0,243607</text:p>
          </table:table-cell>
          <table:table-cell office:value-type="float" office:value="-5.710294">
            <text:p>-5,710294</text:p>
          </table:table-cell>
          <table:table-cell table:number-columns-repeated="1019"/>
        </table:table-row>
        <table:table-row table:style-name="ro1">
          <table:table-cell office:value-type="float" office:value="2436.068848">
            <text:p>2436,06884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3607">
            <text:p>0,243607</text:p>
          </table:table-cell>
          <table:table-cell office:value-type="float" office:value="-5.728824">
            <text:p>-5,728824</text:p>
          </table:table-cell>
          <table:table-cell table:number-columns-repeated="1019"/>
        </table:table-row>
        <table:table-row table:style-name="ro1">
          <table:table-cell office:value-type="float" office:value="2442.315186">
            <text:p>2442,315186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44232">
            <text:p>0,244232</text:p>
          </table:table-cell>
          <table:table-cell office:value-type="float" office:value="-5.728824">
            <text:p>-5,728824</text:p>
          </table:table-cell>
          <table:table-cell table:number-columns-repeated="1019"/>
        </table:table-row>
        <table:table-row table:style-name="ro1">
          <table:table-cell office:value-type="float" office:value="2442.315186">
            <text:p>2442,315186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44232">
            <text:p>0,244232</text:p>
          </table:table-cell>
          <table:table-cell office:value-type="float" office:value="-5.747941">
            <text:p>-5,747941</text:p>
          </table:table-cell>
          <table:table-cell table:number-columns-repeated="1019"/>
        </table:table-row>
        <table:table-row table:style-name="ro1">
          <table:table-cell office:value-type="float" office:value="2448.561523">
            <text:p>2448,56152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44856">
            <text:p>0,244856</text:p>
          </table:table-cell>
          <table:table-cell office:value-type="float" office:value="-5.747941">
            <text:p>-5,747941</text:p>
          </table:table-cell>
          <table:table-cell table:number-columns-repeated="1019"/>
        </table:table-row>
        <table:table-row table:style-name="ro1">
          <table:table-cell office:value-type="float" office:value="2461.054199">
            <text:p>2461,05419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46105">
            <text:p>0,246105</text:p>
          </table:table-cell>
          <table:table-cell office:value-type="float" office:value="-5.767353">
            <text:p>-5,767353</text:p>
          </table:table-cell>
          <table:table-cell table:number-columns-repeated="1019"/>
        </table:table-row>
        <table:table-row table:style-name="ro1">
          <table:table-cell office:value-type="float" office:value="2461.054199">
            <text:p>2461,05419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46105">
            <text:p>0,246105</text:p>
          </table:table-cell>
          <table:table-cell office:value-type="float" office:value="-5.767353">
            <text:p>-5,767353</text:p>
          </table:table-cell>
          <table:table-cell table:number-columns-repeated="1019"/>
        </table:table-row>
        <table:table-row table:style-name="ro1">
          <table:table-cell office:value-type="float" office:value="2461.054199">
            <text:p>2461,05419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46105">
            <text:p>0,246105</text:p>
          </table:table-cell>
          <table:table-cell office:value-type="float" office:value="-5.786177">
            <text:p>-5,786177</text:p>
          </table:table-cell>
          <table:table-cell table:number-columns-repeated="1019"/>
        </table:table-row>
        <table:table-row table:style-name="ro1">
          <table:table-cell office:value-type="float" office:value="2461.054199">
            <text:p>2461,054199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46105">
            <text:p>0,246105</text:p>
          </table:table-cell>
          <table:table-cell office:value-type="float" office:value="-5.786177">
            <text:p>-5,786177</text:p>
          </table:table-cell>
          <table:table-cell table:number-columns-repeated="1019"/>
        </table:table-row>
        <table:table-row table:style-name="ro1">
          <table:table-cell office:value-type="float" office:value="2461.054199">
            <text:p>2461,054199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46105">
            <text:p>0,246105</text:p>
          </table:table-cell>
          <table:table-cell office:value-type="float" office:value="-5.805294">
            <text:p>-5,805294</text:p>
          </table:table-cell>
          <table:table-cell table:number-columns-repeated="1019"/>
        </table:table-row>
        <table:table-row table:style-name="ro1">
          <table:table-cell office:value-type="float" office:value="2461.054199">
            <text:p>2461,054199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46105">
            <text:p>0,246105</text:p>
          </table:table-cell>
          <table:table-cell office:value-type="float" office:value="-5.805294">
            <text:p>-5,805294</text:p>
          </table:table-cell>
          <table:table-cell table:number-columns-repeated="1019"/>
        </table:table-row>
        <table:table-row table:style-name="ro1">
          <table:table-cell office:value-type="float" office:value="2479.793213">
            <text:p>2479,793213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47979">
            <text:p>0,247979</text:p>
          </table:table-cell>
          <table:table-cell office:value-type="float" office:value="-5.824412">
            <text:p>-5,824412</text:p>
          </table:table-cell>
          <table:table-cell table:number-columns-repeated="1019"/>
        </table:table-row>
        <table:table-row table:style-name="ro1">
          <table:table-cell office:value-type="float" office:value="2479.793213">
            <text:p>2479,79321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47979">
            <text:p>0,247979</text:p>
          </table:table-cell>
          <table:table-cell office:value-type="float" office:value="-5.824412">
            <text:p>-5,824412</text:p>
          </table:table-cell>
          <table:table-cell table:number-columns-repeated="1019"/>
        </table:table-row>
        <table:table-row table:style-name="ro1">
          <table:table-cell office:value-type="float" office:value="2461.054199">
            <text:p>2461,05419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46105">
            <text:p>0,246105</text:p>
          </table:table-cell>
          <table:table-cell office:value-type="float" office:value="-5.843235">
            <text:p>-5,843235</text:p>
          </table:table-cell>
          <table:table-cell table:number-columns-repeated="1019"/>
        </table:table-row>
        <table:table-row table:style-name="ro1">
          <table:table-cell office:value-type="float" office:value="2461.054199">
            <text:p>2461,054199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46105">
            <text:p>0,246105</text:p>
          </table:table-cell>
          <table:table-cell office:value-type="float" office:value="-5.843235">
            <text:p>-5,843235</text:p>
          </table:table-cell>
          <table:table-cell table:number-columns-repeated="1019"/>
        </table:table-row>
        <table:table-row table:style-name="ro1">
          <table:table-cell office:value-type="float" office:value="2479.793213">
            <text:p>2479,793213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247979">
            <text:p>0,247979</text:p>
          </table:table-cell>
          <table:table-cell office:value-type="float" office:value="-5.862353">
            <text:p>-5,862353</text:p>
          </table:table-cell>
          <table:table-cell table:number-columns-repeated="1019"/>
        </table:table-row>
        <table:table-row table:style-name="ro1">
          <table:table-cell office:value-type="float" office:value="2479.793213">
            <text:p>2479,79321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47979">
            <text:p>0,247979</text:p>
          </table:table-cell>
          <table:table-cell office:value-type="float" office:value="-5.862353">
            <text:p>-5,862353</text:p>
          </table:table-cell>
          <table:table-cell table:number-columns-repeated="1019"/>
        </table:table-row>
        <table:table-row table:style-name="ro1">
          <table:table-cell office:value-type="float" office:value="2486.039551">
            <text:p>2486,03955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48604">
            <text:p>0,248604</text:p>
          </table:table-cell>
          <table:table-cell office:value-type="float" office:value="-5.881765">
            <text:p>-5,881765</text:p>
          </table:table-cell>
          <table:table-cell table:number-columns-repeated="1019"/>
        </table:table-row>
        <table:table-row table:style-name="ro1">
          <table:table-cell office:value-type="float" office:value="2486.039551">
            <text:p>2486,03955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48604">
            <text:p>0,248604</text:p>
          </table:table-cell>
          <table:table-cell office:value-type="float" office:value="-5.881765">
            <text:p>-5,881765</text:p>
          </table:table-cell>
          <table:table-cell table:number-columns-repeated="1019"/>
        </table:table-row>
        <table:table-row table:style-name="ro1">
          <table:table-cell office:value-type="float" office:value="2504.778564">
            <text:p>2504,778564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50478">
            <text:p>0,250478</text:p>
          </table:table-cell>
          <table:table-cell office:value-type="float" office:value="-5.901471">
            <text:p>-5,901471</text:p>
          </table:table-cell>
          <table:table-cell table:number-columns-repeated="1019"/>
        </table:table-row>
        <table:table-row table:style-name="ro1">
          <table:table-cell office:value-type="float" office:value="2504.778564">
            <text:p>2504,778564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250478">
            <text:p>0,250478</text:p>
          </table:table-cell>
          <table:table-cell office:value-type="float" office:value="-5.901471">
            <text:p>-5,901471</text:p>
          </table:table-cell>
          <table:table-cell table:number-columns-repeated="1019"/>
        </table:table-row>
        <table:table-row table:style-name="ro1">
          <table:table-cell office:value-type="float" office:value="2504.778564">
            <text:p>2504,778564</text:p>
          </table:table-cell>
          <table:table-cell office:value-type="float" office:value="-0.003228">
            <text:p>-0,003228</text:p>
          </table:table-cell>
          <table:table-cell office:value-type="float" office:value="-0.003193">
            <text:p>-0,003193</text:p>
          </table:table-cell>
          <table:table-cell office:value-type="float" office:value="0.250478">
            <text:p>0,250478</text:p>
          </table:table-cell>
          <table:table-cell office:value-type="float" office:value="-5.920294">
            <text:p>-5,920294</text:p>
          </table:table-cell>
          <table:table-cell table:number-columns-repeated="1019"/>
        </table:table-row>
        <table:table-row table:style-name="ro1">
          <table:table-cell office:value-type="float" office:value="2504.778564">
            <text:p>2504,778564</text:p>
          </table:table-cell>
          <table:table-cell office:value-type="float" office:value="-0.003226">
            <text:p>-0,003226</text:p>
          </table:table-cell>
          <table:table-cell office:value-type="float" office:value="-0.0032">
            <text:p>-0,0032</text:p>
          </table:table-cell>
          <table:table-cell office:value-type="float" office:value="0.250478">
            <text:p>0,250478</text:p>
          </table:table-cell>
          <table:table-cell office:value-type="float" office:value="-5.920294">
            <text:p>-5,920294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49853">
            <text:p>0,249853</text:p>
          </table:table-cell>
          <table:table-cell office:value-type="float" office:value="-5.94">
            <text:p>-5,94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49853">
            <text:p>0,249853</text:p>
          </table:table-cell>
          <table:table-cell office:value-type="float" office:value="-5.958824">
            <text:p>-5,958824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49853">
            <text:p>0,249853</text:p>
          </table:table-cell>
          <table:table-cell office:value-type="float" office:value="-5.958824">
            <text:p>-5,958824</text:p>
          </table:table-cell>
          <table:table-cell table:number-columns-repeated="1019"/>
        </table:table-row>
        <table:table-row table:style-name="ro1">
          <table:table-cell office:value-type="float" office:value="2498.532227">
            <text:p>2498,53222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49853">
            <text:p>0,249853</text:p>
          </table:table-cell>
          <table:table-cell office:value-type="float" office:value="-5.977941">
            <text:p>-5,977941</text:p>
          </table:table-cell>
          <table:table-cell table:number-columns-repeated="1019"/>
        </table:table-row>
        <table:table-row table:style-name="ro1">
          <table:table-cell office:value-type="float" office:value="2511.024658">
            <text:p>2511,02465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51102">
            <text:p>0,251102</text:p>
          </table:table-cell>
          <table:table-cell office:value-type="float" office:value="-5.977941">
            <text:p>-5,977941</text:p>
          </table:table-cell>
          <table:table-cell table:number-columns-repeated="1019"/>
        </table:table-row>
        <table:table-row table:style-name="ro1">
          <table:table-cell office:value-type="float" office:value="2511.024658">
            <text:p>2511,02465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51102">
            <text:p>0,251102</text:p>
          </table:table-cell>
          <table:table-cell office:value-type="float" office:value="-5.997353">
            <text:p>-5,997353</text:p>
          </table:table-cell>
          <table:table-cell table:number-columns-repeated="1019"/>
        </table:table-row>
        <table:table-row table:style-name="ro1">
          <table:table-cell office:value-type="float" office:value="2511.024658">
            <text:p>2511,024658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51102">
            <text:p>0,251102</text:p>
          </table:table-cell>
          <table:table-cell office:value-type="float" office:value="-5.997353">
            <text:p>-5,997353</text:p>
          </table:table-cell>
          <table:table-cell table:number-columns-repeated="1019"/>
        </table:table-row>
        <table:table-row table:style-name="ro1">
          <table:table-cell office:value-type="float" office:value="2511.024658">
            <text:p>2511,02465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51102">
            <text:p>0,251102</text:p>
          </table:table-cell>
          <table:table-cell office:value-type="float" office:value="-6.016177">
            <text:p>-6,016177</text:p>
          </table:table-cell>
          <table:table-cell table:number-columns-repeated="1019"/>
        </table:table-row>
        <table:table-row table:style-name="ro1">
          <table:table-cell office:value-type="float" office:value="2511.024658">
            <text:p>2511,02465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1102">
            <text:p>0,251102</text:p>
          </table:table-cell>
          <table:table-cell office:value-type="float" office:value="-6.016177">
            <text:p>-6,016177</text:p>
          </table:table-cell>
          <table:table-cell table:number-columns-repeated="1019"/>
        </table:table-row>
        <table:table-row table:style-name="ro1">
          <table:table-cell office:value-type="float" office:value="2523.517334">
            <text:p>2523,51733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52352">
            <text:p>0,252352</text:p>
          </table:table-cell>
          <table:table-cell office:value-type="float" office:value="-6.035588">
            <text:p>-6,035588</text:p>
          </table:table-cell>
          <table:table-cell table:number-columns-repeated="1019"/>
        </table:table-row>
        <table:table-row table:style-name="ro1">
          <table:table-cell office:value-type="float" office:value="2523.517334">
            <text:p>2523,517334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52352">
            <text:p>0,252352</text:p>
          </table:table-cell>
          <table:table-cell office:value-type="float" office:value="-6.035588">
            <text:p>-6,035588</text:p>
          </table:table-cell>
          <table:table-cell table:number-columns-repeated="1019"/>
        </table:table-row>
        <table:table-row table:style-name="ro1">
          <table:table-cell office:value-type="float" office:value="2517.270996">
            <text:p>2517,270996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51727">
            <text:p>0,251727</text:p>
          </table:table-cell>
          <table:table-cell office:value-type="float" office:value="-6.054706">
            <text:p>-6,054706</text:p>
          </table:table-cell>
          <table:table-cell table:number-columns-repeated="1019"/>
        </table:table-row>
        <table:table-row table:style-name="ro1">
          <table:table-cell office:value-type="float" office:value="2517.270996">
            <text:p>2517,270996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251727">
            <text:p>0,251727</text:p>
          </table:table-cell>
          <table:table-cell office:value-type="float" office:value="-6.054706">
            <text:p>-6,054706</text:p>
          </table:table-cell>
          <table:table-cell table:number-columns-repeated="1019"/>
        </table:table-row>
        <table:table-row table:style-name="ro1">
          <table:table-cell office:value-type="float" office:value="2511.024658">
            <text:p>2511,02465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1102">
            <text:p>0,251102</text:p>
          </table:table-cell>
          <table:table-cell office:value-type="float" office:value="-6.074118">
            <text:p>-6,074118</text:p>
          </table:table-cell>
          <table:table-cell table:number-columns-repeated="1019"/>
        </table:table-row>
        <table:table-row table:style-name="ro1">
          <table:table-cell office:value-type="float" office:value="2511.024658">
            <text:p>2511,024658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51102">
            <text:p>0,251102</text:p>
          </table:table-cell>
          <table:table-cell office:value-type="float" office:value="-6.074118">
            <text:p>-6,074118</text:p>
          </table:table-cell>
          <table:table-cell table:number-columns-repeated="1019"/>
        </table:table-row>
        <table:table-row table:style-name="ro1">
          <table:table-cell office:value-type="float" office:value="2523.517334">
            <text:p>2523,51733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2352">
            <text:p>0,252352</text:p>
          </table:table-cell>
          <table:table-cell office:value-type="float" office:value="-6.093235">
            <text:p>-6,093235</text:p>
          </table:table-cell>
          <table:table-cell table:number-columns-repeated="1019"/>
        </table:table-row>
        <table:table-row table:style-name="ro1">
          <table:table-cell office:value-type="float" office:value="2523.517334">
            <text:p>2523,51733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52352">
            <text:p>0,252352</text:p>
          </table:table-cell>
          <table:table-cell office:value-type="float" office:value="-6.093235">
            <text:p>-6,093235</text:p>
          </table:table-cell>
          <table:table-cell table:number-columns-repeated="1019"/>
        </table:table-row>
        <table:table-row table:style-name="ro1">
          <table:table-cell office:value-type="float" office:value="2529.763672">
            <text:p>2529,76367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52976">
            <text:p>0,252976</text:p>
          </table:table-cell>
          <table:table-cell office:value-type="float" office:value="-6.112059">
            <text:p>-6,112059</text:p>
          </table:table-cell>
          <table:table-cell table:number-columns-repeated="1019"/>
        </table:table-row>
        <table:table-row table:style-name="ro1">
          <table:table-cell office:value-type="float" office:value="2529.763672">
            <text:p>2529,76367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52976">
            <text:p>0,252976</text:p>
          </table:table-cell>
          <table:table-cell office:value-type="float" office:value="-6.112059">
            <text:p>-6,112059</text:p>
          </table:table-cell>
          <table:table-cell table:number-columns-repeated="1019"/>
        </table:table-row>
        <table:table-row table:style-name="ro1">
          <table:table-cell office:value-type="float" office:value="2529.763672">
            <text:p>2529,763672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52976">
            <text:p>0,252976</text:p>
          </table:table-cell>
          <table:table-cell office:value-type="float" office:value="-6.131176">
            <text:p>-6,131176</text:p>
          </table:table-cell>
          <table:table-cell table:number-columns-repeated="1019"/>
        </table:table-row>
        <table:table-row table:style-name="ro1">
          <table:table-cell office:value-type="float" office:value="2529.763672">
            <text:p>2529,76367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2976">
            <text:p>0,252976</text:p>
          </table:table-cell>
          <table:table-cell office:value-type="float" office:value="-6.131176">
            <text:p>-6,131176</text:p>
          </table:table-cell>
          <table:table-cell table:number-columns-repeated="1019"/>
        </table:table-row>
        <table:table-row table:style-name="ro1">
          <table:table-cell office:value-type="float" office:value="2542.256348">
            <text:p>2542,256348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54226">
            <text:p>0,254226</text:p>
          </table:table-cell>
          <table:table-cell office:value-type="float" office:value="-6.150882">
            <text:p>-6,150882</text:p>
          </table:table-cell>
          <table:table-cell table:number-columns-repeated="1019"/>
        </table:table-row>
        <table:table-row table:style-name="ro1">
          <table:table-cell office:value-type="float" office:value="2542.256348">
            <text:p>2542,256348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4226">
            <text:p>0,254226</text:p>
          </table:table-cell>
          <table:table-cell office:value-type="float" office:value="-6.150882">
            <text:p>-6,150882</text:p>
          </table:table-cell>
          <table:table-cell table:number-columns-repeated="1019"/>
        </table:table-row>
        <table:table-row table:style-name="ro1">
          <table:table-cell office:value-type="float" office:value="2542.256348">
            <text:p>2542,256348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54226">
            <text:p>0,254226</text:p>
          </table:table-cell>
          <table:table-cell office:value-type="float" office:value="-6.17">
            <text:p>-6,17</text:p>
          </table:table-cell>
          <table:table-cell table:number-columns-repeated="1019"/>
        </table:table-row>
        <table:table-row table:style-name="ro1">
          <table:table-cell office:value-type="float" office:value="2542.256348">
            <text:p>2542,256348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54226">
            <text:p>0,254226</text:p>
          </table:table-cell>
          <table:table-cell office:value-type="float" office:value="-6.17">
            <text:p>-6,17</text:p>
          </table:table-cell>
          <table:table-cell table:number-columns-repeated="1019"/>
        </table:table-row>
        <table:table-row table:style-name="ro1">
          <table:table-cell office:value-type="float" office:value="2536.01001">
            <text:p>2536,0100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53601">
            <text:p>0,253601</text:p>
          </table:table-cell>
          <table:table-cell office:value-type="float" office:value="-6.189706">
            <text:p>-6,189706</text:p>
          </table:table-cell>
          <table:table-cell table:number-columns-repeated="1019"/>
        </table:table-row>
        <table:table-row table:style-name="ro1">
          <table:table-cell office:value-type="float" office:value="2536.01001">
            <text:p>2536,0100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3601">
            <text:p>0,253601</text:p>
          </table:table-cell>
          <table:table-cell office:value-type="float" office:value="-6.208824">
            <text:p>-6,208824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561">
            <text:p>0,2561</text:p>
          </table:table-cell>
          <table:table-cell office:value-type="float" office:value="-6.208824">
            <text:p>-6,208824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2561">
            <text:p>0,2561</text:p>
          </table:table-cell>
          <table:table-cell office:value-type="float" office:value="-6.227647">
            <text:p>-6,227647</text:p>
          </table:table-cell>
          <table:table-cell table:number-columns-repeated="1019"/>
        </table:table-row>
        <table:table-row table:style-name="ro1">
          <table:table-cell office:value-type="float" office:value="2542.256348">
            <text:p>2542,25634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54226">
            <text:p>0,254226</text:p>
          </table:table-cell>
          <table:table-cell office:value-type="float" office:value="-6.227647">
            <text:p>-6,227647</text:p>
          </table:table-cell>
          <table:table-cell table:number-columns-repeated="1019"/>
        </table:table-row>
        <table:table-row table:style-name="ro1">
          <table:table-cell office:value-type="float" office:value="2542.256348">
            <text:p>2542,256348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54226">
            <text:p>0,254226</text:p>
          </table:table-cell>
          <table:table-cell office:value-type="float" office:value="-6.247059">
            <text:p>-6,247059</text:p>
          </table:table-cell>
          <table:table-cell table:number-columns-repeated="1019"/>
        </table:table-row>
        <table:table-row table:style-name="ro1">
          <table:table-cell office:value-type="float" office:value="2567.241699">
            <text:p>2567,24169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56724">
            <text:p>0,256724</text:p>
          </table:table-cell>
          <table:table-cell office:value-type="float" office:value="-6.247059">
            <text:p>-6,247059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2561">
            <text:p>0,2561</text:p>
          </table:table-cell>
          <table:table-cell office:value-type="float" office:value="-6.26647">
            <text:p>-6,26647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2561">
            <text:p>0,2561</text:p>
          </table:table-cell>
          <table:table-cell office:value-type="float" office:value="-6.26647">
            <text:p>-6,26647</text:p>
          </table:table-cell>
          <table:table-cell table:number-columns-repeated="1019"/>
        </table:table-row>
        <table:table-row table:style-name="ro1">
          <table:table-cell office:value-type="float" office:value="2573.488037">
            <text:p>2573,48803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57349">
            <text:p>0,257349</text:p>
          </table:table-cell>
          <table:table-cell office:value-type="float" office:value="-6.284706">
            <text:p>-6,284706</text:p>
          </table:table-cell>
          <table:table-cell table:number-columns-repeated="1019"/>
        </table:table-row>
        <table:table-row table:style-name="ro1">
          <table:table-cell office:value-type="float" office:value="2573.488037">
            <text:p>2573,48803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7349">
            <text:p>0,257349</text:p>
          </table:table-cell>
          <table:table-cell office:value-type="float" office:value="-6.284706">
            <text:p>-6,284706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561">
            <text:p>0,2561</text:p>
          </table:table-cell>
          <table:table-cell office:value-type="float" office:value="-6.304412">
            <text:p>-6,304412</text:p>
          </table:table-cell>
          <table:table-cell table:number-columns-repeated="1019"/>
        </table:table-row>
        <table:table-row table:style-name="ro1">
          <table:table-cell office:value-type="float" office:value="2560.995361">
            <text:p>2560,995361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561">
            <text:p>0,2561</text:p>
          </table:table-cell>
          <table:table-cell office:value-type="float" office:value="-6.304412">
            <text:p>-6,304412</text:p>
          </table:table-cell>
          <table:table-cell table:number-columns-repeated="1019"/>
        </table:table-row>
        <table:table-row table:style-name="ro1">
          <table:table-cell office:value-type="float" office:value="2573.488037">
            <text:p>2573,488037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57349">
            <text:p>0,257349</text:p>
          </table:table-cell>
          <table:table-cell office:value-type="float" office:value="-6.323236">
            <text:p>-6,323236</text:p>
          </table:table-cell>
          <table:table-cell table:number-columns-repeated="1019"/>
        </table:table-row>
        <table:table-row table:style-name="ro1">
          <table:table-cell office:value-type="float" office:value="2573.488037">
            <text:p>2573,488037</text:p>
          </table:table-cell>
          <table:table-cell office:value-type="float" office:value="-0.003228">
            <text:p>-0,003228</text:p>
          </table:table-cell>
          <table:table-cell office:value-type="float" office:value="-0.00319">
            <text:p>-0,00319</text:p>
          </table:table-cell>
          <table:table-cell office:value-type="float" office:value="0.257349">
            <text:p>0,257349</text:p>
          </table:table-cell>
          <table:table-cell office:value-type="float" office:value="-6.323236">
            <text:p>-6,323236</text:p>
          </table:table-cell>
          <table:table-cell table:number-columns-repeated="1019"/>
        </table:table-row>
        <table:table-row table:style-name="ro1">
          <table:table-cell office:value-type="float" office:value="2573.488037">
            <text:p>2573,488037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57349">
            <text:p>0,257349</text:p>
          </table:table-cell>
          <table:table-cell office:value-type="float" office:value="-6.342059">
            <text:p>-6,342059</text:p>
          </table:table-cell>
          <table:table-cell table:number-columns-repeated="1019"/>
        </table:table-row>
        <table:table-row table:style-name="ro1">
          <table:table-cell office:value-type="float" office:value="2573.488037">
            <text:p>2573,48803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57349">
            <text:p>0,257349</text:p>
          </table:table-cell>
          <table:table-cell office:value-type="float" office:value="-6.342059">
            <text:p>-6,342059</text:p>
          </table:table-cell>
          <table:table-cell table:number-columns-repeated="1019"/>
        </table:table-row>
        <table:table-row table:style-name="ro1">
          <table:table-cell office:value-type="float" office:value="2573.488037">
            <text:p>2573,48803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57349">
            <text:p>0,257349</text:p>
          </table:table-cell>
          <table:table-cell office:value-type="float" office:value="-6.361471">
            <text:p>-6,361471</text:p>
          </table:table-cell>
          <table:table-cell table:number-columns-repeated="1019"/>
        </table:table-row>
        <table:table-row table:style-name="ro1">
          <table:table-cell office:value-type="float" office:value="2573.488037">
            <text:p>2573,488037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57349">
            <text:p>0,257349</text:p>
          </table:table-cell>
          <table:table-cell office:value-type="float" office:value="-6.361471">
            <text:p>-6,361471</text:p>
          </table:table-cell>
          <table:table-cell table:number-columns-repeated="1019"/>
        </table:table-row>
        <table:table-row table:style-name="ro1">
          <table:table-cell office:value-type="float" office:value="2567.241699">
            <text:p>2567,241699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56724">
            <text:p>0,256724</text:p>
          </table:table-cell>
          <table:table-cell office:value-type="float" office:value="-6.381765">
            <text:p>-6,381765</text:p>
          </table:table-cell>
          <table:table-cell table:number-columns-repeated="1019"/>
        </table:table-row>
        <table:table-row table:style-name="ro1">
          <table:table-cell office:value-type="float" office:value="2567.241699">
            <text:p>2567,241699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56724">
            <text:p>0,256724</text:p>
          </table:table-cell>
          <table:table-cell office:value-type="float" office:value="-6.381765">
            <text:p>-6,381765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7973">
            <text:p>0,257973</text:p>
          </table:table-cell>
          <table:table-cell office:value-type="float" office:value="-6.401471">
            <text:p>-6,401471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57973">
            <text:p>0,257973</text:p>
          </table:table-cell>
          <table:table-cell office:value-type="float" office:value="-6.401471">
            <text:p>-6,401471</text:p>
          </table:table-cell>
          <table:table-cell table:number-columns-repeated="1019"/>
        </table:table-row>
        <table:table-row table:style-name="ro1">
          <table:table-cell office:value-type="float" office:value="2592.227051">
            <text:p>2592,22705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59223">
            <text:p>0,259223</text:p>
          </table:table-cell>
          <table:table-cell office:value-type="float" office:value="-6.421765">
            <text:p>-6,421765</text:p>
          </table:table-cell>
          <table:table-cell table:number-columns-repeated="1019"/>
        </table:table-row>
        <table:table-row table:style-name="ro1">
          <table:table-cell office:value-type="float" office:value="2592.227051">
            <text:p>2592,227051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259223">
            <text:p>0,259223</text:p>
          </table:table-cell>
          <table:table-cell office:value-type="float" office:value="-6.421765">
            <text:p>-6,421765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257973">
            <text:p>0,257973</text:p>
          </table:table-cell>
          <table:table-cell office:value-type="float" office:value="-6.439706">
            <text:p>-6,439706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57973">
            <text:p>0,257973</text:p>
          </table:table-cell>
          <table:table-cell office:value-type="float" office:value="-6.458529">
            <text:p>-6,458529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57973">
            <text:p>0,257973</text:p>
          </table:table-cell>
          <table:table-cell office:value-type="float" office:value="-6.458529">
            <text:p>-6,458529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57973">
            <text:p>0,257973</text:p>
          </table:table-cell>
          <table:table-cell office:value-type="float" office:value="-6.477647">
            <text:p>-6,477647</text:p>
          </table:table-cell>
          <table:table-cell table:number-columns-repeated="1019"/>
        </table:table-row>
        <table:table-row table:style-name="ro1">
          <table:table-cell office:value-type="float" office:value="2573.488037">
            <text:p>2573,488037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57349">
            <text:p>0,257349</text:p>
          </table:table-cell>
          <table:table-cell office:value-type="float" office:value="-6.477647">
            <text:p>-6,477647</text:p>
          </table:table-cell>
          <table:table-cell table:number-columns-repeated="1019"/>
        </table:table-row>
        <table:table-row table:style-name="ro1">
          <table:table-cell office:value-type="float" office:value="2598.473389">
            <text:p>2598,47338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9847">
            <text:p>0,259847</text:p>
          </table:table-cell>
          <table:table-cell office:value-type="float" office:value="-6.495883">
            <text:p>-6,495883</text:p>
          </table:table-cell>
          <table:table-cell table:number-columns-repeated="1019"/>
        </table:table-row>
        <table:table-row table:style-name="ro1">
          <table:table-cell office:value-type="float" office:value="2598.473389">
            <text:p>2598,473389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59847">
            <text:p>0,259847</text:p>
          </table:table-cell>
          <table:table-cell office:value-type="float" office:value="-6.495883">
            <text:p>-6,495883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57973">
            <text:p>0,257973</text:p>
          </table:table-cell>
          <table:table-cell office:value-type="float" office:value="-6.515588">
            <text:p>-6,515588</text:p>
          </table:table-cell>
          <table:table-cell table:number-columns-repeated="1019"/>
        </table:table-row>
        <table:table-row table:style-name="ro1">
          <table:table-cell office:value-type="float" office:value="2579.734375">
            <text:p>2579,734375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57973">
            <text:p>0,257973</text:p>
          </table:table-cell>
          <table:table-cell office:value-type="float" office:value="-6.515588">
            <text:p>-6,515588</text:p>
          </table:table-cell>
          <table:table-cell table:number-columns-repeated="1019"/>
        </table:table-row>
        <table:table-row table:style-name="ro1">
          <table:table-cell office:value-type="float" office:value="2598.473389">
            <text:p>2598,473389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59847">
            <text:p>0,259847</text:p>
          </table:table-cell>
          <table:table-cell office:value-type="float" office:value="-6.534706">
            <text:p>-6,534706</text:p>
          </table:table-cell>
          <table:table-cell table:number-columns-repeated="1019"/>
        </table:table-row>
        <table:table-row table:style-name="ro1">
          <table:table-cell office:value-type="float" office:value="2598.473389">
            <text:p>2598,47338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59847">
            <text:p>0,259847</text:p>
          </table:table-cell>
          <table:table-cell office:value-type="float" office:value="-6.534706">
            <text:p>-6,534706</text:p>
          </table:table-cell>
          <table:table-cell table:number-columns-repeated="1019"/>
        </table:table-row>
        <table:table-row table:style-name="ro1">
          <table:table-cell office:value-type="float" office:value="2610.966064">
            <text:p>2610,96606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61097">
            <text:p>0,261097</text:p>
          </table:table-cell>
          <table:table-cell office:value-type="float" office:value="-6.553823">
            <text:p>-6,553823</text:p>
          </table:table-cell>
          <table:table-cell table:number-columns-repeated="1019"/>
        </table:table-row>
        <table:table-row table:style-name="ro1">
          <table:table-cell office:value-type="float" office:value="2610.966064">
            <text:p>2610,966064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61097">
            <text:p>0,261097</text:p>
          </table:table-cell>
          <table:table-cell office:value-type="float" office:value="-6.553823">
            <text:p>-6,553823</text:p>
          </table:table-cell>
          <table:table-cell table:number-columns-repeated="1019"/>
        </table:table-row>
        <table:table-row table:style-name="ro1">
          <table:table-cell office:value-type="float" office:value="2604.719727">
            <text:p>2604,71972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0472">
            <text:p>0,260472</text:p>
          </table:table-cell>
          <table:table-cell office:value-type="float" office:value="-6.572941">
            <text:p>-6,572941</text:p>
          </table:table-cell>
          <table:table-cell table:number-columns-repeated="1019"/>
        </table:table-row>
        <table:table-row table:style-name="ro1">
          <table:table-cell office:value-type="float" office:value="2604.719727">
            <text:p>2604,719727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60472">
            <text:p>0,260472</text:p>
          </table:table-cell>
          <table:table-cell office:value-type="float" office:value="-6.572941">
            <text:p>-6,572941</text:p>
          </table:table-cell>
          <table:table-cell table:number-columns-repeated="1019"/>
        </table:table-row>
        <table:table-row table:style-name="ro1">
          <table:table-cell office:value-type="float" office:value="2598.473389">
            <text:p>2598,473389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59847">
            <text:p>0,259847</text:p>
          </table:table-cell>
          <table:table-cell office:value-type="float" office:value="-6.592059">
            <text:p>-6,592059</text:p>
          </table:table-cell>
          <table:table-cell table:number-columns-repeated="1019"/>
        </table:table-row>
        <table:table-row table:style-name="ro1">
          <table:table-cell office:value-type="float" office:value="2598.473389">
            <text:p>2598,473389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59847">
            <text:p>0,259847</text:p>
          </table:table-cell>
          <table:table-cell office:value-type="float" office:value="-6.592059">
            <text:p>-6,592059</text:p>
          </table:table-cell>
          <table:table-cell table:number-columns-repeated="1019"/>
        </table:table-row>
        <table:table-row table:style-name="ro1">
          <table:table-cell office:value-type="float" office:value="2604.719727">
            <text:p>2604,719727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60472">
            <text:p>0,260472</text:p>
          </table:table-cell>
          <table:table-cell office:value-type="float" office:value="-6.611471">
            <text:p>-6,611471</text:p>
          </table:table-cell>
          <table:table-cell table:number-columns-repeated="1019"/>
        </table:table-row>
        <table:table-row table:style-name="ro1">
          <table:table-cell office:value-type="float" office:value="2604.719727">
            <text:p>2604,719727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60472">
            <text:p>0,260472</text:p>
          </table:table-cell>
          <table:table-cell office:value-type="float" office:value="-6.611471">
            <text:p>-6,611471</text:p>
          </table:table-cell>
          <table:table-cell table:number-columns-repeated="1019"/>
        </table:table-row>
        <table:table-row table:style-name="ro1">
          <table:table-cell office:value-type="float" office:value="2617.212402">
            <text:p>2617,212402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261721">
            <text:p>0,261721</text:p>
          </table:table-cell>
          <table:table-cell office:value-type="float" office:value="-6.631765">
            <text:p>-6,631765</text:p>
          </table:table-cell>
          <table:table-cell table:number-columns-repeated="1019"/>
        </table:table-row>
        <table:table-row table:style-name="ro1">
          <table:table-cell office:value-type="float" office:value="2617.212402">
            <text:p>2617,212402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1721">
            <text:p>0,261721</text:p>
          </table:table-cell>
          <table:table-cell office:value-type="float" office:value="-6.631765">
            <text:p>-6,631765</text:p>
          </table:table-cell>
          <table:table-cell table:number-columns-repeated="1019"/>
        </table:table-row>
        <table:table-row table:style-name="ro1">
          <table:table-cell office:value-type="float" office:value="2604.719727">
            <text:p>2604,71972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0472">
            <text:p>0,260472</text:p>
          </table:table-cell>
          <table:table-cell office:value-type="float" office:value="-6.651176">
            <text:p>-6,651176</text:p>
          </table:table-cell>
          <table:table-cell table:number-columns-repeated="1019"/>
        </table:table-row>
        <table:table-row table:style-name="ro1">
          <table:table-cell office:value-type="float" office:value="2604.719727">
            <text:p>2604,71972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0472">
            <text:p>0,260472</text:p>
          </table:table-cell>
          <table:table-cell office:value-type="float" office:value="-6.651176">
            <text:p>-6,651176</text:p>
          </table:table-cell>
          <table:table-cell table:number-columns-repeated="1019"/>
        </table:table-row>
        <table:table-row table:style-name="ro1">
          <table:table-cell office:value-type="float" office:value="2610.966064">
            <text:p>2610,96606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1097">
            <text:p>0,261097</text:p>
          </table:table-cell>
          <table:table-cell office:value-type="float" office:value="-6.670294">
            <text:p>-6,670294</text:p>
          </table:table-cell>
          <table:table-cell table:number-columns-repeated="1019"/>
        </table:table-row>
        <table:table-row table:style-name="ro1">
          <table:table-cell office:value-type="float" office:value="2610.966064">
            <text:p>2610,966064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61097">
            <text:p>0,261097</text:p>
          </table:table-cell>
          <table:table-cell office:value-type="float" office:value="-6.670294">
            <text:p>-6,670294</text:p>
          </table:table-cell>
          <table:table-cell table:number-columns-repeated="1019"/>
        </table:table-row>
        <table:table-row table:style-name="ro1">
          <table:table-cell office:value-type="float" office:value="2604.719727">
            <text:p>2604,719727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0472">
            <text:p>0,260472</text:p>
          </table:table-cell>
          <table:table-cell office:value-type="float" office:value="-6.690882">
            <text:p>-6,690882</text:p>
          </table:table-cell>
          <table:table-cell table:number-columns-repeated="1019"/>
        </table:table-row>
        <table:table-row table:style-name="ro1">
          <table:table-cell office:value-type="float" office:value="2604.719727">
            <text:p>2604,719727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0472">
            <text:p>0,260472</text:p>
          </table:table-cell>
          <table:table-cell office:value-type="float" office:value="-6.690882">
            <text:p>-6,690882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2346">
            <text:p>0,262346</text:p>
          </table:table-cell>
          <table:table-cell office:value-type="float" office:value="-6.709412">
            <text:p>-6,709412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2346">
            <text:p>0,262346</text:p>
          </table:table-cell>
          <table:table-cell office:value-type="float" office:value="-6.728235">
            <text:p>-6,728235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32">
            <text:p>-0,003232</text:p>
          </table:table-cell>
          <table:table-cell office:value-type="float" office:value="-0.003194">
            <text:p>-0,003194</text:p>
          </table:table-cell>
          <table:table-cell office:value-type="float" office:value="0.262346">
            <text:p>0,262346</text:p>
          </table:table-cell>
          <table:table-cell office:value-type="float" office:value="-6.728235">
            <text:p>-6,728235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62346">
            <text:p>0,262346</text:p>
          </table:table-cell>
          <table:table-cell office:value-type="float" office:value="-6.747353">
            <text:p>-6,747353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4">
            <text:p>-0,003224</text:p>
          </table:table-cell>
          <table:table-cell office:value-type="float" office:value="-0.003197">
            <text:p>-0,003197</text:p>
          </table:table-cell>
          <table:table-cell office:value-type="float" office:value="0.262971">
            <text:p>0,262971</text:p>
          </table:table-cell>
          <table:table-cell office:value-type="float" office:value="-6.747353">
            <text:p>-6,747353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262346">
            <text:p>0,262346</text:p>
          </table:table-cell>
          <table:table-cell office:value-type="float" office:value="-6.766765">
            <text:p>-6,766765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2346">
            <text:p>0,262346</text:p>
          </table:table-cell>
          <table:table-cell office:value-type="float" office:value="-6.766765">
            <text:p>-6,766765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63595">
            <text:p>0,263595</text:p>
          </table:table-cell>
          <table:table-cell office:value-type="float" office:value="-6.785588">
            <text:p>-6,785588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63595">
            <text:p>0,263595</text:p>
          </table:table-cell>
          <table:table-cell office:value-type="float" office:value="-6.785588">
            <text:p>-6,785588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62971">
            <text:p>0,262971</text:p>
          </table:table-cell>
          <table:table-cell office:value-type="float" office:value="-6.804412">
            <text:p>-6,804412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62971">
            <text:p>0,262971</text:p>
          </table:table-cell>
          <table:table-cell office:value-type="float" office:value="-6.804412">
            <text:p>-6,804412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62971">
            <text:p>0,262971</text:p>
          </table:table-cell>
          <table:table-cell office:value-type="float" office:value="-6.823529">
            <text:p>-6,823529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2971">
            <text:p>0,262971</text:p>
          </table:table-cell>
          <table:table-cell office:value-type="float" office:value="-6.823529">
            <text:p>-6,823529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2971">
            <text:p>0,262971</text:p>
          </table:table-cell>
          <table:table-cell office:value-type="float" office:value="-6.842353">
            <text:p>-6,842353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2971">
            <text:p>0,262971</text:p>
          </table:table-cell>
          <table:table-cell office:value-type="float" office:value="-6.842353">
            <text:p>-6,842353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263595">
            <text:p>0,263595</text:p>
          </table:table-cell>
          <table:table-cell office:value-type="float" office:value="-6.861765">
            <text:p>-6,861765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63595">
            <text:p>0,263595</text:p>
          </table:table-cell>
          <table:table-cell office:value-type="float" office:value="-6.861765">
            <text:p>-6,861765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263595">
            <text:p>0,263595</text:p>
          </table:table-cell>
          <table:table-cell office:value-type="float" office:value="-6.881176">
            <text:p>-6,881176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63595">
            <text:p>0,263595</text:p>
          </table:table-cell>
          <table:table-cell office:value-type="float" office:value="-6.881176">
            <text:p>-6,881176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4">
            <text:p>-0,003224</text:p>
          </table:table-cell>
          <table:table-cell office:value-type="float" office:value="-0.003196">
            <text:p>-0,003196</text:p>
          </table:table-cell>
          <table:table-cell office:value-type="float" office:value="0.262971">
            <text:p>0,262971</text:p>
          </table:table-cell>
          <table:table-cell office:value-type="float" office:value="-6.900882">
            <text:p>-6,900882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2971">
            <text:p>0,262971</text:p>
          </table:table-cell>
          <table:table-cell office:value-type="float" office:value="-6.900882">
            <text:p>-6,900882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3595">
            <text:p>0,263595</text:p>
          </table:table-cell>
          <table:table-cell office:value-type="float" office:value="-6.920588">
            <text:p>-6,920588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63595">
            <text:p>0,263595</text:p>
          </table:table-cell>
          <table:table-cell office:value-type="float" office:value="-6.920588">
            <text:p>-6,920588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63595">
            <text:p>0,263595</text:p>
          </table:table-cell>
          <table:table-cell office:value-type="float" office:value="-6.939412">
            <text:p>-6,939412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3595">
            <text:p>0,263595</text:p>
          </table:table-cell>
          <table:table-cell office:value-type="float" office:value="-6.957941">
            <text:p>-6,957941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2346">
            <text:p>0,262346</text:p>
          </table:table-cell>
          <table:table-cell office:value-type="float" office:value="-6.957941">
            <text:p>-6,957941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62346">
            <text:p>0,262346</text:p>
          </table:table-cell>
          <table:table-cell office:value-type="float" office:value="-6.976765">
            <text:p>-6,976765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2346">
            <text:p>0,262346</text:p>
          </table:table-cell>
          <table:table-cell office:value-type="float" office:value="-6.976765">
            <text:p>-6,976765</text:p>
          </table:table-cell>
          <table:table-cell table:number-columns-repeated="1019"/>
        </table:table-row>
        <table:table-row table:style-name="ro1">
          <table:table-cell office:value-type="float" office:value="2623.45874">
            <text:p>2623,4587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2346">
            <text:p>0,262346</text:p>
          </table:table-cell>
          <table:table-cell office:value-type="float" office:value="-6.99647">
            <text:p>-6,99647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62971">
            <text:p>0,262971</text:p>
          </table:table-cell>
          <table:table-cell office:value-type="float" office:value="-6.99647">
            <text:p>-6,99647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62971">
            <text:p>0,262971</text:p>
          </table:table-cell>
          <table:table-cell office:value-type="float" office:value="-7.015294">
            <text:p>-7,015294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62971">
            <text:p>0,262971</text:p>
          </table:table-cell>
          <table:table-cell office:value-type="float" office:value="-7.015294">
            <text:p>-7,015294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26422">
            <text:p>0,26422</text:p>
          </table:table-cell>
          <table:table-cell office:value-type="float" office:value="-7.034412">
            <text:p>-7,034412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422">
            <text:p>0,26422</text:p>
          </table:table-cell>
          <table:table-cell office:value-type="float" office:value="-7.034412">
            <text:p>-7,034412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26422">
            <text:p>0,26422</text:p>
          </table:table-cell>
          <table:table-cell office:value-type="float" office:value="-7.053823">
            <text:p>-7,053823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26422">
            <text:p>0,26422</text:p>
          </table:table-cell>
          <table:table-cell office:value-type="float" office:value="-7.053823">
            <text:p>-7,053823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3595">
            <text:p>0,263595</text:p>
          </table:table-cell>
          <table:table-cell office:value-type="float" office:value="-7.073236">
            <text:p>-7,073236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263595">
            <text:p>0,263595</text:p>
          </table:table-cell>
          <table:table-cell office:value-type="float" office:value="-7.073236">
            <text:p>-7,073236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263595">
            <text:p>0,263595</text:p>
          </table:table-cell>
          <table:table-cell office:value-type="float" office:value="-7.092059">
            <text:p>-7,092059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63595">
            <text:p>0,263595</text:p>
          </table:table-cell>
          <table:table-cell office:value-type="float" office:value="-7.092059">
            <text:p>-7,092059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64844">
            <text:p>0,264844</text:p>
          </table:table-cell>
          <table:table-cell office:value-type="float" office:value="-7.111471">
            <text:p>-7,111471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64844">
            <text:p>0,264844</text:p>
          </table:table-cell>
          <table:table-cell office:value-type="float" office:value="-7.111471">
            <text:p>-7,111471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64844">
            <text:p>0,264844</text:p>
          </table:table-cell>
          <table:table-cell office:value-type="float" office:value="-7.131471">
            <text:p>-7,131471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131471">
            <text:p>-7,131471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422">
            <text:p>0,26422</text:p>
          </table:table-cell>
          <table:table-cell office:value-type="float" office:value="-7.150588">
            <text:p>-7,150588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26422">
            <text:p>0,26422</text:p>
          </table:table-cell>
          <table:table-cell office:value-type="float" office:value="-7.150588">
            <text:p>-7,150588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263595">
            <text:p>0,263595</text:p>
          </table:table-cell>
          <table:table-cell office:value-type="float" office:value="-7.170294">
            <text:p>-7,170294</text:p>
          </table:table-cell>
          <table:table-cell table:number-columns-repeated="1019"/>
        </table:table-row>
        <table:table-row table:style-name="ro1">
          <table:table-cell office:value-type="float" office:value="2635.951416">
            <text:p>2635,951416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3595">
            <text:p>0,263595</text:p>
          </table:table-cell>
          <table:table-cell office:value-type="float" office:value="-7.170294">
            <text:p>-7,170294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264844">
            <text:p>0,264844</text:p>
          </table:table-cell>
          <table:table-cell office:value-type="float" office:value="-7.189412">
            <text:p>-7,189412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264844">
            <text:p>0,264844</text:p>
          </table:table-cell>
          <table:table-cell office:value-type="float" office:value="-7.207647">
            <text:p>-7,207647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9">
            <text:p>-0,003229</text:p>
          </table:table-cell>
          <table:table-cell office:value-type="float" office:value="-0.003193">
            <text:p>-0,003193</text:p>
          </table:table-cell>
          <table:table-cell office:value-type="float" office:value="0.264844">
            <text:p>0,264844</text:p>
          </table:table-cell>
          <table:table-cell office:value-type="float" office:value="-7.207647">
            <text:p>-7,207647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227353">
            <text:p>-7,227353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65469">
            <text:p>0,265469</text:p>
          </table:table-cell>
          <table:table-cell office:value-type="float" office:value="-7.227353">
            <text:p>-7,227353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6422">
            <text:p>0,26422</text:p>
          </table:table-cell>
          <table:table-cell office:value-type="float" office:value="-7.24647">
            <text:p>-7,24647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26422">
            <text:p>0,26422</text:p>
          </table:table-cell>
          <table:table-cell office:value-type="float" office:value="-7.24647">
            <text:p>-7,24647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265469">
            <text:p>0,265469</text:p>
          </table:table-cell>
          <table:table-cell office:value-type="float" office:value="-7.265">
            <text:p>-7,265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265469">
            <text:p>0,265469</text:p>
          </table:table-cell>
          <table:table-cell office:value-type="float" office:value="-7.265">
            <text:p>-7,265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262971">
            <text:p>0,262971</text:p>
          </table:table-cell>
          <table:table-cell office:value-type="float" office:value="-7.284412">
            <text:p>-7,284412</text:p>
          </table:table-cell>
          <table:table-cell table:number-columns-repeated="1019"/>
        </table:table-row>
        <table:table-row table:style-name="ro1">
          <table:table-cell office:value-type="float" office:value="2629.705078">
            <text:p>2629,705078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262971">
            <text:p>0,262971</text:p>
          </table:table-cell>
          <table:table-cell office:value-type="float" office:value="-7.284412">
            <text:p>-7,284412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26422">
            <text:p>0,26422</text:p>
          </table:table-cell>
          <table:table-cell office:value-type="float" office:value="-7.303236">
            <text:p>-7,303236</text:p>
          </table:table-cell>
          <table:table-cell table:number-columns-repeated="1019"/>
        </table:table-row>
        <table:table-row table:style-name="ro1">
          <table:table-cell office:value-type="float" office:value="2642.197754">
            <text:p>2642,197754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6422">
            <text:p>0,26422</text:p>
          </table:table-cell>
          <table:table-cell office:value-type="float" office:value="-7.303236">
            <text:p>-7,303236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3">
            <text:p>-0,00323</text:p>
          </table:table-cell>
          <table:table-cell office:value-type="float" office:value="-0.003195">
            <text:p>-0,003195</text:p>
          </table:table-cell>
          <table:table-cell office:value-type="float" office:value="0.265469">
            <text:p>0,265469</text:p>
          </table:table-cell>
          <table:table-cell office:value-type="float" office:value="-7.322059">
            <text:p>-7,322059</text:p>
          </table:table-cell>
          <table:table-cell table:number-columns-repeated="1019"/>
        </table:table-row>
        <table:table-row table:style-name="ro1">
          <table:table-cell office:value-type="float" office:value="2654.69043">
            <text:p>2654,6904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5469">
            <text:p>0,265469</text:p>
          </table:table-cell>
          <table:table-cell office:value-type="float" office:value="-7.322059">
            <text:p>-7,322059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341471">
            <text:p>-7,341471</text:p>
          </table:table-cell>
          <table:table-cell table:number-columns-repeated="1019"/>
        </table:table-row>
        <table:table-row table:style-name="ro1">
          <table:table-cell office:value-type="float" office:value="2648.444092">
            <text:p>2648,444092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7.341471">
            <text:p>-7,341471</text:p>
          </table:table-cell>
          <table:table-cell table:number-columns-repeated="1019"/>
        </table:table-row>
        <table:table-row table:style-name="ro1">
          <table:table-cell office:value-type="float" office:value="1549.089966">
            <text:p>1549,089966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154909">
            <text:p>0,154909</text:p>
          </table:table-cell>
          <table:table-cell office:value-type="float" office:value="-7.360588">
            <text:p>-7,360588</text:p>
          </table:table-cell>
          <table:table-cell table:number-columns-repeated="1019"/>
        </table:table-row>
        <table:table-row table:style-name="ro1">
          <table:table-cell office:value-type="float" office:value="1549.089966">
            <text:p>1549,089966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54909">
            <text:p>0,154909</text:p>
          </table:table-cell>
          <table:table-cell office:value-type="float" office:value="-7.360588">
            <text:p>-7,360588</text:p>
          </table:table-cell>
          <table:table-cell table:number-columns-repeated="1019"/>
        </table:table-row>
        <table:table-row table:style-name="ro1">
          <table:table-cell office:value-type="float" office:value="181.143585">
            <text:p>181,14358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018114">
            <text:p>0,018114</text:p>
          </table:table-cell>
          <table:table-cell office:value-type="float" office:value="-7.381176">
            <text:p>-7,381176</text:p>
          </table:table-cell>
          <table:table-cell table:number-columns-repeated="1019"/>
        </table:table-row>
        <table:table-row table:style-name="ro1">
          <table:table-cell office:value-type="float" office:value="181.143585">
            <text:p>181,143585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18114">
            <text:p>0,018114</text:p>
          </table:table-cell>
          <table:table-cell office:value-type="float" office:value="-7.381176">
            <text:p>-7,381176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7.400588">
            <text:p>-7,400588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7.400588">
            <text:p>-7,400588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420588">
            <text:p>-7,420588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7.420588">
            <text:p>-7,420588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1874">
            <text:p>0,001874</text:p>
          </table:table-cell>
          <table:table-cell office:value-type="float" office:value="-7.438824">
            <text:p>-7,438824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7.457941">
            <text:p>-7,45794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7.457941">
            <text:p>-7,45794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7.476765">
            <text:p>-7,476765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476765">
            <text:p>-7,476765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7.495588">
            <text:p>-7,495588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7.495588">
            <text:p>-7,495588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7.515">
            <text:p>-7,515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7.515">
            <text:p>-7,515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533823">
            <text:p>-7,53382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">
            <text:p>0</text:p>
          </table:table-cell>
          <table:table-cell office:value-type="float" office:value="-7.533823">
            <text:p>-7,533823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00625">
            <text:p>0,000625</text:p>
          </table:table-cell>
          <table:table-cell office:value-type="float" office:value="-7.553529">
            <text:p>-7,553529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7.553529">
            <text:p>-7,553529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00625">
            <text:p>0,000625</text:p>
          </table:table-cell>
          <table:table-cell office:value-type="float" office:value="-7.572353">
            <text:p>-7,572353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7.572353">
            <text:p>-7,57235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7.591177">
            <text:p>-7,591177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591177">
            <text:p>-7,591177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7.610588">
            <text:p>-7,610588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01249">
            <text:p>0,001249</text:p>
          </table:table-cell>
          <table:table-cell office:value-type="float" office:value="-7.610588">
            <text:p>-7,610588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">
            <text:p>-0,00323</text:p>
          </table:table-cell>
          <table:table-cell office:value-type="float" office:value="-0.003193">
            <text:p>-0,003193</text:p>
          </table:table-cell>
          <table:table-cell office:value-type="float" office:value="0.001249">
            <text:p>0,001249</text:p>
          </table:table-cell>
          <table:table-cell office:value-type="float" office:value="-7.63">
            <text:p>-7,6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63">
            <text:p>-7,6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">
            <text:p>0</text:p>
          </table:table-cell>
          <table:table-cell office:value-type="float" office:value="-7.65">
            <text:p>-7,65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65">
            <text:p>-7,65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668824">
            <text:p>-7,668824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7.668824">
            <text:p>-7,668824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7.688235">
            <text:p>-7,688235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7.707059">
            <text:p>-7,707059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7.707059">
            <text:p>-7,707059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7.72647">
            <text:p>-7,72647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7.72647">
            <text:p>-7,72647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745294">
            <text:p>-7,745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">
            <text:p>0</text:p>
          </table:table-cell>
          <table:table-cell office:value-type="float" office:value="-7.745294">
            <text:p>-7,745294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7.764412">
            <text:p>-7,764412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7.764412">
            <text:p>-7,76441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783529">
            <text:p>-7,783529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">
            <text:p>0</text:p>
          </table:table-cell>
          <table:table-cell office:value-type="float" office:value="-7.783529">
            <text:p>-7,783529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6">
            <text:p>-0,003226</text:p>
          </table:table-cell>
          <table:table-cell office:value-type="float" office:value="-0.003193">
            <text:p>-0,003193</text:p>
          </table:table-cell>
          <table:table-cell office:value-type="float" office:value="0.001874">
            <text:p>0,001874</text:p>
          </table:table-cell>
          <table:table-cell office:value-type="float" office:value="-7.802647">
            <text:p>-7,802647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7.802647">
            <text:p>-7,802647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4">
            <text:p>-0,003224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7.821764">
            <text:p>-7,821764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7.821764">
            <text:p>-7,821764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8">
            <text:p>-0,003228</text:p>
          </table:table-cell>
          <table:table-cell office:value-type="float" office:value="-0.003196">
            <text:p>-0,003196</text:p>
          </table:table-cell>
          <table:table-cell office:value-type="float" office:value="0.001874">
            <text:p>0,001874</text:p>
          </table:table-cell>
          <table:table-cell office:value-type="float" office:value="-7.841177">
            <text:p>-7,841177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9">
            <text:p>-0,003229</text:p>
          </table:table-cell>
          <table:table-cell office:value-type="float" office:value="-0.003195">
            <text:p>-0,003195</text:p>
          </table:table-cell>
          <table:table-cell office:value-type="float" office:value="0.001874">
            <text:p>0,001874</text:p>
          </table:table-cell>
          <table:table-cell office:value-type="float" office:value="-7.841177">
            <text:p>-7,841177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860294">
            <text:p>-7,860294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2">
            <text:p>-0,003232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7.860294">
            <text:p>-7,860294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7.880588">
            <text:p>-7,880588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6">
            <text:p>-0,003226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7.880588">
            <text:p>-7,880588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5">
            <text:p>-0,003225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7.899117">
            <text:p>-7,899117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899117">
            <text:p>-7,899117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5">
            <text:p>-0,003225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91853">
            <text:p>-7,9185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">
            <text:p>-0,00323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7.937353">
            <text:p>-7,93735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6">
            <text:p>-0,003226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7.937353">
            <text:p>-7,93735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9">
            <text:p>-0,003229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7.956176">
            <text:p>-7,956176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6">
            <text:p>-0,003226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7.956176">
            <text:p>-7,956176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0625">
            <text:p>0,000625</text:p>
          </table:table-cell>
          <table:table-cell office:value-type="float" office:value="-7.975294">
            <text:p>-7,975294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8">
            <text:p>-0,003228</text:p>
          </table:table-cell>
          <table:table-cell office:value-type="float" office:value="-0.003189">
            <text:p>-0,003189</text:p>
          </table:table-cell>
          <table:table-cell office:value-type="float" office:value="0.000625">
            <text:p>0,000625</text:p>
          </table:table-cell>
          <table:table-cell office:value-type="float" office:value="-7.975294">
            <text:p>-7,975294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6">
            <text:p>-0,003226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7.994118">
            <text:p>-7,994118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7.994118">
            <text:p>-7,994118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8.01353">
            <text:p>-8,01353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8.01353">
            <text:p>-8,0135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8.032353">
            <text:p>-8,03235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8.032353">
            <text:p>-8,03235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8">
            <text:p>-0,003228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8.051471">
            <text:p>-8,051471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1">
            <text:p>-0,003231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8.051471">
            <text:p>-8,051471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8.070883">
            <text:p>-8,07088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8.070883">
            <text:p>-8,07088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8">
            <text:p>-0,003228</text:p>
          </table:table-cell>
          <table:table-cell office:value-type="float" office:value="-0.003194">
            <text:p>-0,003194</text:p>
          </table:table-cell>
          <table:table-cell office:value-type="float" office:value="0.001249">
            <text:p>0,001249</text:p>
          </table:table-cell>
          <table:table-cell office:value-type="float" office:value="-8.090294">
            <text:p>-8,090294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1249">
            <text:p>0,001249</text:p>
          </table:table-cell>
          <table:table-cell office:value-type="float" office:value="-8.090294">
            <text:p>-8,090294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8.095882">
            <text:p>-8,095882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8.095882">
            <text:p>-8,095882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5">
            <text:p>-0,003225</text:p>
          </table:table-cell>
          <table:table-cell office:value-type="float" office:value="-0.003195">
            <text:p>-0,003195</text:p>
          </table:table-cell>
          <table:table-cell office:value-type="float" office:value="0.001249">
            <text:p>0,001249</text:p>
          </table:table-cell>
          <table:table-cell office:value-type="float" office:value="-8.095882">
            <text:p>-8,095882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8.095882">
            <text:p>-8,095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8.095882">
            <text:p>-8,095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8.095882">
            <text:p>-8,095882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8.096176">
            <text:p>-8,096176</text:p>
          </table:table-cell>
          <table:table-cell table:number-columns-repeated="1019"/>
        </table:table-row>
        <table:table-row table:style-name="ro1">
          <table:table-cell office:value-type="float" office:value="18.738991">
            <text:p>18,738991</text:p>
          </table:table-cell>
          <table:table-cell office:value-type="float" office:value="-0.003225">
            <text:p>-0,003225</text:p>
          </table:table-cell>
          <table:table-cell office:value-type="float" office:value="-0.003197">
            <text:p>-0,003197</text:p>
          </table:table-cell>
          <table:table-cell office:value-type="float" office:value="0.001874">
            <text:p>0,001874</text:p>
          </table:table-cell>
          <table:table-cell office:value-type="float" office:value="-8.096176">
            <text:p>-8,096176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8.095882">
            <text:p>-8,095882</text:p>
          </table:table-cell>
          <table:table-cell table:number-columns-repeated="1019"/>
        </table:table-row>
        <table:table-row table:style-name="ro1">
          <table:table-cell office:value-type="float" office:value="6.24633">
            <text:p>6,24633</text:p>
          </table:table-cell>
          <table:table-cell office:value-type="float" office:value="-0.003229">
            <text:p>-0,003229</text:p>
          </table:table-cell>
          <table:table-cell office:value-type="float" office:value="-0.003196">
            <text:p>-0,003196</text:p>
          </table:table-cell>
          <table:table-cell office:value-type="float" office:value="0.000625">
            <text:p>0,000625</text:p>
          </table:table-cell>
          <table:table-cell office:value-type="float" office:value="-8.095882">
            <text:p>-8,095882</text:p>
          </table:table-cell>
          <table:table-cell table:number-columns-repeated="1019"/>
        </table:table-row>
        <table:table-row table:style-name="ro1" table:number-rows-repeated="10477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23:26:18.76</dc:date>
    <meta:document-statistic meta:table-count="1" meta:cell-count="4252" meta:object-count="0"/>
    <meta:generator>LibreOffice/4.0.4.2$Windows_x86 LibreOffice_project/9e9821abd0ffdbc09cd8c52eaa574fa09eb08f2</meta:generator>
  </office:meta>
</office:document-meta>
</file>